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0784in" text:min-label-width="0.1972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0416in" text:min-label-width="0.1972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text:list-style style:name="LFO8">
      <text:list-level-style-number text:level="1" style:num-format="1">
        <style:list-level-properties text:space-before="0in" text:min-label-width="0.2916in"/>
      </text:list-level-style-number>
      <text:list-level-style-number text:level="2" style:num-format="1" text:display-levels="2" text:start-value="4">
        <style:list-level-properties text:space-before="0in" text:min-label-width="0.2916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9">
      <text:list-level-style-number text:level="1" style:num-format="1" text:start-value="4">
        <style:list-level-properties text:space-before="0in" text:min-label-width="0.302in"/>
      </text:list-level-style-number>
      <text:list-level-style-number text:level="2" style:num-format="1" text:display-levels="2" text:start-value="2">
        <style:list-level-properties text:space-before="0in" text:min-label-width="0.302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10">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format="1" text:start-value="5">
        <style:list-level-properties text:space-before="0in" text:min-label-width="0.2916in"/>
      </text:list-level-style-number>
      <text:list-level-style-number text:level="2" style:num-format="1" text:display-levels="2" text:start-value="3">
        <style:list-level-properties text:space-before="0in" text:min-label-width="0.2916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13">
      <text:list-level-style-bullet text:level="1" text:style-name="WW_CharLFO13LVL1" text:bullet-char="">
        <style:list-level-properties text:space-before="0in" text:min-label-width="0.1972in"/>
        <style:text-properties style:font-name="Symbol"/>
      </text:list-level-style-bullet>
      <text:list-level-style-bullet text:level="2" text:style-name="WW_CharLFO13LVL2" text:bullet-char="">
        <style:list-level-properties text:space-before="0.75in" text:min-label-width="0.25in"/>
        <style:text-properties style:font-name="Symbol"/>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paragraph-properties fo:text-align="center"/>
      <style:text-properties fo:font-weight="bold" style:font-weight-asian="bold" fo:font-size="16pt" style:font-size-asian="16pt" style:font-size-complex="16pt"/>
    </style:style>
    <style:style style:name="T5" style:parent-style-name="DefaultParagraphFont" style:family="text">
      <style:text-properties fo:font-weight="bold" style:font-weight-asian="bold" fo:font-size="16pt" style:font-size-asian="16pt" style:font-size-complex="16pt"/>
    </style:style>
    <style:style style:name="T6" style:parent-style-name="DefaultParagraphFont" style:family="text">
      <style:text-properties fo:font-size="16pt" style:font-size-asian="16pt" style:font-size-complex="16pt"/>
    </style:style>
    <style:style style:name="P7" style:parent-style-name="Normal" style:family="paragraph">
      <style:text-properties fo:font-weight="bold" style:font-weight-asian="bold" fo:font-size="16pt" style:font-size-asian="16pt" style:font-size-complex="16pt"/>
    </style:style>
    <style:style style:name="T8" style:parent-style-name="DefaultParagraphFont" style:family="text">
      <style:text-properties fo:font-weight="bold" style:font-weight-asian="bold" fo:font-size="16pt" style:font-size-asian="16pt" style:font-size-complex="16pt"/>
    </style:style>
    <style:style style:name="T9" style:parent-style-name="DefaultParagraphFont" style:family="text">
      <style:text-properties fo:font-weight="bold" style:font-weight-asian="bold" fo:font-size="16pt" style:font-size-asian="16pt" style:font-size-complex="16pt"/>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fo:font-weight="bold" style:font-weight-asian="bold" fo:font-size="16pt" style:font-size-asian="16pt" style:font-size-complex="16pt"/>
    </style:style>
    <style:style style:name="T12" style:parent-style-name="DefaultParagraphFont" style:family="text">
      <style:text-properties fo:font-size="16pt" style:font-size-asian="16pt" style:font-size-complex="16pt"/>
    </style:style>
    <style:style style:name="T13" style:parent-style-name="DefaultParagraphFont" style:family="text">
      <style:text-properties fo:font-style="italic" style:font-style-asian="italic"/>
    </style:style>
    <style:style style:name="TableColumn15" style:family="table-column">
      <style:table-column-properties style:column-width="7.2361in"/>
    </style:style>
    <style:style style:name="Table14" style:family="table">
      <style:table-properties style:width="7.2361in" fo:margin-left="0in" table:align="left"/>
    </style:style>
    <style:style style:name="TableRow16" style:family="table-row">
      <style:table-row-properties/>
    </style:style>
    <style:style style:name="TableCell17" style:family="table-cell">
      <style:table-cell-properties fo:border="0.0069in solid #000000" fo:padding-top="0in" fo:padding-left="0.075in" fo:padding-bottom="0in" fo:padding-right="0.075in"/>
    </style:style>
    <style:style style:name="P18" style:parent-style-name="Heading2" style:family="paragraph">
      <style:text-properties fo:font-size="12pt" style:font-size-asian="12pt" style:font-size-complex="12pt"/>
    </style:style>
    <style:style style:name="P19" style:parent-style-name="Normal" style:family="paragraph">
      <style:text-properties fo:font-style="italic" style:font-style-asian="italic"/>
    </style:style>
    <style:style style:name="P20" style:parent-style-name="Normal" style:family="paragraph">
      <style:text-properties fo:font-style="italic" style:font-style-asian="italic"/>
    </style:style>
    <style:style style:name="P21" style:parent-style-name="Normal" style:family="paragraph">
      <style:text-properties fo:font-style="italic" style:font-style-asian="italic"/>
    </style:style>
    <style:style style:name="P22" style:parent-style-name="Normal" style:family="paragraph">
      <style:text-properties fo:font-style="italic" style:font-style-asian="italic"/>
    </style:style>
    <style:style style:name="P23" style:parent-style-name="Normal" style:family="paragraph">
      <style:text-properties fo:font-style="italic" style:font-style-asian="italic"/>
    </style:style>
    <style:style style:name="P24" style:parent-style-name="Normal" style:family="paragraph">
      <style:text-properties fo:font-style="italic" style:font-style-asian="italic"/>
    </style:style>
    <style:style style:name="P25" style:parent-style-name="Normal" style:family="paragraph">
      <style:text-properties fo:font-style="italic" style:font-style-asian="italic"/>
    </style:style>
    <style:style style:name="P26" style:parent-style-name="Normal" style:family="paragraph">
      <style:text-properties fo:font-style="italic" style:font-style-asian="italic"/>
    </style:style>
    <style:style style:name="P27" style:parent-style-name="Normal" style:family="paragraph">
      <style:text-properties fo:font-style="italic" style:font-style-asian="italic"/>
    </style:style>
    <style:style style:name="P28" style:parent-style-name="Normal" style:family="paragraph">
      <style:text-properties fo:font-style="italic" style:font-style-asian="italic"/>
    </style:style>
    <style:style style:name="P29" style:parent-style-name="Normal" style:family="paragraph">
      <style:text-properties fo:font-style="italic" style:font-style-asian="italic"/>
    </style:style>
    <style:style style:name="TableColumn31" style:family="table-column">
      <style:table-column-properties style:column-width="3.9201in"/>
    </style:style>
    <style:style style:name="TableColumn32" style:family="table-column">
      <style:table-column-properties style:column-width="0.8333in"/>
    </style:style>
    <style:style style:name="Table30" style:family="table">
      <style:table-properties style:width="4.7534in" fo:margin-left="1.1666in" table:align="left"/>
    </style:style>
    <style:style style:name="TableRow33" style:family="table-row">
      <style:table-row-properties style:min-row-height="0.1875in"/>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38" style:family="table-row">
      <style:table-row-properties style:min-row-height="0.1875in"/>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text-properties style:font-name-complex="Arial" fo:font-size="10pt" style:font-size-asian="10pt" style:font-size-complex="10pt" style:language-asian="en" style:country-asian="GB"/>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3" style:family="table-row">
      <style:table-row-properties style:min-row-height="0.1875in"/>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text-properties style:font-name-complex="Arial" fo:font-size="10pt" style:font-size-asian="10pt" style:font-size-complex="10pt" style:language-asian="en" style:country-asian="GB"/>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8" style:family="table-row">
      <style:table-row-properties style:min-row-height="0.1875in"/>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text-properties style:font-name-complex="Arial" fo:font-size="10pt" style:font-size-asian="10pt" style:font-size-complex="10pt" style:language-asian="en" style:country-asian="GB"/>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3" style:family="table-row">
      <style:table-row-properties style:min-row-height="0.1875in"/>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text-properties style:font-name-complex="Arial" fo:font-size="10pt" style:font-size-asian="10pt" style:font-size-complex="10pt" style:language-asian="en" style:country-asian="GB"/>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8" style:family="table-row">
      <style:table-row-properties style:min-row-height="0.1875in"/>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text-properties style:font-name-complex="Arial" fo:font-size="10pt" style:font-size-asian="10pt" style:font-size-complex="10pt" style:language-asian="en" style:country-asian="GB"/>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text-align="center"/>
      <style:text-properties style:font-name-complex="Arial" fo:font-size="10pt" style:font-size-asian="10pt" style:font-size-complex="10pt" style:language-asian="en" style:country-asian="GB"/>
    </style:style>
    <style:style style:name="P63" style:parent-style-name="Heading2" style:family="paragraph">
      <style:text-properties fo:font-style="normal" style:font-style-asian="normal"/>
    </style:style>
    <style:style style:name="TableColumn65" style:family="table-column">
      <style:table-column-properties style:column-width="7.125in"/>
    </style:style>
    <style:style style:name="Table64" style:family="table">
      <style:table-properties style:width="7.125in" fo:margin-left="0in" table:align="left"/>
    </style:style>
    <style:style style:name="TableRow66" style:family="table-row">
      <style:table-row-properties/>
    </style:style>
    <style:style style:name="TableCell67"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68" style:parent-style-name="DefaultParagraphFont" style:family="text">
      <style:text-properties fo:font-weight="normal" style:font-weight-asian="normal" style:font-weight-complex="normal" fo:font-style="normal" style:font-style-asian="normal" fo:font-size="12pt" style:font-size-asian="12pt" style:font-size-complex="12pt"/>
    </style:style>
    <style:style style:name="TableRow69" style:family="table-row">
      <style:table-row-properties/>
    </style:style>
    <style:style style:name="TableCell70" style:family="table-cell">
      <style:table-cell-properties fo:border-top="none" fo:border-left="0.0208in solid #000000" fo:border-bottom="0.0104in solid #000000" fo:border-right="0.0208in solid #000000" fo:padding-top="0in" fo:padding-left="0.075in" fo:padding-bottom="0in" fo:padding-right="0.075in"/>
    </style:style>
    <style:style style:name="P71" style:parent-style-name="Normal" style:family="paragraph">
      <style:text-properties fo:font-weight="bold" style:font-weight-asian="bold" style:font-weight-complex="bold" fo:font-size="11pt" style:font-size-asian="11pt" style:font-size-complex="11pt"/>
    </style:style>
    <style:style style:name="P72" style:parent-style-name="Normal" style:family="paragraph">
      <style:paragraph-properties fo:text-align="justify"/>
      <style:text-properties style:font-weight-complex="bold" fo:font-size="11pt" style:font-size-asian="11pt" style:font-size-complex="11pt"/>
    </style:style>
    <style:style style:name="P73" style:parent-style-name="Normal" style:family="paragraph">
      <style:paragraph-properties fo:text-align="justify"/>
      <style:text-properties style:font-weight-complex="bold" fo:font-size="11pt" style:font-size-asian="11pt" style:font-size-complex="11pt"/>
    </style:style>
    <style:style style:name="P74" style:parent-style-name="Normal" style:family="paragraph">
      <style:paragraph-properties fo:text-align="justify"/>
      <style:text-properties style:font-weight-complex="bold" fo:font-size="11pt" style:font-size-asian="11pt" style:font-size-complex="11pt"/>
    </style:style>
    <style:style style:name="P75" style:parent-style-name="Normal" style:family="paragraph">
      <style:paragraph-properties fo:text-align="justify"/>
      <style:text-properties style:font-weight-complex="bold" fo:font-size="11pt" style:font-size-asian="11pt" style:font-size-complex="11pt"/>
    </style:style>
    <style:style style:name="P76" style:parent-style-name="Normal" style:family="paragraph">
      <style:paragraph-properties fo:text-align="justify"/>
      <style:text-properties fo:font-weight="bold" style:font-weight-asian="bold" style:font-weight-complex="bold" fo:font-size="11pt" style:font-size-asian="11pt" style:font-size-complex="11pt"/>
    </style:style>
    <style:style style:name="P77" style:parent-style-name="Normal" style:family="paragraph">
      <style:text-properties fo:font-weight="bold" style:font-weight-asian="bold" style:font-weight-complex="bold"/>
    </style:style>
    <style:style style:name="TableColumn79" style:family="table-column">
      <style:table-column-properties style:column-width="7.2361in"/>
    </style:style>
    <style:style style:name="Table78" style:family="table">
      <style:table-properties style:width="7.2361in" fo:margin-left="0in" table:align="left"/>
    </style:style>
    <style:style style:name="TableRow80" style:family="table-row">
      <style:table-row-properties/>
    </style:style>
    <style:style style:name="TableCell81"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82" style:parent-style-name="Normal" style:family="paragraph">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TableRow84" style:family="table-row">
      <style:table-row-properties/>
    </style:style>
    <style:style style:name="TableCell85" style:family="table-cell">
      <style:table-cell-properties fo:border-top="none" fo:border-left="0.0208in solid #000000" fo:border-bottom="0.0104in solid #000000" fo:border-right="0.0208in solid #000000" fo:padding-top="0in" fo:padding-left="0.075in" fo:padding-bottom="0in" fo:padding-right="0.075in"/>
    </style:style>
    <style:style style:name="P86" style:parent-style-name="Normal" style:family="paragraph">
      <style:text-properties fo:font-weight="bold" style:font-weight-asian="bold" style:font-weight-complex="bold"/>
    </style:style>
    <style:style style:name="P87" style:parent-style-name="Normal" style:family="paragraph">
      <style:paragraph-properties fo:text-align="justify"/>
      <style:text-properties style:font-weight-complex="bold" fo:font-size="11pt" style:font-size-asian="11pt" style:font-size-complex="11pt"/>
    </style:style>
    <style:style style:name="P88" style:parent-style-name="Normal" style:family="paragraph">
      <style:paragraph-properties fo:text-align="justify"/>
      <style:text-properties style:font-weight-complex="bold" fo:font-size="11pt" style:font-size-asian="11pt" style:font-size-complex="11pt"/>
    </style:style>
    <style:style style:name="P89" style:parent-style-name="Normal" style:family="paragraph">
      <style:paragraph-properties fo:text-align="justify"/>
      <style:text-properties style:font-weight-complex="bold" fo:font-size="11pt" style:font-size-asian="11pt" style:font-size-complex="11pt"/>
    </style:style>
    <style:style style:name="P90"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91" style:parent-style-name="Normal" style:family="paragraph">
      <style:paragraph-properties fo:text-align="justify"/>
      <style:text-properties style:font-weight-complex="bold" fo:font-size="11pt" style:font-size-asian="11pt" style:font-size-complex="11pt"/>
    </style:style>
    <style:style style:name="P92" style:parent-style-name="Normal" style:family="paragraph">
      <style:paragraph-properties fo:text-align="justify" fo:margin-left="0.0784in">
        <style:tab-stops/>
      </style:paragraph-properties>
      <style:text-properties style:font-weight-complex="bold" fo:font-size="11pt" style:font-size-asian="11pt" style:font-size-complex="11pt"/>
    </style:style>
    <style:style style:name="P93" style:parent-style-name="Normal" style:family="paragraph">
      <style:paragraph-properties fo:text-align="justify"/>
      <style:text-properties style:font-weight-complex="bold" fo:font-size="11pt" style:font-size-asian="11pt" style:font-size-complex="11pt"/>
    </style:style>
    <style:style style:name="P94" style:parent-style-name="Normal" style:family="paragraph">
      <style:paragraph-properties fo:text-align="justify"/>
      <style:text-properties style:font-weight-complex="bold" fo:font-size="11pt" style:font-size-asian="11pt" style:font-size-complex="11pt"/>
    </style:style>
    <style:style style:name="P95" style:parent-style-name="Normal" style:family="paragraph">
      <style:paragraph-properties fo:text-align="justify"/>
      <style:text-properties style:font-weight-complex="bold" fo:font-size="11pt" style:font-size-asian="11pt" style:font-size-complex="11pt"/>
    </style:style>
    <style:style style:name="P96" style:parent-style-name="Normal" style:family="paragraph">
      <style:paragraph-properties fo:text-align="justify"/>
      <style:text-properties style:font-weight-complex="bold" fo:font-size="11pt" style:font-size-asian="11pt" style:font-size-complex="11pt"/>
    </style:style>
    <style:style style:name="P97" style:parent-style-name="Normal" style:family="paragraph">
      <style:paragraph-properties fo:text-align="justify"/>
      <style:text-properties style:font-weight-complex="bold" fo:font-size="11pt" style:font-size-asian="11pt" style:font-size-complex="11pt"/>
    </style:style>
    <style:style style:name="P98"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99" style:parent-style-name="Normal" style:family="paragraph">
      <style:paragraph-properties fo:text-align="justify"/>
      <style:text-properties style:font-weight-complex="bold" fo:font-size="11pt" style:font-size-asian="11pt" style:font-size-complex="11pt"/>
    </style:style>
    <style:style style:name="P100"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101" style:parent-style-name="Normal" style:family="paragraph">
      <style:paragraph-properties fo:text-align="justify"/>
      <style:text-properties style:font-weight-complex="bold" fo:font-size="11pt" style:font-size-asian="11pt" style:font-size-complex="11pt"/>
    </style:style>
    <style:style style:name="P102"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103" style:parent-style-name="Normal" style:family="paragraph">
      <style:paragraph-properties fo:text-align="justify"/>
      <style:text-properties style:font-weight-complex="bold" fo:font-size="11pt" style:font-size-asian="11pt" style:font-size-complex="11pt"/>
    </style:style>
    <style:style style:name="P104"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105" style:parent-style-name="Normal" style:family="paragraph">
      <style:paragraph-properties fo:text-align="justify"/>
      <style:text-properties style:font-weight-complex="bold" fo:font-size="11pt" style:font-size-asian="11pt" style:font-size-complex="11pt"/>
    </style:style>
    <style:style style:name="P106"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107" style:parent-style-name="Normal" style:family="paragraph">
      <style:paragraph-properties fo:text-align="justify"/>
      <style:text-properties style:font-weight-complex="bold" fo:font-size="11pt" style:font-size-asian="11pt" style:font-size-complex="11pt"/>
    </style:style>
    <style:style style:name="P108"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109" style:parent-style-name="Normal" style:family="paragraph">
      <style:paragraph-properties fo:text-align="justify"/>
      <style:text-properties style:font-weight-complex="bold" fo:font-size="11pt" style:font-size-asian="11pt" style:font-size-complex="11pt"/>
    </style:style>
    <style:style style:name="P110"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111" style:parent-style-name="Normal" style:family="paragraph">
      <style:paragraph-properties fo:text-align="justify"/>
      <style:text-properties style:font-weight-complex="bold" fo:font-size="11pt" style:font-size-asian="11pt" style:font-size-complex="11pt"/>
    </style:style>
    <style:style style:name="P112" style:parent-style-name="Normal" style:family="paragraph">
      <style:paragraph-properties fo:text-align="justify" fo:margin-left="0.2756in">
        <style:tab-stops/>
      </style:paragraph-properties>
      <style:text-properties style:font-weight-complex="bold" fo:font-size="11pt" style:font-size-asian="11pt" style:font-size-complex="11pt"/>
    </style:style>
    <style:style style:name="P113" style:parent-style-name="Normal" style:family="paragraph">
      <style:text-properties style:font-weight-complex="bold" fo:font-size="11pt" style:font-size-asian="11pt" style:font-size-complex="11pt"/>
    </style:style>
    <style:style style:name="P114" style:parent-style-name="Normal" style:family="paragraph">
      <style:paragraph-properties fo:text-align="justify" fo:margin-left="1in">
        <style:tab-stops/>
      </style:paragraph-properties>
      <style:text-properties fo:font-weight="bold" style:font-weight-asian="bold" style:font-weight-complex="bold" fo:font-size="11pt" style:font-size-asian="11pt" style:font-size-complex="11pt"/>
    </style:style>
    <style:style style:name="P115" style:parent-style-name="Normal" style:family="paragraph">
      <style:paragraph-properties fo:text-align="justify" fo:margin-left="1in">
        <style:tab-stops/>
      </style:paragraph-properties>
      <style:text-properties fo:font-weight="bold" style:font-weight-asian="bold" style:font-weight-complex="bold" fo:font-size="11pt" style:font-size-asian="11pt" style:font-size-complex="11pt"/>
    </style:style>
    <style:style style:name="TableColumn117" style:family="table-column">
      <style:table-column-properties style:column-width="7.125in"/>
    </style:style>
    <style:style style:name="Table116" style:family="table">
      <style:table-properties style:width="7.125in" fo:margin-left="0in" table:align="left"/>
    </style:style>
    <style:style style:name="TableRow118" style:family="table-row">
      <style:table-row-properties/>
    </style:style>
    <style:style style:name="TableCell119"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20"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121" style:family="table-row">
      <style:table-row-properties/>
    </style:style>
    <style:style style:name="TableCell122" style:family="table-cell">
      <style:table-cell-properties fo:border-top="none" fo:border-left="0.0208in solid #000000" fo:border-bottom="0.0104in solid #000000" fo:border-right="0.0208in solid #000000" fo:padding-top="0in" fo:padding-left="0.075in" fo:padding-bottom="0in" fo:padding-right="0.075in"/>
    </style:style>
    <style:style style:name="P123" style:parent-style-name="Normal" style:family="paragraph">
      <style:paragraph-properties fo:text-align="justify"/>
      <style:text-properties style:font-weight-complex="bold" fo:font-size="11pt" style:font-size-asian="11pt" style:font-size-complex="11pt"/>
    </style:style>
    <style:style style:name="P124" style:parent-style-name="Normal" style:family="paragraph">
      <style:paragraph-properties fo:text-align="justify" fo:margin-bottom="0.1666in"/>
      <style:text-properties style:font-weight-complex="bold" fo:font-size="11pt" style:font-size-asian="11pt" style:font-size-complex="11pt"/>
    </style:style>
    <style:style style:name="P125" style:parent-style-name="Normal" style:family="paragraph">
      <style:paragraph-properties fo:text-align="justify" fo:margin-bottom="0.1666in"/>
      <style:text-properties style:font-weight-complex="bold" fo:font-size="11pt" style:font-size-asian="11pt" style:font-size-complex="11pt"/>
    </style:style>
    <style:style style:name="P126" style:parent-style-name="Normal" style:family="paragraph">
      <style:paragraph-properties fo:text-align="justify" fo:margin-bottom="0.1666in"/>
      <style:text-properties style:font-weight-complex="bold" fo:font-size="11pt" style:font-size-asian="11pt" style:font-size-complex="11pt"/>
    </style:style>
    <style:style style:name="P127" style:parent-style-name="Normal" style:family="paragraph">
      <style:paragraph-properties fo:text-align="justify" fo:margin-bottom="0.1666in"/>
      <style:text-properties style:font-weight-complex="bold" fo:font-size="11pt" style:font-size-asian="11pt" style:font-size-complex="11pt"/>
    </style:style>
    <style:style style:name="P128" style:parent-style-name="Heading2" style:family="paragraph">
      <style:text-properties fo:font-style="normal" style:font-style-asian="normal"/>
    </style:style>
    <style:style style:name="TableColumn130" style:family="table-column">
      <style:table-column-properties style:column-width="7.125in"/>
    </style:style>
    <style:style style:name="Table129" style:family="table">
      <style:table-properties style:width="7.125in" fo:margin-left="0in" table:align="left"/>
    </style:style>
    <style:style style:name="TableRow131" style:family="table-row">
      <style:table-row-properties/>
    </style:style>
    <style:style style:name="TableCell132"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133" style:parent-style-name="DefaultParagraphFont" style:family="text">
      <style:text-properties fo:font-weight="normal" style:font-weight-asian="normal" style:font-weight-complex="normal" fo:font-style="normal" style:font-style-asian="normal" fo:font-size="12pt" style:font-size-asian="12pt" style:font-size-complex="12pt"/>
    </style:style>
    <style:style style:name="T134" style:parent-style-name="DefaultParagraphFont" style:family="text">
      <style:text-properties fo:font-weight="normal" style:font-weight-asian="normal" style:font-weight-complex="normal" fo:font-style="normal" style:font-style-asian="normal" style:font-style-complex="normal" fo:font-size="11pt" style:font-size-asian="11pt" style:font-size-complex="11pt"/>
    </style:style>
    <style:style style:name="T135" style:parent-style-name="DefaultParagraphFont" style:family="text">
      <style:text-properties fo:font-weight="normal" style:font-weight-asian="normal" style:font-weight-complex="normal" fo:font-style="normal" style:font-style-asian="normal" fo:font-size="12pt" style:font-size-asian="12pt" style:font-size-complex="12pt"/>
    </style:style>
    <style:style style:name="TableRow136" style:family="table-row">
      <style:table-row-properties/>
    </style:style>
    <style:style style:name="TableCell137" style:family="table-cell">
      <style:table-cell-properties fo:border-top="none" fo:border-left="0.0208in solid #000000" fo:border-bottom="none" fo:border-right="0.0208in solid #000000" fo:padding-top="0in" fo:padding-left="0.075in" fo:padding-bottom="0in" fo:padding-right="0.075in"/>
    </style:style>
    <style:style style:name="P13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3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TableColumn141" style:family="table-column">
      <style:table-column-properties style:column-width="3.684in"/>
    </style:style>
    <style:style style:name="TableColumn142" style:family="table-column">
      <style:table-column-properties style:column-width="1.3784in"/>
    </style:style>
    <style:style style:name="TableColumn143" style:family="table-column">
      <style:table-column-properties style:column-width="1.6555in"/>
    </style:style>
    <style:style style:name="Table140" style:family="table">
      <style:table-properties style:width="6.718in" fo:margin-left="0.25in" table:align="left"/>
    </style:style>
    <style:style style:name="TableRow144" style:family="table-row">
      <style:table-row-properties/>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margin-bottom="0.0416in"/>
      <style:text-properties style:font-weight-complex="bold" fo:font-size="10pt" style:font-size-asian="10pt" style:font-size-complex="10pt"/>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margin-bottom="0.0416in"/>
      <style:text-properties style:font-weight-complex="bold" fo:font-size="10pt" style:font-size-asian="10pt" style:font-size-complex="10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bottom="0.0416in"/>
      <style:text-properties style:font-weight-complex="bold" fo:font-size="10pt" style:font-size-asian="10pt" style:font-size-complex="10pt"/>
    </style:style>
    <style:style style:name="TableRow151" style:family="table-row">
      <style:table-row-properties/>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margin-bottom="0.0416in"/>
      <style:text-properties style:font-weight-complex="bold" fo:font-size="10pt" style:font-size-asian="10pt" style:font-size-complex="10pt"/>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margin-bottom="0.0416in"/>
      <style:text-properties style:font-weight-complex="bold" fo:font-size="10pt" style:font-size-asian="10pt" style:font-size-complex="10pt"/>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bottom="0.0416in"/>
      <style:text-properties style:font-weight-complex="bold" fo:font-size="10pt" style:font-size-asian="10pt" style:font-size-complex="10pt"/>
    </style:style>
    <style:style style:name="TableRow158" style:family="table-row">
      <style:table-row-properties/>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bottom="0.0416in"/>
    </style:style>
    <style:style style:name="T161" style:parent-style-name="DefaultParagraphFont" style:family="text">
      <style:text-properties style:font-weight-complex="bold" fo:font-size="10pt" style:font-size-asian="10pt" style:font-size-complex="10pt"/>
    </style:style>
    <style:style style:name="T162" style:parent-style-name="DefaultParagraphFont" style:family="text">
      <style:text-properties style:font-weight-complex="bold" style:text-position="super 65%" fo:font-size="10pt" style:font-size-asian="10pt" style:font-size-complex="10pt"/>
    </style:style>
    <style:style style:name="T163" style:parent-style-name="DefaultParagraphFont" style:family="text">
      <style:text-properties style:font-weight-complex="bold" fo:font-size="10pt" style:font-size-asian="10pt" style:font-size-complex="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bottom="0.0416in"/>
      <style:text-properties style:font-weight-complex="bold" fo:font-size="10pt" style:font-size-asian="10pt" style:font-size-complex="10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bottom="0.0416in"/>
      <style:text-properties style:font-weight-complex="bold" fo:font-size="10pt" style:font-size-asian="10pt" style:font-size-complex="10pt"/>
    </style:style>
    <style:style style:name="TableRow168" style:family="table-row">
      <style:table-row-properties/>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bottom="0.0416in"/>
      <style:text-properties style:font-weight-complex="bold" fo:font-size="10pt" style:font-size-asian="10pt" style:font-size-complex="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margin-bottom="0.0416in"/>
      <style:text-properties style:font-weight-complex="bold" fo:font-size="10pt" style:font-size-asian="10pt" style:font-size-complex="10pt"/>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paragraph-properties fo:margin-bottom="0.0416in"/>
      <style:text-properties style:font-weight-complex="bold" fo:font-size="10pt" style:font-size-asian="10pt" style:font-size-complex="10pt"/>
    </style:style>
    <style:style style:name="P175" style:parent-style-name="Normal" style:family="paragraph">
      <style:paragraph-properties fo:margin-bottom="0.0416in"/>
      <style:text-properties style:font-weight-complex="bold" fo:font-size="11pt" style:font-size-asian="11pt" style:font-size-complex="11pt"/>
    </style:style>
    <style:style style:name="TableRow176" style:family="table-row">
      <style:table-row-properties/>
    </style:style>
    <style:style style:name="TableCell177" style:family="table-cell">
      <style:table-cell-properties fo:border-top="none" fo:border-left="0.0208in solid #000000" fo:border-bottom="0.0104in solid #000000" fo:border-right="0.0208in solid #000000" fo:padding-top="0in" fo:padding-left="0.075in" fo:padding-bottom="0in" fo:padding-right="0.075in"/>
    </style:style>
    <style:style style:name="P178" style:parent-style-name="Normal" style:family="paragraph">
      <style:paragraph-properties fo:margin-top="0.1666in" fo:margin-bottom="0.0416in"/>
      <style:text-properties style:font-weight-complex="bold" fo:font-size="11pt" style:font-size-asian="11pt" style:font-size-complex="11pt" style:text-underline-type="single" style:text-underline-style="solid" style:text-underline-width="auto" style:text-underline-mode="continuous"/>
    </style:style>
    <style:style style:name="P179" style:parent-style-name="Normal" style:family="paragraph">
      <style:paragraph-properties fo:text-align="justify" fo:margin-top="0.1666in" fo:margin-bottom="0.0416in"/>
    </style:style>
    <style:style style:name="T180" style:parent-style-name="DefaultParagraphFont" style:family="text">
      <style:text-properties style:font-weight-complex="bold" fo:font-size="11pt" style:font-size-asian="11pt" style:font-size-complex="11pt"/>
    </style:style>
    <style:style style:name="T181" style:parent-style-name="DefaultParagraphFont" style:family="text">
      <style:text-properties style:font-weight-complex="bold" fo:font-size="11pt" style:font-size-asian="11pt" style:font-size-complex="11pt"/>
    </style:style>
    <style:style style:name="T182" style:parent-style-name="DefaultParagraphFont" style:family="text">
      <style:text-properties style:font-weight-complex="bold" fo:font-size="11pt" style:font-size-asian="11pt" style:font-size-complex="11pt"/>
    </style:style>
    <style:style style:name="P18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84" style:parent-style-name="Normal" style:family="paragraph">
      <style:paragraph-properties fo:text-align="justify" fo:margin-top="0.0902in" fo:margin-bottom="0.0902in" style:line-height-at-least="0.1805in"/>
    </style:style>
    <style:style style:name="T185" style:parent-style-name="DefaultParagraphFont" style:family="text">
      <style:text-properties fo:font-weight="bold" style:font-weight-asian="bold" style:font-weight-complex="bold" fo:font-size="11pt" style:font-size-asian="11pt" style:font-size-complex="11pt"/>
    </style:style>
    <style:style style:name="T186" style:parent-style-name="DefaultParagraphFont" style:family="text">
      <style:text-properties style:font-weight-complex="bold" fo:font-size="11pt" style:font-size-asian="11pt" style:font-size-complex="11pt"/>
    </style:style>
    <style:style style:name="T187" style:parent-style-name="DefaultParagraphFont" style:family="text">
      <style:text-properties style:font-weight-complex="bold" fo:font-size="11pt" style:font-size-asian="11pt" style:font-size-complex="11pt" fo:language="en"/>
    </style:style>
    <style:style style:name="T188" style:parent-style-name="DefaultParagraphFont" style:family="text">
      <style:text-properties style:font-weight-complex="bold" fo:font-size="11pt" style:font-size-asian="11pt" style:font-size-complex="11pt" fo:language="en"/>
    </style:style>
    <style:style style:name="T189" style:parent-style-name="DefaultParagraphFont" style:family="text">
      <style:text-properties style:font-weight-complex="bold" fo:font-size="11pt" style:font-size-asian="11pt" style:font-size-complex="11pt"/>
    </style:style>
    <style:style style:name="T190" style:parent-style-name="DefaultParagraphFont" style:family="text">
      <style:text-properties style:font-weight-complex="bold" fo:font-size="11pt" style:font-size-asian="11pt" style:font-size-complex="11pt"/>
    </style:style>
    <style:style style:name="P191" style:parent-style-name="Normal" style:family="paragraph">
      <style:paragraph-properties fo:text-align="justify" fo:margin-top="0.0902in" fo:margin-bottom="0.0902in" style:line-height-at-least="0.1805in"/>
      <style:text-properties style:font-weight-complex="bold" fo:font-size="11pt" style:font-size-asian="11pt" style:font-size-complex="11pt"/>
    </style:style>
    <style:style style:name="P192" style:parent-style-name="Normal" style:family="paragraph">
      <style:paragraph-properties fo:text-align="justify" fo:margin-top="0.0902in" fo:margin-bottom="0.0902in" style:line-height-at-least="0.1805in"/>
    </style:style>
    <style:style style:name="T193" style:parent-style-name="DefaultParagraphFont" style:family="text">
      <style:text-properties fo:font-weight="bold" style:font-weight-asian="bold" style:font-weight-complex="bold" fo:font-size="11pt" style:font-size-asian="11pt" style:font-size-complex="11pt"/>
    </style:style>
    <style:style style:name="T194" style:parent-style-name="DefaultParagraphFont" style:family="text">
      <style:text-properties style:font-weight-complex="bold" fo:font-size="11pt" style:font-size-asian="11pt" style:font-size-complex="11pt"/>
    </style:style>
    <style:style style:name="T195" style:parent-style-name="DefaultParagraphFont" style:family="text">
      <style:text-properties style:font-weight-complex="bold" fo:font-size="11pt" style:font-size-asian="11pt" style:font-size-complex="11pt" fo:language="en" fo:country="US"/>
    </style:style>
    <style:style style:name="T196" style:parent-style-name="DefaultParagraphFont" style:family="text">
      <style:text-properties style:font-weight-complex="bold" fo:font-size="11pt" style:font-size-asian="11pt" style:font-size-complex="11pt" fo:language="en" fo:country="US"/>
    </style:style>
    <style:style style:name="T197" style:parent-style-name="DefaultParagraphFont" style:family="text">
      <style:text-properties style:font-weight-complex="bold" fo:font-size="11pt" style:font-size-asian="11pt" style:font-size-complex="11pt"/>
    </style:style>
    <style:style style:name="T198" style:parent-style-name="DefaultParagraphFont" style:family="text">
      <style:text-properties style:font-weight-complex="bold" fo:font-size="11pt" style:font-size-asian="11pt" style:font-size-complex="11pt" fo:language="en" fo:country="US"/>
    </style:style>
    <style:style style:name="P199" style:parent-style-name="Normal" style:family="paragraph">
      <style:paragraph-properties fo:text-align="justify" fo:margin-top="0.0902in" fo:margin-bottom="0.0902in" style:line-height-at-least="0.1805in"/>
    </style:style>
    <style:style style:name="T200" style:parent-style-name="DefaultParagraphFont" style:family="text">
      <style:text-properties style:font-name-complex="Arial" fo:font-weight="bold" style:font-weight-asian="bold" fo:font-size="11pt" style:font-size-asian="11pt" style:font-size-complex="11pt"/>
    </style:style>
    <style:style style:name="T201" style:parent-style-name="DefaultParagraphFont" style:family="text">
      <style:text-properties style:font-name-complex="Arial" fo:font-size="11pt" style:font-size-asian="11pt" style:font-size-complex="11pt"/>
    </style:style>
    <style:style style:name="T202" style:parent-style-name="DefaultParagraphFont" style:family="text">
      <style:text-properties style:font-name-complex="Arial" fo:font-size="11pt" style:font-size-asian="11pt" style:font-size-complex="11pt" fo:language="en"/>
    </style:style>
    <style:style style:name="T203" style:parent-style-name="DefaultParagraphFont" style:family="text">
      <style:text-properties style:font-name-complex="Arial" fo:font-size="11pt" style:font-size-asian="11pt" style:font-size-complex="11pt"/>
    </style:style>
    <style:style style:name="T204" style:parent-style-name="DefaultParagraphFont" style:family="text">
      <style:text-properties style:font-name-complex="Arial" fo:font-size="11pt" style:font-size-asian="11pt" style:font-size-complex="11pt"/>
    </style:style>
    <style:style style:name="T205" style:parent-style-name="DefaultParagraphFont" style:family="text">
      <style:text-properties style:font-name-complex="Arial" fo:font-size="11pt" style:font-size-asian="11pt" style:font-size-complex="11pt"/>
    </style:style>
    <style:style style:name="P206" style:parent-style-name="Normal" style:family="paragraph">
      <style:paragraph-properties fo:text-align="justify" fo:margin-top="0.0902in" fo:margin-bottom="0.0902in" style:line-height-at-least="0.1805in"/>
    </style:style>
    <style:style style:name="T207" style:parent-style-name="DefaultParagraphFont" style:family="text">
      <style:text-properties style:font-name-complex="Arial" fo:font-size="11pt" style:font-size-asian="11pt" style:font-size-complex="11pt"/>
    </style:style>
    <style:style style:name="T208" style:parent-style-name="DefaultParagraphFont" style:family="text">
      <style:text-properties style:font-name-complex="Arial" fo:font-size="11pt" style:font-size-asian="11pt" style:font-size-complex="11pt"/>
    </style:style>
    <style:style style:name="T209" style:parent-style-name="DefaultParagraphFont" style:family="text">
      <style:text-properties style:font-name-complex="Arial" fo:font-size="11pt" style:font-size-asian="11pt" style:font-size-complex="11pt" fo:language="en"/>
    </style:style>
    <style:style style:name="T210" style:parent-style-name="DefaultParagraphFont" style:family="text">
      <style:text-properties style:font-name-complex="Arial" fo:font-size="11pt" style:font-size-asian="11pt" style:font-size-complex="11pt" fo:language="en"/>
    </style:style>
    <style:style style:name="P211" style:parent-style-name="Normal" style:family="paragraph">
      <style:paragraph-properties fo:text-align="justify" fo:margin-top="0.0902in" fo:margin-bottom="0.0902in" style:line-height-at-least="0.1805in"/>
    </style:style>
    <style:style style:name="T212" style:parent-style-name="DefaultParagraphFont" style:family="text">
      <style:text-properties style:font-name-complex="Arial" fo:font-weight="bold" style:font-weight-asian="bold" fo:font-size="11pt" style:font-size-asian="11pt" style:font-size-complex="11pt" fo:language="en"/>
    </style:style>
    <style:style style:name="T213" style:parent-style-name="DefaultParagraphFont" style:family="text">
      <style:text-properties style:font-name-complex="Arial" fo:font-size="11pt" style:font-size-asian="11pt" style:font-size-complex="11pt" fo:language="en"/>
    </style:style>
    <style:style style:name="T214" style:parent-style-name="DefaultParagraphFont" style:family="text">
      <style:text-properties style:font-name-complex="Arial" style:font-weight-complex="bold" fo:font-size="11pt" style:font-size-asian="11pt" style:font-size-complex="11pt"/>
    </style:style>
    <style:style style:name="T215" style:parent-style-name="DefaultParagraphFont" style:family="text">
      <style:text-properties style:font-name-complex="Arial" style:font-weight-complex="bold" fo:font-size="11pt" style:font-size-asian="11pt" style:font-size-complex="11pt"/>
    </style:style>
    <style:style style:name="T216" style:parent-style-name="DefaultParagraphFont" style:family="text">
      <style:text-properties style:font-name-complex="Arial" fo:font-size="11pt" style:font-size-asian="11pt" style:font-size-complex="11pt" fo:language="en"/>
    </style:style>
    <style:style style:name="T217" style:parent-style-name="DefaultParagraphFont" style:family="text">
      <style:text-properties style:font-name-complex="Arial" style:font-weight-complex="bold" fo:font-size="11pt" style:font-size-asian="11pt" style:font-size-complex="11pt"/>
    </style:style>
    <style:style style:name="T218" style:parent-style-name="DefaultParagraphFont" style:family="text">
      <style:text-properties style:font-name-complex="Arial" style:font-weight-complex="bold" fo:font-size="11pt" style:font-size-asian="11pt" style:font-size-complex="11pt"/>
    </style:style>
    <style:style style:name="P219" style:parent-style-name="Normal" style:family="paragraph">
      <style:paragraph-properties fo:text-align="justify" fo:margin-top="0.0902in" fo:margin-bottom="0.0902in" style:line-height-at-least="0.1805in"/>
    </style:style>
    <style:style style:name="T220" style:parent-style-name="DefaultParagraphFont" style:family="text">
      <style:text-properties style:font-name-complex="Arial" fo:font-weight="bold" style:font-weight-asian="bold" fo:font-size="11pt" style:font-size-asian="11pt" style:font-size-complex="11pt"/>
    </style:style>
    <style:style style:name="T221" style:parent-style-name="DefaultParagraphFont" style:family="text">
      <style:text-properties style:font-name-complex="Arial" fo:font-size="11pt" style:font-size-asian="11pt" style:font-size-complex="11pt"/>
    </style:style>
    <style:style style:name="T222" style:parent-style-name="DefaultParagraphFont" style:family="text">
      <style:text-properties style:font-name-complex="Arial" style:font-weight-complex="bold" fo:font-size="11pt" style:font-size-asian="11pt" style:font-size-complex="11pt"/>
    </style:style>
    <style:style style:name="T223" style:parent-style-name="DefaultParagraphFont" style:family="text">
      <style:text-properties style:font-name-complex="Arial" fo:font-size="11pt" style:font-size-asian="11pt" style:font-size-complex="11pt"/>
    </style:style>
    <style:style style:name="T224" style:parent-style-name="DefaultParagraphFont" style:family="text">
      <style:text-properties style:font-name-complex="Arial" fo:font-size="11pt" style:font-size-asian="11pt" style:font-size-complex="11pt"/>
    </style:style>
    <style:style style:name="T225" style:parent-style-name="DefaultParagraphFont" style:family="text">
      <style:text-properties style:font-name-complex="Arial" fo:font-size="11pt" style:font-size-asian="11pt" style:font-size-complex="11pt"/>
    </style:style>
    <style:style style:name="P226" style:parent-style-name="Normal" style:family="paragraph">
      <style:paragraph-properties fo:text-align="justify" fo:margin-top="0.0902in" fo:margin-bottom="0.0902in" style:line-height-at-least="0.1805in"/>
    </style:style>
    <style:style style:name="T227" style:parent-style-name="DefaultParagraphFont" style:family="text">
      <style:text-properties style:font-name-complex="Arial" fo:font-weight="bold" style:font-weight-asian="bold" fo:font-size="11pt" style:font-size-asian="11pt" style:font-size-complex="11pt"/>
    </style:style>
    <style:style style:name="T228" style:parent-style-name="DefaultParagraphFont" style:family="text">
      <style:text-properties style:font-name-complex="Arial" fo:font-weight="bold" style:font-weight-asian="bold" fo:font-size="11pt" style:font-size-asian="11pt" style:font-size-complex="11pt"/>
    </style:style>
    <style:style style:name="T229" style:parent-style-name="DefaultParagraphFont" style:family="text">
      <style:text-properties style:font-name-complex="Arial" fo:font-size="11pt" style:font-size-asian="11pt" style:font-size-complex="11pt"/>
    </style:style>
    <style:style style:name="T230" style:parent-style-name="DefaultParagraphFont" style:family="text">
      <style:text-properties style:font-name-complex="Arial" fo:font-size="11pt" style:font-size-asian="11pt" style:font-size-complex="11pt"/>
    </style:style>
    <style:style style:name="P231" style:parent-style-name="Normal" style:family="paragraph">
      <style:paragraph-properties fo:text-align="justify" fo:margin-top="0.0902in" fo:margin-bottom="0.0902in" style:line-height-at-least="0.1805in"/>
      <style:text-properties style:font-name-complex="Arial" fo:font-size="11pt" style:font-size-asian="11pt" style:font-size-complex="11pt"/>
    </style:style>
    <style:style style:name="P232" style:parent-style-name="Normal" style:family="paragraph">
      <style:paragraph-properties fo:text-align="justify" fo:margin-top="0.0902in" fo:margin-bottom="0.0902in" style:line-height-at-least="0.1805in"/>
    </style:style>
    <style:style style:name="T233" style:parent-style-name="DefaultParagraphFont" style:family="text">
      <style:text-properties style:font-name-complex="Arial" fo:font-weight="bold" style:font-weight-asian="bold" fo:font-size="11pt" style:font-size-asian="11pt" style:font-size-complex="11pt"/>
    </style:style>
    <style:style style:name="T234" style:parent-style-name="DefaultParagraphFont" style:family="text">
      <style:text-properties style:font-name-complex="Arial" fo:font-size="11pt" style:font-size-asian="11pt" style:font-size-complex="11pt"/>
    </style:style>
    <style:style style:name="T235" style:parent-style-name="DefaultParagraphFont" style:family="text">
      <style:text-properties style:font-name-complex="Arial" fo:font-size="11pt" style:font-size-asian="11pt" style:font-size-complex="11pt"/>
    </style:style>
    <style:style style:name="T236" style:parent-style-name="DefaultParagraphFont" style:family="text">
      <style:text-properties style:font-name-complex="Arial" fo:font-size="11pt" style:font-size-asian="11pt" style:font-size-complex="11pt"/>
    </style:style>
    <style:style style:name="P237" style:parent-style-name="Normal" style:family="paragraph">
      <style:paragraph-properties fo:text-align="justify" fo:margin-top="0.0902in" fo:margin-bottom="0.0902in" style:line-height-at-least="0.1805in"/>
      <style:text-properties style:font-name-complex="Arial" fo:font-size="11pt" style:font-size-asian="11pt" style:font-size-complex="11pt"/>
    </style:style>
    <style:style style:name="P238" style:parent-style-name="Normal" style:family="paragraph">
      <style:paragraph-properties fo:text-align="justify" fo:margin-top="0.0902in" fo:margin-bottom="0.0902in" style:line-height-at-least="0.1805in"/>
    </style:style>
    <style:style style:name="T239" style:parent-style-name="DefaultParagraphFont" style:family="text">
      <style:text-properties style:font-name-complex="Arial" fo:font-size="11pt" style:font-size-asian="11pt" style:font-size-complex="11pt" fo:language="en"/>
    </style:style>
    <style:style style:name="T240" style:parent-style-name="DefaultParagraphFont" style:family="text">
      <style:text-properties style:font-name-complex="Arial" fo:font-size="11pt" style:font-size-asian="11pt" style:font-size-complex="11pt" fo:language="en"/>
    </style:style>
    <style:style style:name="T241" style:parent-style-name="DefaultParagraphFont" style:family="text">
      <style:text-properties style:font-name-complex="Arial" fo:font-size="11pt" style:font-size-asian="11pt" style:font-size-complex="11pt" fo:language="en"/>
    </style:style>
    <style:style style:name="T242" style:parent-style-name="DefaultParagraphFont" style:family="text">
      <style:text-properties style:font-name-complex="Arial" fo:font-size="11pt" style:font-size-asian="11pt" style:font-size-complex="11pt" fo:language="en"/>
    </style:style>
    <style:style style:name="P243" style:parent-style-name="Normal" style:family="paragraph">
      <style:paragraph-properties fo:text-align="justify" fo:margin-top="0.0902in" fo:margin-bottom="0.0902in" style:line-height-at-least="0.1805in"/>
    </style:style>
    <style:style style:name="T244" style:parent-style-name="DefaultParagraphFont" style:family="text">
      <style:text-properties style:font-name-complex="Arial" fo:font-weight="bold" style:font-weight-asian="bold" fo:font-size="11pt" style:font-size-asian="11pt" style:font-size-complex="11pt"/>
    </style:style>
    <style:style style:name="T245" style:parent-style-name="DefaultParagraphFont" style:family="text">
      <style:text-properties style:font-name-complex="Arial" fo:font-size="11pt" style:font-size-asian="11pt" style:font-size-complex="11pt"/>
    </style:style>
    <style:style style:name="T246" style:parent-style-name="DefaultParagraphFont" style:family="text">
      <style:text-properties style:font-name-complex="Arial" fo:font-size="11pt" style:font-size-asian="11pt" style:font-size-complex="11pt" fo:language="en"/>
    </style:style>
    <style:style style:name="T247" style:parent-style-name="DefaultParagraphFont" style:family="text">
      <style:text-properties style:font-name-complex="Arial" fo:font-size="11pt" style:font-size-asian="11pt" style:font-size-complex="11pt"/>
    </style:style>
    <style:style style:name="T248" style:parent-style-name="DefaultParagraphFont" style:family="text">
      <style:text-properties style:font-name-complex="Arial" fo:font-size="11pt" style:font-size-asian="11pt" style:font-size-complex="11pt"/>
    </style:style>
    <style:style style:name="T249" style:parent-style-name="DefaultParagraphFont" style:family="text">
      <style:text-properties style:font-name-complex="Arial" fo:font-size="11pt" style:font-size-asian="11pt" style:font-size-complex="11pt" fo:language="en"/>
    </style:style>
    <style:style style:name="T250" style:parent-style-name="DefaultParagraphFont" style:family="text">
      <style:text-properties style:font-name-complex="Arial" fo:font-size="11pt" style:font-size-asian="11pt" style:font-size-complex="11pt"/>
    </style:style>
    <style:style style:name="T251" style:parent-style-name="DefaultParagraphFont" style:family="text">
      <style:text-properties style:font-name-complex="Arial" fo:font-size="11pt" style:font-size-asian="11pt" style:font-size-complex="11pt"/>
    </style:style>
    <style:style style:name="P252" style:parent-style-name="Normal" style:family="paragraph">
      <style:paragraph-properties fo:text-align="justify" fo:margin-top="0.0902in" fo:margin-bottom="0.0902in" style:line-height-at-least="0.1805in"/>
      <style:text-properties style:font-name-complex="Arial" fo:font-size="11pt" style:font-size-asian="11pt" style:font-size-complex="11pt" fo:language="en"/>
    </style:style>
    <style:style style:name="P253" style:parent-style-name="Normal" style:family="paragraph">
      <style:paragraph-properties fo:text-align="justify" fo:margin-top="0.0902in" fo:margin-bottom="0.0902in" style:line-height-at-least="0.1805in"/>
    </style:style>
    <style:style style:name="T254" style:parent-style-name="DefaultParagraphFont" style:family="text">
      <style:text-properties style:font-name-complex="Arial" fo:font-weight="bold" style:font-weight-asian="bold" fo:font-size="11pt" style:font-size-asian="11pt" style:font-size-complex="11pt" fo:language="en"/>
    </style:style>
    <style:style style:name="T255" style:parent-style-name="DefaultParagraphFont" style:family="text">
      <style:text-properties style:font-name-complex="Arial" fo:font-size="11pt" style:font-size-asian="11pt" style:font-size-complex="11pt" fo:language="en"/>
    </style:style>
    <style:style style:name="T256" style:parent-style-name="DefaultParagraphFont" style:family="text">
      <style:text-properties style:font-name-complex="Arial" fo:font-size="11pt" style:font-size-asian="11pt" style:font-size-complex="11pt"/>
    </style:style>
    <style:style style:name="T257" style:parent-style-name="DefaultParagraphFont" style:family="text">
      <style:text-properties style:font-name-complex="Arial" fo:font-size="11pt" style:font-size-asian="11pt" style:font-size-complex="11pt"/>
    </style:style>
    <style:style style:name="P25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59" style:parent-style-name="Normal" style:family="paragraph">
      <style:paragraph-properties fo:margin-top="0.1666in" fo:margin-bottom="0.0416in"/>
    </style:style>
    <style:style style:name="T260" style:parent-style-name="DefaultParagraphFont" style:family="text">
      <style:text-properties style:font-weight-complex="bold" fo:font-size="11pt" style:font-size-asian="11pt" style:font-size-complex="11pt"/>
    </style:style>
    <style:style style:name="T261" style:parent-style-name="DefaultParagraphFont" style:family="text">
      <style:text-properties style:font-weight-complex="bold" fo:font-size="11pt" style:font-size-asian="11pt" style:font-size-complex="11pt"/>
    </style:style>
    <style:style style:name="P262"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63" style:parent-style-name="Normal" style:family="paragraph">
      <style:text-properties fo:font-weight="bold" style:font-weight-asian="bold" style:font-weight-complex="bold" fo:font-size="11pt" style:font-size-asian="11pt" style:font-size-complex="11pt"/>
    </style:style>
    <style:style style:name="T264" style:parent-style-name="DefaultParagraphFont" style:family="text">
      <style:text-properties fo:font-weight="bold" style:font-weight-asian="bold" style:font-weight-complex="bold" fo:font-size="11pt" style:font-size-asian="11pt" style:font-size-complex="11pt"/>
    </style:style>
    <style:style style:name="T265"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66" style:parent-style-name="Normal" style:family="paragraph">
      <style:text-properties fo:font-weight="bold" style:font-weight-asian="bold" style:font-weight-complex="bold" fo:font-size="11pt" style:font-size-asian="11pt" style:font-size-complex="11pt"/>
    </style:style>
    <style:style style:name="P267" style:parent-style-name="Normal" style:family="paragraph">
      <style:text-properties fo:font-weight="bold" style:font-weight-asian="bold" style:font-weight-complex="bold" fo:font-size="11pt" style:font-size-asian="11pt" style:font-size-complex="11pt"/>
    </style:style>
    <style:style style:name="T268" style:parent-style-name="DefaultParagraphFont" style:family="text">
      <style:text-properties fo:font-weight="bold" style:font-weight-asian="bold" style:font-weight-complex="bold" fo:font-size="11pt" style:font-size-asian="11pt" style:font-size-complex="11pt"/>
    </style:style>
    <style:style style:name="T269"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70" style:parent-style-name="Normal" style:family="paragraph">
      <style:text-properties fo:font-weight="bold" style:font-weight-asian="bold" style:font-weight-complex="bold"/>
    </style:style>
    <style:style style:name="TableColumn272" style:family="table-column">
      <style:table-column-properties style:column-width="7.125in"/>
    </style:style>
    <style:style style:name="Table271" style:family="table">
      <style:table-properties style:width="7.125in" fo:margin-left="0in" table:align="left"/>
    </style:style>
    <style:style style:name="TableRow273" style:family="table-row">
      <style:table-row-properties/>
    </style:style>
    <style:style style:name="TableCell274"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275"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76" style:family="table-row">
      <style:table-row-properties/>
    </style:style>
    <style:style style:name="TableCell277" style:family="table-cell">
      <style:table-cell-properties fo:border-top="none" fo:border-left="0.0208in solid #000000" fo:border-bottom="none" fo:border-right="0.0208in solid #000000" fo:padding-top="0in" fo:padding-left="0.075in" fo:padding-bottom="0in" fo:padding-right="0.075in"/>
    </style:style>
    <style:style style:name="P27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79" style:parent-style-name="Normal" style:family="paragraph">
      <style:paragraph-properties fo:margin-top="0.1666in" fo:margin-bottom="0.0416in"/>
      <style:text-properties style:font-weight-complex="bold" fo:font-size="11pt" style:font-size-asian="11pt" style:font-size-complex="11pt"/>
    </style:style>
    <style:style style:name="TableColumn281" style:family="table-column">
      <style:table-column-properties style:column-width="4.6687in"/>
    </style:style>
    <style:style style:name="TableColumn282" style:family="table-column">
      <style:table-column-properties style:column-width="1.1812in"/>
    </style:style>
    <style:style style:name="TableColumn283" style:family="table-column">
      <style:table-column-properties style:column-width="0.868in"/>
    </style:style>
    <style:style style:name="Table280" style:family="table">
      <style:table-properties style:width="6.718in" fo:margin-left="0.25in" table:align="left"/>
    </style:style>
    <style:style style:name="TableRow284" style:family="table-row">
      <style:table-row-properties/>
    </style:style>
    <style:style style:name="TableCell285" style:family="table-cell">
      <style:table-cell-properties fo:border="0.0069in solid #000000" fo:padding-top="0in" fo:padding-left="0.075in" fo:padding-bottom="0in" fo:padding-right="0.075in"/>
    </style:style>
    <style:style style:name="P286" style:parent-style-name="Normal" style:family="paragraph">
      <style:paragraph-properties fo:text-align="center" fo:margin-bottom="0.0416in"/>
      <style:text-properties style:font-weight-complex="bold" fo:font-size="10pt" style:font-size-asian="10pt" style:font-size-complex="10pt"/>
    </style:style>
    <style:style style:name="TableCell287" style:family="table-cell">
      <style:table-cell-properties fo:border="0.0069in solid #000000" fo:padding-top="0in" fo:padding-left="0.075in" fo:padding-bottom="0in" fo:padding-right="0.075in"/>
    </style:style>
    <style:style style:name="P288" style:parent-style-name="Normal" style:family="paragraph">
      <style:paragraph-properties fo:text-align="center" fo:margin-bottom="0.0416in"/>
      <style:text-properties style:font-weight-complex="bold" fo:font-size="10pt" style:font-size-asian="10pt" style:font-size-complex="10pt"/>
    </style:style>
    <style:style style:name="TableCell289" style:family="table-cell">
      <style:table-cell-properties fo:border="0.0069in solid #000000" fo:padding-top="0in" fo:padding-left="0.075in" fo:padding-bottom="0in" fo:padding-right="0.075in"/>
    </style:style>
    <style:style style:name="P290" style:parent-style-name="Normal" style:family="paragraph">
      <style:paragraph-properties fo:text-align="center" fo:margin-bottom="0.0416in"/>
      <style:text-properties style:font-weight-complex="bold" fo:font-size="10pt" style:font-size-asian="10pt" style:font-size-complex="10pt"/>
    </style:style>
    <style:style style:name="TableRow291" style:family="table-row">
      <style:table-row-properties/>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margin-bottom="0.0416in"/>
      <style:text-properties style:font-weight-complex="bold" fo:font-size="10pt" style:font-size-asian="10pt" style:font-size-complex="10pt"/>
    </style:style>
    <style:style style:name="TableCell294" style:family="table-cell">
      <style:table-cell-properties fo:border="0.0069in solid #000000" fo:padding-top="0in" fo:padding-left="0.075in" fo:padding-bottom="0in" fo:padding-right="0.075in"/>
    </style:style>
    <style:style style:name="P295" style:parent-style-name="Normal" style:family="paragraph">
      <style:paragraph-properties fo:margin-bottom="0.0416in"/>
      <style:text-properties style:font-weight-complex="bold" fo:font-size="10pt" style:font-size-asian="10pt" style:font-size-complex="10pt"/>
    </style:style>
    <style:style style:name="TableCell296" style:family="table-cell">
      <style:table-cell-properties fo:border="0.0069in solid #000000" fo:padding-top="0in" fo:padding-left="0.075in" fo:padding-bottom="0in" fo:padding-right="0.075in"/>
    </style:style>
    <style:style style:name="P297" style:parent-style-name="Normal" style:family="paragraph">
      <style:paragraph-properties fo:margin-bottom="0.0416in"/>
      <style:text-properties style:font-weight-complex="bold" fo:font-size="10pt" style:font-size-asian="10pt" style:font-size-complex="10pt"/>
    </style:style>
    <style:style style:name="TableRow298" style:family="table-row">
      <style:table-row-properties/>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margin-bottom="0.0416in"/>
      <style:text-properties style:font-weight-complex="bold" fo:font-size="10pt" style:font-size-asian="10pt" style:font-size-complex="10pt"/>
    </style:style>
    <style:style style:name="TableCell301" style:family="table-cell">
      <style:table-cell-properties fo:border="0.0069in solid #000000" fo:padding-top="0in" fo:padding-left="0.075in" fo:padding-bottom="0in" fo:padding-right="0.075in"/>
    </style:style>
    <style:style style:name="P302" style:parent-style-name="Normal" style:family="paragraph">
      <style:paragraph-properties fo:margin-bottom="0.0416in"/>
      <style:text-properties style:font-weight-complex="bold" fo:font-size="10pt" style:font-size-asian="10pt" style:font-size-complex="10pt"/>
    </style:style>
    <style:style style:name="TableCell303" style:family="table-cell">
      <style:table-cell-properties fo:border="0.0069in solid #000000" fo:padding-top="0in" fo:padding-left="0.075in" fo:padding-bottom="0in" fo:padding-right="0.075in"/>
    </style:style>
    <style:style style:name="P304" style:parent-style-name="Normal" style:family="paragraph">
      <style:paragraph-properties fo:margin-bottom="0.0416in"/>
      <style:text-properties style:font-weight-complex="bold" fo:font-size="10pt" style:font-size-asian="10pt" style:font-size-complex="10pt"/>
    </style:style>
    <style:style style:name="P305" style:parent-style-name="Normal" style:family="paragraph">
      <style:paragraph-properties fo:text-align="justify" fo:margin-top="0.1666in" fo:margin-bottom="0.0416in"/>
      <style:text-properties style:font-weight-complex="bold" fo:font-size="11pt" style:font-size-asian="11pt" style:font-size-complex="11pt"/>
    </style:style>
    <style:style style:name="TableRow306" style:family="table-row">
      <style:table-row-properties/>
    </style:style>
    <style:style style:name="TableCell307" style:family="table-cell">
      <style:table-cell-properties fo:border-top="none" fo:border-left="0.0208in solid #000000" fo:border-bottom="0.0104in solid #000000" fo:border-right="0.0208in solid #000000" fo:padding-top="0in" fo:padding-left="0.075in" fo:padding-bottom="0in" fo:padding-right="0.075in"/>
    </style:style>
    <style:style style:name="P308" style:parent-style-name="Normal" style:family="paragraph">
      <style:paragraph-properties fo:text-align="justify" fo:margin-top="0.1666in" fo:margin-bottom="0.0416in"/>
      <style:text-properties fo:font-weight="bold" style:font-weight-asian="bold" style:font-weight-complex="bold" fo:font-size="11pt" style:font-size-asian="11pt" style:font-size-complex="11pt"/>
    </style:style>
    <style:style style:name="P309" style:parent-style-name="Normal" style:family="paragraph">
      <style:paragraph-properties fo:text-align="justify" fo:margin-top="0.1666in" fo:margin-bottom="0.0416in"/>
      <style:text-properties fo:font-weight="bold" style:font-weight-asian="bold" style:font-weight-complex="bold" fo:font-size="11pt" style:font-size-asian="11pt" style:font-size-complex="11pt"/>
    </style:style>
    <style:style style:name="P310" style:parent-style-name="Normal" style:family="paragraph">
      <style:paragraph-properties fo:text-align="justify" fo:margin-top="0.1666in" fo:margin-bottom="0.0416in"/>
    </style:style>
    <style:style style:name="T311" style:parent-style-name="DefaultParagraphFont" style:family="text">
      <style:text-properties fo:font-weight="bold" style:font-weight-asian="bold" style:font-weight-complex="bold" fo:font-size="11pt" style:font-size-asian="11pt" style:font-size-complex="11pt"/>
    </style:style>
    <style:style style:name="T312" style:parent-style-name="DefaultParagraphFont" style:family="text">
      <style:text-properties style:font-name="Verdana" fo:font-weight="bold" style:font-weight-asian="bold" style:font-weight-complex="bold" fo:color="#BE2C32" fo:font-size="11pt" style:font-size-asian="11pt" style:font-size-complex="11pt" fo:language="en" style:language-asian="en" style:country-asian="GB"/>
    </style:style>
    <style:style style:name="T313" style:parent-style-name="DefaultParagraphFont" style:family="text">
      <style:text-properties style:font-weight-complex="bold" fo:font-size="11pt" style:font-size-asian="11pt" style:font-size-complex="11pt" fo:language="en"/>
    </style:style>
    <style:style style:name="T314" style:parent-style-name="DefaultParagraphFont" style:family="text">
      <style:text-properties style:font-weight-complex="bold" fo:font-size="11pt" style:font-size-asian="11pt" style:font-size-complex="11pt" fo:language="en"/>
    </style:style>
    <style:style style:name="P315" style:parent-style-name="Normal" style:family="paragraph">
      <style:paragraph-properties fo:text-align="justify" fo:margin-top="0.1666in" fo:margin-bottom="0.0416in"/>
      <style:text-properties style:font-weight-complex="bold" fo:font-size="11pt" style:font-size-asian="11pt" style:font-size-complex="11pt" fo:language="en"/>
    </style:style>
    <style:style style:name="P316" style:parent-style-name="Normal" style:family="paragraph">
      <style:paragraph-properties fo:text-align="justify" fo:margin-top="0.1666in" fo:margin-bottom="0.0416in"/>
    </style:style>
    <style:style style:name="T317" style:parent-style-name="DefaultParagraphFont" style:family="text">
      <style:text-properties style:font-weight-complex="bold" fo:font-size="11pt" style:font-size-asian="11pt" style:font-size-complex="11pt" fo:language="en"/>
    </style:style>
    <style:style style:name="T318" style:parent-style-name="DefaultParagraphFont" style:family="text">
      <style:text-properties style:font-weight-complex="bold" fo:font-size="11pt" style:font-size-asian="11pt" style:font-size-complex="11pt" fo:language="en"/>
    </style:style>
    <style:style style:name="T319" style:parent-style-name="DefaultParagraphFont" style:family="text">
      <style:text-properties style:font-weight-complex="bold" fo:font-size="11pt" style:font-size-asian="11pt" style:font-size-complex="11pt"/>
    </style:style>
    <style:style style:name="T320" style:parent-style-name="DefaultParagraphFont" style:family="text">
      <style:text-properties style:font-weight-complex="bold" fo:font-size="11pt" style:font-size-asian="11pt" style:font-size-complex="11pt"/>
    </style:style>
    <style:style style:name="T321" style:parent-style-name="DefaultParagraphFont" style:family="text">
      <style:text-properties style:font-weight-complex="bold" style:font-style-complex="italic" fo:font-size="11pt" style:font-size-asian="11pt" style:font-size-complex="11pt"/>
    </style:style>
    <style:style style:name="T322" style:parent-style-name="DefaultParagraphFont" style:family="text">
      <style:text-properties style:font-weight-complex="bold" fo:font-style="italic" style:font-style-asian="italic" style:font-style-complex="italic" fo:font-size="11pt" style:font-size-asian="11pt" style:font-size-complex="11pt"/>
    </style:style>
    <style:style style:name="T323" style:parent-style-name="DefaultParagraphFont" style:family="text">
      <style:text-properties style:font-weight-complex="bold" fo:font-size="11pt" style:font-size-asian="11pt" style:font-size-complex="11pt"/>
    </style:style>
    <style:style style:name="T324" style:parent-style-name="DefaultParagraphFont" style:family="text">
      <style:text-properties style:font-weight-complex="bold" fo:font-size="11pt" style:font-size-asian="11pt" style:font-size-complex="11pt"/>
    </style:style>
    <style:style style:name="P325" style:parent-style-name="Normal" style:family="paragraph">
      <style:paragraph-properties fo:text-align="justify" fo:margin-top="0.1666in" fo:margin-bottom="0.0416in"/>
    </style:style>
    <style:style style:name="T326" style:parent-style-name="DefaultParagraphFont" style:family="text">
      <style:text-properties fo:font-weight="bold" style:font-weight-asian="bold" style:font-weight-complex="bold" fo:font-size="11pt" style:font-size-asian="11pt" style:font-size-complex="11pt"/>
    </style:style>
    <style:style style:name="T327" style:parent-style-name="DefaultParagraphFont" style:family="text">
      <style:text-properties style:font-weight-complex="bold" fo:font-size="11pt" style:font-size-asian="11pt" style:font-size-complex="11pt"/>
    </style:style>
    <style:style style:name="T328" style:parent-style-name="DefaultParagraphFont" style:family="text">
      <style:text-properties fo:font-weight="bold" style:font-weight-asian="bold" style:font-weight-complex="bold" fo:font-size="11pt" style:font-size-asian="11pt" style:font-size-complex="11pt"/>
    </style:style>
    <style:style style:name="T329" style:parent-style-name="DefaultParagraphFont" style:family="text">
      <style:text-properties style:font-weight-complex="bold" fo:font-size="11pt" style:font-size-asian="11pt" style:font-size-complex="11pt"/>
    </style:style>
    <style:style style:name="T330" style:parent-style-name="DefaultParagraphFont" style:family="text">
      <style:text-properties style:font-weight-complex="bold" fo:font-size="11pt" style:font-size-asian="11pt" style:font-size-complex="11pt"/>
    </style:style>
    <style:style style:name="T331" style:parent-style-name="DefaultParagraphFont" style:family="text">
      <style:text-properties style:font-weight-complex="bold" fo:font-size="11pt" style:font-size-asian="11pt" style:font-size-complex="11pt"/>
    </style:style>
    <style:style style:name="T332" style:parent-style-name="DefaultParagraphFont" style:family="text">
      <style:text-properties style:font-weight-complex="bold" fo:font-size="11pt" style:font-size-asian="11pt" style:font-size-complex="11pt"/>
    </style:style>
    <style:style style:name="P333" style:parent-style-name="Normal" style:family="paragraph">
      <style:paragraph-properties fo:text-align="justify" fo:margin-top="0.1666in" fo:margin-bottom="0.0416in"/>
      <style:text-properties style:font-weight-complex="bold" fo:font-size="11pt" style:font-size-asian="11pt" style:font-size-complex="11pt"/>
    </style:style>
    <style:style style:name="P334" style:parent-style-name="Normal" style:family="paragraph">
      <style:paragraph-properties fo:text-align="justify" fo:margin-top="0.1666in" fo:margin-bottom="0.0416in"/>
    </style:style>
    <style:style style:name="T335" style:parent-style-name="DefaultParagraphFont" style:family="text">
      <style:text-properties fo:font-weight="bold" style:font-weight-asian="bold" style:font-weight-complex="bold" fo:font-size="11pt" style:font-size-asian="11pt" style:font-size-complex="11pt"/>
    </style:style>
    <style:style style:name="T336" style:parent-style-name="DefaultParagraphFont" style:family="text">
      <style:text-properties style:font-weight-complex="bold" fo:font-size="11pt" style:font-size-asian="11pt" style:font-size-complex="11pt"/>
    </style:style>
    <style:style style:name="T337" style:parent-style-name="DefaultParagraphFont" style:family="text">
      <style:text-properties style:font-weight-complex="bold" fo:font-size="11pt" style:font-size-asian="11pt" style:font-size-complex="11pt"/>
    </style:style>
    <style:style style:name="T338" style:parent-style-name="DefaultParagraphFont" style:family="text">
      <style:text-properties style:font-weight-complex="bold" fo:font-size="11pt" style:font-size-asian="11pt" style:font-size-complex="11pt"/>
    </style:style>
    <style:style style:name="T339" style:parent-style-name="DefaultParagraphFont" style:family="text">
      <style:text-properties style:font-weight-complex="bold" fo:font-size="11pt" style:font-size-asian="11pt" style:font-size-complex="11pt"/>
    </style:style>
    <style:style style:name="T340" style:parent-style-name="DefaultParagraphFont" style:family="text">
      <style:text-properties style:font-weight-complex="bold" fo:font-size="11pt" style:font-size-asian="11pt" style:font-size-complex="11pt"/>
    </style:style>
    <style:style style:name="T341" style:parent-style-name="DefaultParagraphFont" style:family="text">
      <style:text-properties style:font-weight-complex="bold" fo:font-size="11pt" style:font-size-asian="11pt" style:font-size-complex="11pt"/>
    </style:style>
    <style:style style:name="P342" style:parent-style-name="Normal" style:family="paragraph">
      <style:paragraph-properties fo:text-align="justify" fo:margin-top="0.1666in" fo:margin-bottom="0.0416in"/>
    </style:style>
    <style:style style:name="T343" style:parent-style-name="DefaultParagraphFont" style:family="text">
      <style:text-properties style:font-weight-complex="bold" fo:font-size="11pt" style:font-size-asian="11pt" style:font-size-complex="11pt"/>
    </style:style>
    <style:style style:name="T344" style:parent-style-name="DefaultParagraphFont" style:family="text">
      <style:text-properties fo:font-weight="bold" style:font-weight-asian="bold" style:font-weight-complex="bold" fo:font-size="11pt" style:font-size-asian="11pt" style:font-size-complex="11pt"/>
    </style:style>
    <style:style style:name="T345" style:parent-style-name="DefaultParagraphFont" style:family="text">
      <style:text-properties style:font-weight-complex="bold" fo:font-size="11pt" style:font-size-asian="11pt" style:font-size-complex="11pt"/>
    </style:style>
    <style:style style:name="T346" style:parent-style-name="DefaultParagraphFont" style:family="text">
      <style:text-properties style:font-weight-complex="bold" fo:font-size="11pt" style:font-size-asian="11pt" style:font-size-complex="11pt"/>
    </style:style>
    <style:style style:name="T347" style:parent-style-name="DefaultParagraphFont" style:family="text">
      <style:text-properties style:font-weight-complex="bold" fo:font-size="11pt" style:font-size-asian="11pt" style:font-size-complex="11pt"/>
    </style:style>
    <style:style style:name="T348" style:parent-style-name="DefaultParagraphFont" style:family="text">
      <style:text-properties style:font-weight-complex="bold" fo:font-size="11pt" style:font-size-asian="11pt" style:font-size-complex="11pt"/>
    </style:style>
    <style:style style:name="P349" style:parent-style-name="Normal" style:family="paragraph">
      <style:paragraph-properties fo:text-align="justify" fo:margin-top="0.1666in" fo:margin-bottom="0.0416in"/>
    </style:style>
    <style:style style:name="T350" style:parent-style-name="DefaultParagraphFont" style:family="text">
      <style:text-properties style:font-weight-complex="bold" fo:font-size="11pt" style:font-size-asian="11pt" style:font-size-complex="11pt"/>
    </style:style>
    <style:style style:name="T351" style:parent-style-name="DefaultParagraphFont" style:family="text">
      <style:text-properties fo:font-weight="bold" style:font-weight-asian="bold" style:font-weight-complex="bold" fo:font-size="11pt" style:font-size-asian="11pt" style:font-size-complex="11pt"/>
    </style:style>
    <style:style style:name="T352" style:parent-style-name="DefaultParagraphFont" style:family="text">
      <style:text-properties style:font-weight-complex="bold" fo:font-size="11pt" style:font-size-asian="11pt" style:font-size-complex="11pt"/>
    </style:style>
    <style:style style:name="T353" style:parent-style-name="DefaultParagraphFont" style:family="text">
      <style:text-properties style:font-weight-complex="bold" fo:font-size="11pt" style:font-size-asian="11pt" style:font-size-complex="11pt"/>
    </style:style>
    <style:style style:name="T354" style:parent-style-name="DefaultParagraphFont" style:family="text">
      <style:text-properties style:font-weight-complex="bold" fo:font-size="11pt" style:font-size-asian="11pt" style:font-size-complex="11pt"/>
    </style:style>
    <style:style style:name="P355" style:parent-style-name="Normal" style:family="paragraph">
      <style:paragraph-properties fo:text-align="justify" fo:margin-top="0.1666in" fo:margin-bottom="0.0416in"/>
      <style:text-properties style:font-weight-complex="bold" fo:font-size="11pt" style:font-size-asian="11pt" style:font-size-complex="11pt"/>
    </style:style>
    <style:style style:name="P356" style:parent-style-name="Normal" style:family="paragraph">
      <style:paragraph-properties fo:text-align="justify" fo:margin-top="0.1666in" fo:margin-bottom="0.0416in"/>
      <style:text-properties fo:font-weight="bold" style:font-weight-asian="bold" style:font-weight-complex="bold" fo:font-size="11pt" style:font-size-asian="11pt" style:font-size-complex="11pt"/>
    </style:style>
    <style:style style:name="P357" style:parent-style-name="Normal" style:family="paragraph">
      <style:text-properties style:font-weight-complex="bold" fo:font-size="11pt" style:font-size-asian="11pt" style:font-size-complex="11pt"/>
    </style:style>
    <style:style style:name="P358" style:parent-style-name="Normal" style:family="paragraph">
      <style:paragraph-properties fo:text-align="justify" fo:margin-top="0.1666in" fo:margin-bottom="0.0416in"/>
      <style:text-properties style:font-weight-complex="bold" fo:font-size="11pt" style:font-size-asian="11pt" style:font-size-complex="11pt"/>
    </style:style>
    <style:style style:name="P359" style:parent-style-name="Normal" style:family="paragraph">
      <style:paragraph-properties fo:text-align="justify"/>
      <style:text-properties style:font-weight-complex="bold" fo:font-size="11pt" style:font-size-asian="11pt" style:font-size-complex="11pt"/>
    </style:style>
    <style:style style:name="P360" style:parent-style-name="Normal" style:family="paragraph">
      <style:paragraph-properties fo:text-align="justify"/>
    </style:style>
    <style:style style:name="T361" style:parent-style-name="DefaultParagraphFont" style:family="text">
      <style:text-properties style:font-weight-complex="bold" fo:font-size="11pt" style:font-size-asian="11pt" style:font-size-complex="11pt"/>
    </style:style>
    <style:style style:name="T362" style:parent-style-name="DefaultParagraphFont" style:family="text">
      <style:text-properties style:font-weight-complex="bold" fo:font-style="italic" style:font-style-asian="italic" fo:color="#FF0000" fo:font-size="11pt" style:font-size-asian="11pt" style:font-size-complex="11pt"/>
    </style:style>
    <style:style style:name="P363" style:parent-style-name="Normal" style:family="paragraph">
      <style:paragraph-properties fo:text-align="justify"/>
      <style:text-properties style:font-weight-complex="bold" fo:font-size="11pt" style:font-size-asian="11pt" style:font-size-complex="11pt"/>
    </style:style>
    <style:style style:name="P364" style:parent-style-name="Normal" style:family="paragraph">
      <style:paragraph-properties fo:text-align="justify"/>
      <style:text-properties style:font-weight-complex="bold" fo:font-size="11pt" style:font-size-asian="11pt" style:font-size-complex="11pt"/>
    </style:style>
    <style:style style:name="P365" style:parent-style-name="Normal" style:family="paragraph">
      <style:paragraph-properties fo:text-align="justify"/>
    </style:style>
    <style:style style:name="T366" style:parent-style-name="DefaultParagraphFont" style:family="text">
      <style:text-properties style:font-weight-complex="bold" fo:font-size="11pt" style:font-size-asian="11pt" style:font-size-complex="11pt"/>
    </style:style>
    <style:style style:name="T367" style:parent-style-name="DefaultParagraphFont" style:family="text">
      <style:text-properties style:font-weight-complex="bold" fo:font-style="italic" style:font-style-asian="italic" fo:color="#FF0000" fo:font-size="11pt" style:font-size-asian="11pt" style:font-size-complex="11pt"/>
    </style:style>
    <style:style style:name="P368" style:parent-style-name="Normal" style:family="paragraph">
      <style:paragraph-properties fo:text-align="justify"/>
      <style:text-properties style:font-weight-complex="bold"/>
    </style:style>
    <style:style style:name="TableColumn370" style:family="table-column">
      <style:table-column-properties style:column-width="7.125in"/>
    </style:style>
    <style:style style:name="Table369" style:family="table">
      <style:table-properties style:width="7.125in" fo:margin-left="0in" table:align="left"/>
    </style:style>
    <style:style style:name="TableRow371" style:family="table-row">
      <style:table-row-properties/>
    </style:style>
    <style:style style:name="TableCell372"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373"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374" style:family="table-row">
      <style:table-row-properties/>
    </style:style>
    <style:style style:name="TableCell375" style:family="table-cell">
      <style:table-cell-properties fo:border-top="none" fo:border-left="0.0208in solid #000000" fo:border-bottom="none" fo:border-right="0.0208in solid #000000" fo:padding-top="0in" fo:padding-left="0.075in" fo:padding-bottom="0in" fo:padding-right="0.075in"/>
    </style:style>
    <style:style style:name="TableColumn377" style:family="table-column">
      <style:table-column-properties style:column-width="3.0937in"/>
    </style:style>
    <style:style style:name="TableColumn378" style:family="table-column">
      <style:table-column-properties style:column-width="1.575in"/>
    </style:style>
    <style:style style:name="TableColumn379" style:family="table-column">
      <style:table-column-properties style:column-width="2.0493in"/>
    </style:style>
    <style:style style:name="Table376" style:family="table">
      <style:table-properties style:width="6.718in" fo:margin-left="0.25in" table:align="left"/>
    </style:style>
    <style:style style:name="TableRow380" style:family="table-row">
      <style:table-row-properties/>
    </style:style>
    <style:style style:name="TableCell381" style:family="table-cell">
      <style:table-cell-properties fo:border="0.0069in solid #000000" fo:padding-top="0in" fo:padding-left="0.075in" fo:padding-bottom="0in" fo:padding-right="0.075in"/>
    </style:style>
    <style:style style:name="P382" style:parent-style-name="Normal" style:family="paragraph">
      <style:paragraph-properties fo:text-align="center" fo:margin-bottom="0.0416in"/>
      <style:text-properties style:font-weight-complex="bold" fo:font-size="10pt" style:font-size-asian="10pt" style:font-size-complex="10pt"/>
    </style:style>
    <style:style style:name="TableCell383" style:family="table-cell">
      <style:table-cell-properties fo:border="0.0069in solid #000000" fo:padding-top="0in" fo:padding-left="0.075in" fo:padding-bottom="0in" fo:padding-right="0.075in"/>
    </style:style>
    <style:style style:name="P384" style:parent-style-name="Normal" style:family="paragraph">
      <style:paragraph-properties fo:text-align="center" fo:margin-bottom="0.0416in"/>
      <style:text-properties style:font-weight-complex="bold" fo:font-size="10pt" style:font-size-asian="10pt" style:font-size-complex="10pt"/>
    </style:style>
    <style:style style:name="TableCell385" style:family="table-cell">
      <style:table-cell-properties fo:border="0.0069in solid #000000" fo:padding-top="0in" fo:padding-left="0.075in" fo:padding-bottom="0in" fo:padding-right="0.075in"/>
    </style:style>
    <style:style style:name="P386" style:parent-style-name="Normal" style:family="paragraph">
      <style:paragraph-properties fo:text-align="center" fo:margin-bottom="0.0416in"/>
      <style:text-properties style:font-weight-complex="bold" fo:font-size="10pt" style:font-size-asian="10pt" style:font-size-complex="10pt"/>
    </style:style>
    <style:style style:name="TableRow387" style:family="table-row">
      <style:table-row-properties/>
    </style:style>
    <style:style style:name="TableCell388" style:family="table-cell">
      <style:table-cell-properties fo:border="0.0069in solid #000000" fo:padding-top="0in" fo:padding-left="0.075in" fo:padding-bottom="0in" fo:padding-right="0.075in"/>
    </style:style>
    <style:style style:name="P389" style:parent-style-name="Normal" style:family="paragraph">
      <style:paragraph-properties fo:margin-bottom="0.0416in"/>
      <style:text-properties style:font-weight-complex="bold" fo:font-size="10pt" style:font-size-asian="10pt" style:font-size-complex="10pt"/>
    </style:style>
    <style:style style:name="TableCell390" style:family="table-cell">
      <style:table-cell-properties fo:border="0.0069in solid #000000" fo:padding-top="0in" fo:padding-left="0.075in" fo:padding-bottom="0in" fo:padding-right="0.075in"/>
    </style:style>
    <style:style style:name="P391" style:parent-style-name="Normal" style:family="paragraph">
      <style:paragraph-properties fo:margin-bottom="0.0416in"/>
      <style:text-properties style:font-weight-complex="bold" fo:font-size="10pt" style:font-size-asian="10pt" style:font-size-complex="10pt"/>
    </style:style>
    <style:style style:name="TableCell392" style:family="table-cell">
      <style:table-cell-properties fo:border="0.0069in solid #000000" fo:padding-top="0in" fo:padding-left="0.075in" fo:padding-bottom="0in" fo:padding-right="0.075in"/>
    </style:style>
    <style:style style:name="P393" style:parent-style-name="Normal" style:family="paragraph">
      <style:paragraph-properties fo:margin-bottom="0.0416in"/>
    </style:style>
    <style:style style:name="T394" style:parent-style-name="DefaultParagraphFont" style:family="text">
      <style:text-properties fo:font-size="10pt" style:font-size-asian="10pt" style:font-size-complex="10pt"/>
    </style:style>
    <style:style style:name="TableRow395" style:family="table-row">
      <style:table-row-properties/>
    </style:style>
    <style:style style:name="TableCell396" style:family="table-cell">
      <style:table-cell-properties fo:border="0.0069in solid #000000" fo:padding-top="0in" fo:padding-left="0.075in" fo:padding-bottom="0in" fo:padding-right="0.075in"/>
    </style:style>
    <style:style style:name="P397" style:parent-style-name="Normal" style:family="paragraph">
      <style:paragraph-properties fo:margin-bottom="0.0416in"/>
      <style:text-properties style:font-weight-complex="bold" fo:font-size="10pt" style:font-size-asian="10pt" style:font-size-complex="10pt"/>
    </style:style>
    <style:style style:name="TableCell398" style:family="table-cell">
      <style:table-cell-properties fo:border="0.0069in solid #000000" fo:padding-top="0in" fo:padding-left="0.075in" fo:padding-bottom="0in" fo:padding-right="0.075in"/>
    </style:style>
    <style:style style:name="P399" style:parent-style-name="Normal" style:family="paragraph">
      <style:paragraph-properties fo:margin-bottom="0.0416in"/>
      <style:text-properties style:font-weight-complex="bold" fo:font-size="10pt" style:font-size-asian="10pt" style:font-size-complex="10pt"/>
    </style:style>
    <style:style style:name="P400" style:parent-style-name="Normal" style:family="paragraph">
      <style:paragraph-properties fo:margin-bottom="0.0416in"/>
      <style:text-properties style:font-weight-complex="bold" fo:font-size="10pt" style:font-size-asian="10pt" style:font-size-complex="10pt"/>
    </style:style>
    <style:style style:name="TableCell401" style:family="table-cell">
      <style:table-cell-properties fo:border="0.0069in solid #000000" fo:padding-top="0in" fo:padding-left="0.075in" fo:padding-bottom="0in" fo:padding-right="0.075in"/>
    </style:style>
    <style:style style:name="P402" style:parent-style-name="Normal" style:family="paragraph">
      <style:paragraph-properties fo:margin-bottom="0.0416in"/>
      <style:text-properties style:font-weight-complex="bold" fo:font-size="10pt" style:font-size-asian="10pt" style:font-size-complex="10pt"/>
    </style:style>
    <style:style style:name="P403" style:parent-style-name="Normal" style:family="paragraph">
      <style:paragraph-properties fo:margin-bottom="0.0416in"/>
      <style:text-properties style:font-weight-complex="bold" fo:font-size="10pt" style:font-size-asian="10pt" style:font-size-complex="10pt"/>
    </style:style>
    <style:style style:name="TableRow404" style:family="table-row">
      <style:table-row-properties/>
    </style:style>
    <style:style style:name="TableCell405" style:family="table-cell">
      <style:table-cell-properties fo:border="0.0069in solid #000000" fo:padding-top="0in" fo:padding-left="0.075in" fo:padding-bottom="0in" fo:padding-right="0.075in"/>
    </style:style>
    <style:style style:name="P406" style:parent-style-name="Normal" style:family="paragraph">
      <style:paragraph-properties fo:margin-bottom="0.0416in"/>
      <style:text-properties style:font-weight-complex="bold" fo:font-size="10pt" style:font-size-asian="10pt" style:font-size-complex="10pt"/>
    </style:style>
    <style:style style:name="TableCell407" style:family="table-cell">
      <style:table-cell-properties fo:border="0.0069in solid #000000" fo:padding-top="0in" fo:padding-left="0.075in" fo:padding-bottom="0in" fo:padding-right="0.075in"/>
    </style:style>
    <style:style style:name="P408" style:parent-style-name="Normal" style:family="paragraph">
      <style:paragraph-properties fo:margin-bottom="0.0416in"/>
      <style:text-properties style:font-weight-complex="bold" fo:font-size="10pt" style:font-size-asian="10pt" style:font-size-complex="10pt"/>
    </style:style>
    <style:style style:name="TableCell409" style:family="table-cell">
      <style:table-cell-properties fo:border="0.0069in solid #000000" fo:padding-top="0in" fo:padding-left="0.075in" fo:padding-bottom="0in" fo:padding-right="0.075in"/>
    </style:style>
    <style:style style:name="P410" style:parent-style-name="Normal" style:family="paragraph">
      <style:paragraph-properties fo:margin-bottom="0.0416in"/>
      <style:text-properties style:font-weight-complex="bold" fo:font-size="10pt" style:font-size-asian="10pt" style:font-size-complex="10pt"/>
    </style:style>
    <style:style style:name="P411"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TableRow412" style:family="table-row">
      <style:table-row-properties/>
    </style:style>
    <style:style style:name="TableCell413" style:family="table-cell">
      <style:table-cell-properties fo:border-top="none" fo:border-left="0.0208in solid #000000" fo:border-bottom="none" fo:border-right="0.0208in solid #000000" fo:padding-top="0in" fo:padding-left="0.075in" fo:padding-bottom="0in" fo:padding-right="0.075in"/>
    </style:style>
    <style:style style:name="P414"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15" style:parent-style-name="Default" style:family="paragraph">
      <style:paragraph-properties fo:text-align="justify"/>
      <style:text-properties fo:font-weight="bold" style:font-weight-asian="bold" style:font-weight-complex="bold" fo:font-size="11pt" style:font-size-asian="11pt" style:font-size-complex="11pt"/>
    </style:style>
    <style:style style:name="P416" style:parent-style-name="Default" style:family="paragraph">
      <style:paragraph-properties fo:text-align="justify"/>
    </style:style>
    <style:style style:name="T417" style:parent-style-name="DefaultParagraphFont" style:family="text">
      <style:text-properties fo:font-weight="bold" style:font-weight-asian="bold" fo:font-size="11pt" style:font-size-asian="11pt" style:font-size-complex="11pt"/>
    </style:style>
    <style:style style:name="T418" style:parent-style-name="DefaultParagraphFont" style:family="text">
      <style:text-properties fo:font-size="11pt" style:font-size-asian="11pt" style:font-size-complex="11pt"/>
    </style:style>
    <style:style style:name="T419" style:parent-style-name="DefaultParagraphFont" style:family="text">
      <style:text-properties fo:font-size="11pt" style:font-size-asian="11pt" style:font-size-complex="11pt" fo:language="en"/>
    </style:style>
    <style:style style:name="T420" style:parent-style-name="DefaultParagraphFont" style:family="text">
      <style:text-properties fo:font-size="11pt" style:font-size-asian="11pt" style:font-size-complex="11pt" fo:language="en"/>
    </style:style>
    <style:style style:name="T421" style:parent-style-name="DefaultParagraphFont" style:family="text">
      <style:text-properties fo:font-size="11pt" style:font-size-asian="11pt" style:font-size-complex="11pt" fo:language="en"/>
    </style:style>
    <style:style style:name="T422" style:parent-style-name="DefaultParagraphFont" style:family="text">
      <style:text-properties fo:font-size="11pt" style:font-size-asian="11pt" style:font-size-complex="11pt" fo:language="en"/>
    </style:style>
    <style:style style:name="T423" style:parent-style-name="DefaultParagraphFont" style:family="text">
      <style:text-properties fo:font-style="italic" style:font-style-asian="italic" style:font-style-complex="italic" fo:font-size="11pt" style:font-size-asian="11pt" style:font-size-complex="11pt" fo:language="en"/>
    </style:style>
    <style:style style:name="T424" style:parent-style-name="DefaultParagraphFont" style:family="text">
      <style:text-properties fo:font-size="11pt" style:font-size-asian="11pt" style:font-size-complex="11pt" fo:language="en"/>
    </style:style>
    <style:style style:name="T425" style:parent-style-name="DefaultParagraphFont" style:family="text">
      <style:text-properties fo:font-size="11pt" style:font-size-asian="11pt" style:font-size-complex="11pt" fo:language="en"/>
    </style:style>
    <style:style style:name="T426" style:parent-style-name="Hyperlink" style:family="text">
      <style:text-properties fo:font-weight="bold" style:font-weight-asian="bold" style:font-weight-complex="bold" fo:font-size="11pt" style:font-size-asian="11pt" style:font-size-complex="11pt" fo:language="en"/>
    </style:style>
    <style:style style:name="T427" style:parent-style-name="DefaultParagraphFont" style:family="text">
      <style:text-properties fo:font-size="11pt" style:font-size-asian="11pt" style:font-size-complex="11pt" fo:language="en"/>
    </style:style>
    <style:style style:name="T428" style:parent-style-name="DefaultParagraphFont" style:family="text">
      <style:text-properties fo:font-size="11pt" style:font-size-asian="11pt" style:font-size-complex="11pt"/>
    </style:style>
    <style:style style:name="P429" style:parent-style-name="Default" style:family="paragraph">
      <style:paragraph-properties fo:text-align="justify" fo:margin-left="0.5in">
        <style:tab-stops/>
      </style:paragraph-properties>
      <style:text-properties fo:font-size="11pt" style:font-size-asian="11pt" style:font-size-complex="11pt"/>
    </style:style>
    <style:style style:name="P430" style:parent-style-name="Default" style:family="paragraph">
      <style:paragraph-properties fo:text-align="justify"/>
      <style:text-properties fo:font-size="11pt" style:font-size-asian="11pt" style:font-size-complex="11pt"/>
    </style:style>
    <style:style style:name="P431" style:parent-style-name="ListParagraph" style:family="paragraph">
      <style:text-properties fo:font-size="11pt" style:font-size-asian="11pt" style:font-size-complex="11pt"/>
    </style:style>
    <style:style style:name="P432" style:parent-style-name="Default" style:family="paragraph">
      <style:paragraph-properties fo:text-align="justify"/>
      <style:text-properties fo:font-size="11pt" style:font-size-asian="11pt" style:font-size-complex="11pt"/>
    </style:style>
    <style:style style:name="P433" style:parent-style-name="Default" style:family="paragraph">
      <style:paragraph-properties fo:text-align="justify"/>
      <style:text-properties fo:font-size="11pt" style:font-size-asian="11pt" style:font-size-complex="11pt"/>
    </style:style>
    <style:style style:name="P434" style:parent-style-name="Default" style:family="paragraph">
      <style:text-properties fo:font-weight="bold" style:font-weight-asian="bold" style:font-weight-complex="bold" fo:font-size="11pt" style:font-size-asian="11pt" style:font-size-complex="11pt"/>
    </style:style>
    <style:style style:name="P435" style:parent-style-name="Default" style:family="paragraph">
      <style:text-properties fo:font-weight="bold" style:font-weight-asian="bold" style:font-weight-complex="bold" fo:font-size="11pt" style:font-size-asian="11pt" style:font-size-complex="11pt"/>
    </style:style>
    <style:style style:name="P436" style:parent-style-name="Default" style:family="paragraph"/>
    <style:style style:name="T437" style:parent-style-name="DefaultParagraphFont" style:family="text">
      <style:text-properties fo:font-size="11pt" style:font-size-asian="11pt" style:font-size-complex="11pt"/>
    </style:style>
    <style:style style:name="T438" style:parent-style-name="DefaultParagraphFont" style:family="text">
      <style:text-properties fo:font-size="11pt" style:font-size-asian="11pt" style:font-size-complex="11pt" fo:language="en"/>
    </style:style>
    <style:style style:name="T439" style:parent-style-name="DefaultParagraphFont" style:family="text">
      <style:text-properties fo:font-size="11pt" style:font-size-asian="11pt" style:font-size-complex="11pt" fo:language="en"/>
    </style:style>
    <style:style style:name="T440" style:parent-style-name="DefaultParagraphFont" style:family="text">
      <style:text-properties fo:font-size="11pt" style:font-size-asian="11pt" style:font-size-complex="11pt" fo:language="en"/>
    </style:style>
    <style:style style:name="P441" style:parent-style-name="Default" style:family="paragraph">
      <style:paragraph-properties fo:text-align="justify"/>
      <style:text-properties fo:font-size="11pt" style:font-size-asian="11pt" style:font-size-complex="11pt"/>
    </style:style>
    <style:style style:name="P442" style:parent-style-name="Default" style:family="paragraph">
      <style:paragraph-properties fo:text-align="justify"/>
      <style:text-properties fo:font-size="11pt" style:font-size-asian="11pt" style:font-size-complex="11pt"/>
    </style:style>
    <style:style style:name="P443" style:parent-style-name="Default" style:family="paragraph">
      <style:paragraph-properties fo:text-align="justify"/>
      <style:text-properties fo:font-size="11pt" style:font-size-asian="11pt" style:font-size-complex="11pt"/>
    </style:style>
    <style:style style:name="P444" style:parent-style-name="Default" style:family="paragraph">
      <style:paragraph-properties fo:text-align="justify"/>
      <style:text-properties fo:font-size="11pt" style:font-size-asian="11pt" style:font-size-complex="11pt"/>
    </style:style>
    <style:style style:name="P445" style:parent-style-name="Default" style:family="paragraph">
      <style:paragraph-properties fo:text-align="justify"/>
      <style:text-properties fo:font-size="11pt" style:font-size-asian="11pt" style:font-size-complex="11pt"/>
    </style:style>
    <style:style style:name="P446" style:parent-style-name="Default" style:family="paragraph">
      <style:text-properties fo:font-weight="bold" style:font-weight-asian="bold" style:font-weight-complex="bold" fo:font-size="11pt" style:font-size-asian="11pt" style:font-size-complex="11pt"/>
    </style:style>
    <style:style style:name="P447" style:parent-style-name="Default" style:family="paragraph">
      <style:paragraph-properties fo:text-align="justify"/>
    </style:style>
    <style:style style:name="T448" style:parent-style-name="DefaultParagraphFont" style:family="text">
      <style:text-properties fo:font-weight="bold" style:font-weight-asian="bold" style:font-weight-complex="bold" fo:font-size="11pt" style:font-size-asian="11pt" style:font-size-complex="11pt"/>
    </style:style>
    <style:style style:name="T449" style:parent-style-name="DefaultParagraphFont" style:family="text">
      <style:text-properties fo:font-size="11pt" style:font-size-asian="11pt" style:font-size-complex="11pt"/>
    </style:style>
    <style:style style:name="P450" style:parent-style-name="Default" style:family="paragraph">
      <style:paragraph-properties fo:text-align="justify"/>
      <style:text-properties fo:font-size="11pt" style:font-size-asian="11pt" style:font-size-complex="11pt"/>
    </style:style>
    <style:style style:name="P451" style:parent-style-name="Default" style:family="paragraph">
      <style:paragraph-properties fo:text-align="justify"/>
    </style:style>
    <style:style style:name="T452" style:parent-style-name="DefaultParagraphFont" style:family="text">
      <style:text-properties fo:font-size="11pt" style:font-size-asian="11pt" style:font-size-complex="11pt" fo:language="en"/>
    </style:style>
    <style:style style:name="T453" style:parent-style-name="DefaultParagraphFont" style:family="text">
      <style:text-properties fo:font-size="11pt" style:font-size-asian="11pt" style:font-size-complex="11pt" fo:language="en"/>
    </style:style>
    <style:style style:name="T454" style:parent-style-name="DefaultParagraphFont" style:family="text">
      <style:text-properties fo:font-size="11pt" style:font-size-asian="11pt" style:font-size-complex="11pt" fo:language="en"/>
    </style:style>
    <style:style style:name="T455" style:parent-style-name="DefaultParagraphFont" style:family="text">
      <style:text-properties fo:font-size="11pt" style:font-size-asian="11pt" style:font-size-complex="11pt" fo:language="en"/>
    </style:style>
    <style:style style:name="T456" style:parent-style-name="Hyperlink" style:family="text">
      <style:text-properties fo:font-weight="bold" style:font-weight-asian="bold" style:font-weight-complex="bold" fo:font-size="11pt" style:font-size-asian="11pt" style:font-size-complex="11pt" fo:language="en"/>
    </style:style>
    <style:style style:name="T457" style:parent-style-name="DefaultParagraphFont" style:family="text">
      <style:text-properties fo:font-size="11pt" style:font-size-asian="11pt" style:font-size-complex="11pt" fo:language="en"/>
    </style:style>
    <style:style style:name="T458" style:parent-style-name="DefaultParagraphFont" style:family="text">
      <style:text-properties fo:font-size="11pt" style:font-size-asian="11pt" style:font-size-complex="11pt" fo:language="en"/>
    </style:style>
    <style:style style:name="P459" style:parent-style-name="Normal" style:family="paragraph">
      <style:paragraph-properties fo:margin-top="0.1666in" fo:margin-bottom="0.0416in"/>
      <style:text-properties fo:font-size="10pt" style:font-size-asian="10pt" style:font-size-complex="10pt"/>
    </style:style>
    <style:style style:name="P460" style:parent-style-name="Normal" style:family="paragraph">
      <style:paragraph-properties fo:text-align="justify" fo:margin-top="0.1666in" fo:margin-bottom="0.0416in"/>
      <style:text-properties fo:font-weight="bold" style:font-weight-asian="bold" style:font-weight-complex="bold" fo:font-size="11pt" style:font-size-asian="11pt" style:font-size-complex="11pt"/>
    </style:style>
    <style:style style:name="P461" style:parent-style-name="Normal" style:family="paragraph">
      <style:paragraph-properties fo:text-align="justify" fo:margin-top="0.1666in" fo:margin-bottom="0.0416in"/>
      <style:text-properties style:font-weight-complex="bold" fo:font-size="11pt" style:font-size-asian="11pt" style:font-size-complex="11pt"/>
    </style:style>
    <style:style style:name="P462" style:parent-style-name="Normal" style:family="paragraph">
      <style:text-properties fo:font-weight="bold" style:font-weight-asian="bold" style:font-weight-complex="bold" fo:font-size="11pt" style:font-size-asian="11pt" style:font-size-complex="11pt"/>
    </style:style>
    <style:style style:name="P463" style:parent-style-name="Normal" style:family="paragraph">
      <style:text-properties fo:font-weight="bold" style:font-weight-asian="bold" style:font-weight-complex="bold" fo:font-size="11pt" style:font-size-asian="11pt" style:font-size-complex="11pt"/>
    </style:style>
    <style:style style:name="T464" style:parent-style-name="DefaultParagraphFont" style:family="text">
      <style:text-properties fo:font-weight="bold" style:font-weight-asian="bold" style:font-weight-complex="bold" fo:font-size="11pt" style:font-size-asian="11pt" style:font-size-complex="11pt"/>
    </style:style>
    <style:style style:name="T465"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466" style:parent-style-name="Normal" style:family="paragraph">
      <style:text-properties fo:font-weight="bold" style:font-weight-asian="bold" style:font-weight-complex="bold" fo:font-size="11pt" style:font-size-asian="11pt" style:font-size-complex="11pt"/>
    </style:style>
    <style:style style:name="P467" style:parent-style-name="Normal" style:family="paragraph">
      <style:text-properties fo:font-weight="bold" style:font-weight-asian="bold" style:font-weight-complex="bold" fo:font-size="11pt" style:font-size-asian="11pt" style:font-size-complex="11pt"/>
    </style:style>
    <style:style style:name="T468" style:parent-style-name="DefaultParagraphFont" style:family="text">
      <style:text-properties fo:font-weight="bold" style:font-weight-asian="bold" style:font-weight-complex="bold" fo:font-size="11pt" style:font-size-asian="11pt" style:font-size-complex="11pt"/>
    </style:style>
    <style:style style:name="T469"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470" style:parent-style-name="Normal" style:family="paragraph">
      <style:text-properties fo:font-weight="bold" style:font-weight-asian="bold" style:font-weight-complex="bold"/>
    </style:style>
    <style:style style:name="TableRow471" style:family="table-row">
      <style:table-row-properties/>
    </style:style>
    <style:style style:name="TableCell472" style:family="table-cell">
      <style:table-cell-properties fo:border-top="none" fo:border-left="0.0208in solid #000000" fo:border-bottom="0.0104in solid #000000" fo:border-right="0.0208in solid #000000" fo:padding-top="0in" fo:padding-left="0.075in" fo:padding-bottom="0in" fo:padding-right="0.075in"/>
    </style:style>
    <style:style style:name="P47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74" style:parent-style-name="Heading2" style:family="paragraph">
      <style:text-properties fo:font-style="normal" style:font-style-asian="normal"/>
    </style:style>
    <style:style style:name="TableColumn476" style:family="table-column">
      <style:table-column-properties style:column-width="7.125in"/>
    </style:style>
    <style:style style:name="Table475" style:family="table">
      <style:table-properties style:width="7.125in" fo:margin-left="0in" table:align="left"/>
    </style:style>
    <style:style style:name="TableRow477" style:family="table-row">
      <style:table-row-properties/>
    </style:style>
    <style:style style:name="TableCell478"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479"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480" style:family="table-row">
      <style:table-row-properties/>
    </style:style>
    <style:style style:name="TableCell481" style:family="table-cell">
      <style:table-cell-properties fo:border-top="none" fo:border-left="0.0208in solid #000000" fo:border-bottom="none" fo:border-right="0.0208in solid #000000" fo:padding-top="0in" fo:padding-left="0.075in" fo:padding-bottom="0in" fo:padding-right="0.075in"/>
    </style:style>
    <style:style style:name="P482"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83" style:parent-style-name="Normal" style:family="paragraph">
      <style:paragraph-properties fo:text-align="justify" fo:margin-top="0.1666in" fo:margin-bottom="0.0416in"/>
      <style:text-properties style:font-weight-complex="bold" fo:font-size="11pt" style:font-size-asian="11pt" style:font-size-complex="11pt"/>
    </style:style>
    <style:style style:name="P484"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85" style:parent-style-name="Normal" style:family="paragraph">
      <style:paragraph-properties fo:text-align="justify" fo:margin-top="0.1666in" fo:margin-bottom="0.0416in"/>
      <style:text-properties style:font-weight-complex="bold" fo:font-size="11pt" style:font-size-asian="11pt" style:font-size-complex="11pt"/>
    </style:style>
    <style:style style:name="P486" style:parent-style-name="Normal" style:family="paragraph">
      <style:paragraph-properties fo:text-align="justify" fo:margin-top="0.1666in" fo:margin-bottom="0.0416in"/>
      <style:text-properties style:font-weight-complex="bold" fo:font-size="11pt" style:font-size-asian="11pt" style:font-size-complex="11pt"/>
    </style:style>
    <style:style style:name="P487" style:parent-style-name="Normal" style:family="paragraph">
      <style:paragraph-properties fo:text-align="justify" fo:margin-top="0.1666in" fo:margin-bottom="0.0416in"/>
      <style:text-properties style:font-weight-complex="bold" fo:font-size="11pt" style:font-size-asian="11pt" style:font-size-complex="11pt"/>
    </style:style>
    <style:style style:name="P488" style:parent-style-name="Normal" style:family="paragraph">
      <style:paragraph-properties fo:text-align="justify" fo:margin-top="0.1666in" fo:margin-bottom="0.0416in"/>
      <style:text-properties style:font-weight-complex="bold" fo:font-size="11pt" style:font-size-asian="11pt" style:font-size-complex="11pt"/>
    </style:style>
    <style:style style:name="P489" style:parent-style-name="Normal" style:family="paragraph">
      <style:paragraph-properties fo:text-align="justify" fo:margin-top="0.1666in" fo:margin-bottom="0.0416in"/>
    </style:style>
    <style:style style:name="T490" style:parent-style-name="DefaultParagraphFont" style:family="text">
      <style:text-properties style:font-weight-complex="bold" fo:font-size="11pt" style:font-size-asian="11pt" style:font-size-complex="11pt" fo:language="en"/>
    </style:style>
    <style:style style:name="T491" style:parent-style-name="DefaultParagraphFont" style:family="text">
      <style:text-properties style:font-weight-complex="bold" fo:font-size="11pt" style:font-size-asian="11pt" style:font-size-complex="11pt"/>
    </style:style>
    <style:style style:name="T492" style:parent-style-name="DefaultParagraphFont" style:family="text">
      <style:text-properties style:font-weight-complex="bold" fo:font-size="11pt" style:font-size-asian="11pt" style:font-size-complex="11pt"/>
    </style:style>
    <style:style style:name="P493" style:parent-style-name="Normal" style:family="paragraph">
      <style:paragraph-properties fo:text-align="justify" fo:margin-top="0.1666in" fo:margin-bottom="0.0416in"/>
      <style:text-properties style:font-weight-complex="bold" fo:font-size="11pt" style:font-size-asian="11pt" style:font-size-complex="11pt"/>
    </style:style>
    <style:style style:name="P494" style:parent-style-name="Normal" style:family="paragraph">
      <style:paragraph-properties fo:text-align="justify" fo:margin-top="0.1666in" fo:margin-bottom="0.0416in"/>
      <style:text-properties style:font-weight-complex="bold" fo:font-size="11pt" style:font-size-asian="11pt" style:font-size-complex="11pt"/>
    </style:style>
    <style:style style:name="P495" style:parent-style-name="Normal" style:family="paragraph">
      <style:paragraph-properties fo:text-align="justify" fo:margin-top="0.1666in" fo:margin-bottom="0.0416in"/>
    </style:style>
    <style:style style:name="T496" style:parent-style-name="DefaultParagraphFont" style:family="text">
      <style:text-properties style:font-weight-complex="bold" fo:font-size="11pt" style:font-size-asian="11pt" style:font-size-complex="11pt" fo:language="en"/>
    </style:style>
    <style:style style:name="T497" style:parent-style-name="DefaultParagraphFont" style:family="text">
      <style:text-properties style:font-weight-complex="bold" fo:font-size="11pt" style:font-size-asian="11pt" style:font-size-complex="11pt" fo:language="en"/>
    </style:style>
    <style:style style:name="T498" style:parent-style-name="DefaultParagraphFont" style:family="text">
      <style:text-properties style:font-weight-complex="bold" fo:font-style="italic" style:font-style-asian="italic" style:font-style-complex="italic" fo:font-size="11pt" style:font-size-asian="11pt" style:font-size-complex="11pt" fo:language="en"/>
    </style:style>
    <style:style style:name="T499" style:parent-style-name="DefaultParagraphFont" style:family="text">
      <style:text-properties style:font-weight-complex="bold" fo:font-size="11pt" style:font-size-asian="11pt" style:font-size-complex="11pt" fo:language="en"/>
    </style:style>
    <style:style style:name="T500" style:parent-style-name="DefaultParagraphFont" style:family="text">
      <style:text-properties style:font-weight-complex="bold" fo:font-size="11pt" style:font-size-asian="11pt" style:font-size-complex="11pt" fo:language="en"/>
    </style:style>
    <style:style style:name="P501" style:parent-style-name="Normal" style:family="paragraph">
      <style:paragraph-properties fo:text-align="justify" fo:margin-top="0.1666in" fo:margin-bottom="0.0416in"/>
      <style:text-properties style:font-weight-complex="bold" fo:font-size="11pt" style:font-size-asian="11pt" style:font-size-complex="11pt"/>
    </style:style>
    <style:style style:name="P502" style:parent-style-name="Normal" style:family="paragraph">
      <style:paragraph-properties fo:text-align="justify" fo:margin-top="0.1666in" fo:margin-bottom="0.0416in"/>
    </style:style>
    <style:style style:name="T503" style:parent-style-name="DefaultParagraphFont" style:family="text">
      <style:text-properties style:font-weight-complex="bold" fo:font-size="11pt" style:font-size-asian="11pt" style:font-size-complex="11pt" fo:language="en"/>
    </style:style>
    <style:style style:name="T504" style:parent-style-name="DefaultParagraphFont" style:family="text">
      <style:text-properties style:font-weight-complex="bold" fo:font-size="11pt" style:font-size-asian="11pt" style:font-size-complex="11pt" fo:language="en"/>
    </style:style>
    <style:style style:name="P505" style:parent-style-name="Normal" style:family="paragraph">
      <style:paragraph-properties fo:margin-top="0.1666in" fo:margin-bottom="0.0416in" fo:margin-left="0.0416in">
        <style:tab-stops/>
      </style:paragraph-properties>
      <style:text-properties fo:font-weight="bold" style:font-weight-asian="bold" style:font-weight-complex="bold" fo:font-size="11pt" style:font-size-asian="11pt" style:font-size-complex="11pt"/>
    </style:style>
    <style:style style:name="P506" style:parent-style-name="Normal" style:family="paragraph">
      <style:paragraph-properties fo:text-align="justify" fo:margin-top="0.1666in" fo:margin-bottom="0.0416in"/>
      <style:text-properties style:font-weight-complex="bold" fo:font-size="11pt" style:font-size-asian="11pt" style:font-size-complex="11pt"/>
    </style:style>
    <style:style style:name="TableRow507" style:family="table-row">
      <style:table-row-properties style:min-row-height="0.8722in"/>
    </style:style>
    <style:style style:name="TableCell508" style:family="table-cell">
      <style:table-cell-properties fo:border-top="none" fo:border-left="0.0208in solid #000000" fo:border-bottom="none" fo:border-right="0.0208in solid #000000" fo:padding-top="0in" fo:padding-left="0.075in" fo:padding-bottom="0in" fo:padding-right="0.075in"/>
    </style:style>
    <style:style style:name="P50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510" style:parent-style-name="Normal" style:family="paragraph">
      <style:paragraph-properties fo:margin-top="0.1666in" fo:margin-bottom="0.0416in"/>
    </style:style>
    <style:style style:name="T511" style:parent-style-name="DefaultParagraphFont" style:family="text">
      <style:text-properties style:font-weight-complex="bold" fo:font-size="11pt" style:font-size-asian="11pt" style:font-size-complex="11pt"/>
    </style:style>
    <style:style style:name="TableRow512" style:family="table-row">
      <style:table-row-properties style:min-row-height="1.6638in"/>
    </style:style>
    <style:style style:name="TableCell513" style:family="table-cell">
      <style:table-cell-properties fo:border-top="none" fo:border-left="0.0208in solid #000000" fo:border-bottom="none" fo:border-right="0.0208in solid #000000" fo:padding-top="0in" fo:padding-left="0.075in" fo:padding-bottom="0in" fo:padding-right="0.075in"/>
    </style:style>
    <style:style style:name="P514" style:parent-style-name="Normal" style:family="paragraph">
      <style:paragraph-properties fo:margin-top="0.1666in" fo:margin-bottom="0.0416in"/>
    </style:style>
    <style:style style:name="T515"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516" style:parent-style-name="DefaultParagraphFont" style:family="text">
      <style:text-properties fo:font-weight="bold" style:font-weight-asian="bold" style:font-weight-complex="bold" fo:font-size="11pt" style:font-size-asian="11pt" style:font-size-complex="11pt"/>
    </style:style>
    <style:style style:name="T517" style:parent-style-name="DefaultParagraphFont" style:family="text">
      <style:text-properties fo:font-weight="bold" style:font-weight-asian="bold" style:font-weight-complex="bold" fo:color="#FF0000" fo:font-size="11pt" style:font-size-asian="11pt" style:font-size-complex="11pt"/>
    </style:style>
    <style:style style:name="T518" style:parent-style-name="DefaultParagraphFont" style:family="text">
      <style:text-properties fo:font-weight="bold" style:font-weight-asian="bold" style:font-weight-complex="bold" fo:font-size="11pt" style:font-size-asian="11pt" style:font-size-complex="11pt"/>
    </style:style>
    <style:style style:name="P519" style:parent-style-name="Normal" style:family="paragraph">
      <style:paragraph-properties fo:text-align="justify" fo:margin-top="0.1666in" fo:margin-bottom="0.0416in"/>
      <style:text-properties style:font-weight-complex="bold" fo:font-size="11pt" style:font-size-asian="11pt" style:font-size-complex="11pt"/>
    </style:style>
    <style:style style:name="P520" style:parent-style-name="Normal" style:family="paragraph">
      <style:paragraph-properties fo:text-align="justify" fo:margin-top="0.1666in" fo:margin-bottom="0.0416in"/>
      <style:text-properties style:font-weight-complex="bold" fo:font-size="11pt" style:font-size-asian="11pt" style:font-size-complex="11pt"/>
    </style:style>
    <style:style style:name="TableRow521" style:family="table-row">
      <style:table-row-properties style:min-row-height="0.3902in"/>
    </style:style>
    <style:style style:name="TableCell522" style:family="table-cell">
      <style:table-cell-properties fo:border-top="none" fo:border-left="0.0208in solid #000000" fo:border-bottom="0.0104in solid #000000" fo:border-right="0.0208in solid #000000" fo:padding-top="0in" fo:padding-left="0.075in" fo:padding-bottom="0in" fo:padding-right="0.075in"/>
    </style:style>
    <style:style style:name="P52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524" style:parent-style-name="Normal" style:family="paragraph">
      <style:paragraph-properties fo:text-align="justify" fo:margin-top="0.1666in" fo:margin-bottom="0.0416in"/>
      <style:text-properties style:font-weight-complex="bold" fo:font-size="11pt" style:font-size-asian="11pt" style:font-size-complex="11pt"/>
    </style:style>
    <style:style style:name="P525" style:parent-style-name="Normal" style:family="paragraph">
      <style:paragraph-properties fo:text-align="justify" fo:margin-top="0.1666in" fo:margin-bottom="0.0416in"/>
      <style:text-properties style:font-weight-complex="bold" fo:font-size="11pt" style:font-size-asian="11pt" style:font-size-complex="11pt"/>
    </style:style>
    <style:style style:name="P526" style:parent-style-name="Normal" style:family="paragraph">
      <style:paragraph-properties fo:text-align="justify" fo:margin-top="0.1666in" fo:margin-bottom="0.0416in"/>
    </style:style>
    <style:style style:name="T527" style:parent-style-name="DefaultParagraphFont" style:family="text">
      <style:text-properties style:font-weight-complex="bold" fo:font-size="11pt" style:font-size-asian="11pt" style:font-size-complex="11pt"/>
    </style:style>
    <style:style style:name="T528" style:parent-style-name="DefaultParagraphFont" style:family="text">
      <style:text-properties style:font-weight-complex="bold" fo:font-style="italic" style:font-style-asian="italic" style:font-style-complex="italic" fo:font-size="11pt" style:font-size-asian="11pt" style:font-size-complex="11pt"/>
    </style:style>
    <style:style style:name="T529" style:parent-style-name="DefaultParagraphFont" style:family="text">
      <style:text-properties style:font-weight-complex="bold" fo:font-size="11pt" style:font-size-asian="11pt" style:font-size-complex="11pt"/>
    </style:style>
    <style:style style:name="T530" style:parent-style-name="DefaultParagraphFont" style:family="text">
      <style:text-properties style:font-weight-complex="bold" fo:font-size="11pt" style:font-size-asian="11pt" style:font-size-complex="11pt"/>
    </style:style>
    <style:style style:name="T531" style:parent-style-name="DefaultParagraphFont" style:family="text">
      <style:text-properties style:font-weight-complex="bold" fo:font-size="11pt" style:font-size-asian="11pt" style:font-size-complex="11pt"/>
    </style:style>
    <style:style style:name="P532" style:parent-style-name="Normal" style:family="paragraph">
      <style:paragraph-properties fo:text-align="justify" fo:margin-top="0.1666in" fo:margin-bottom="0.0416in"/>
      <style:text-properties style:font-weight-complex="bold" fo:font-size="11pt" style:font-size-asian="11pt" style:font-size-complex="11pt"/>
    </style:style>
    <style:style style:name="P533" style:parent-style-name="Normal" style:family="paragraph">
      <style:paragraph-properties fo:text-align="justify" fo:margin-top="0.1666in" fo:margin-bottom="0.0416in"/>
    </style:style>
    <style:style style:name="T534" style:parent-style-name="DefaultParagraphFont" style:family="text">
      <style:text-properties style:font-weight-complex="bold" fo:font-size="11pt" style:font-size-asian="11pt" style:font-size-complex="11pt"/>
    </style:style>
    <style:style style:name="T535" style:parent-style-name="DefaultParagraphFont" style:family="text">
      <style:text-properties style:font-weight-complex="bold" fo:font-size="11pt" style:font-size-asian="11pt" style:font-size-complex="11pt"/>
    </style:style>
    <style:style style:name="TableColumn537" style:family="table-column">
      <style:table-column-properties style:column-width="7.125in"/>
    </style:style>
    <style:style style:name="Table536" style:family="table">
      <style:table-properties style:width="7.125in" fo:margin-left="0in" table:align="left"/>
    </style:style>
    <style:style style:name="TableRow538" style:family="table-row">
      <style:table-row-properties/>
    </style:style>
    <style:style style:name="TableCell539"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540"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541" style:family="table-row">
      <style:table-row-properties/>
    </style:style>
    <style:style style:name="TableCell542" style:family="table-cell">
      <style:table-cell-properties fo:border-top="none" fo:border-left="0.0208in solid #000000" fo:border-bottom="0.0104in solid #000000" fo:border-right="0.0208in solid #000000" fo:padding-top="0in" fo:padding-left="0.075in" fo:padding-bottom="0in" fo:padding-right="0.075in"/>
    </style:style>
    <style:style style:name="P54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544" style:parent-style-name="Normal" style:family="paragraph">
      <style:text-properties fo:font-weight="bold" style:font-weight-asian="bold" style:font-weight-complex="bold" fo:font-size="11pt" style:font-size-asian="11pt" style:font-size-complex="11pt"/>
    </style:style>
    <style:style style:name="P545" style:parent-style-name="Normal" style:family="paragraph">
      <style:paragraph-properties fo:text-align="justify"/>
    </style:style>
    <style:style style:name="T546" style:parent-style-name="DefaultParagraphFont" style:family="text">
      <style:text-properties fo:font-weight="bold" style:font-weight-asian="bold" style:font-weight-complex="bold" fo:font-size="11pt" style:font-size-asian="11pt" style:font-size-complex="11pt"/>
    </style:style>
    <style:style style:name="T547" style:parent-style-name="DefaultParagraphFont" style:family="text">
      <style:text-properties style:font-weight-complex="bold" fo:font-size="11pt" style:font-size-asian="11pt" style:font-size-complex="11pt"/>
    </style:style>
    <style:style style:name="T548" style:parent-style-name="DefaultParagraphFont" style:family="text">
      <style:text-properties style:font-weight-complex="bold" fo:font-size="11pt" style:font-size-asian="11pt" style:font-size-complex="11pt"/>
    </style:style>
    <style:style style:name="P549" style:parent-style-name="Normal" style:family="paragraph">
      <style:paragraph-properties fo:text-align="justify"/>
      <style:text-properties style:font-weight-complex="bold" fo:font-size="11pt" style:font-size-asian="11pt" style:font-size-complex="11pt"/>
    </style:style>
    <style:style style:name="P550" style:parent-style-name="Normal" style:family="paragraph">
      <style:paragraph-properties fo:text-align="justify"/>
      <style:text-properties style:font-weight-complex="bold" fo:font-size="11pt" style:font-size-asian="11pt" style:font-size-complex="11pt"/>
    </style:style>
    <style:style style:name="P551" style:parent-style-name="Normal" style:family="paragraph">
      <style:paragraph-properties fo:text-align="justify"/>
      <style:text-properties style:font-weight-complex="bold" fo:font-size="11pt" style:font-size-asian="11pt" style:font-size-complex="11pt"/>
    </style:style>
    <style:style style:name="P552" style:parent-style-name="Normal" style:family="paragraph">
      <style:paragraph-properties fo:text-align="justify"/>
    </style:style>
    <style:style style:name="T553" style:parent-style-name="DefaultParagraphFont" style:family="text">
      <style:text-properties style:font-weight-complex="bold" fo:font-size="11pt" style:font-size-asian="11pt" style:font-size-complex="11pt"/>
    </style:style>
    <style:style style:name="T554" style:parent-style-name="DefaultParagraphFont" style:family="text">
      <style:text-properties style:font-weight-complex="bold" fo:font-size="11pt" style:font-size-asian="11pt" style:font-size-complex="11pt"/>
    </style:style>
    <style:style style:name="T555" style:parent-style-name="DefaultParagraphFont" style:family="text">
      <style:text-properties style:font-weight-complex="bold" fo:font-size="11pt" style:font-size-asian="11pt" style:font-size-complex="11pt"/>
    </style:style>
    <style:style style:name="P556" style:parent-style-name="Normal" style:family="paragraph">
      <style:text-properties fo:font-weight="bold" style:font-weight-asian="bold" style:font-weight-complex="bold" fo:font-size="11pt" style:font-size-asian="11pt" style:font-size-complex="11pt"/>
    </style:style>
    <style:style style:name="P557" style:parent-style-name="Normal" style:family="paragraph">
      <style:paragraph-properties fo:text-align="justify"/>
    </style:style>
    <style:style style:name="T558" style:parent-style-name="DefaultParagraphFont" style:family="text">
      <style:text-properties fo:font-weight="bold" style:font-weight-asian="bold" style:font-weight-complex="bold" fo:font-size="11pt" style:font-size-asian="11pt" style:font-size-complex="11pt"/>
    </style:style>
    <style:style style:name="TableColumn560" style:family="table-column">
      <style:table-column-properties style:column-width="7.125in"/>
    </style:style>
    <style:style style:name="Table559" style:family="table">
      <style:table-properties style:width="7.125in" fo:margin-left="0in" table:align="left"/>
    </style:style>
    <style:style style:name="TableRow561" style:family="table-row">
      <style:table-row-properties/>
    </style:style>
    <style:style style:name="TableCell562"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563"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564" style:family="table-row">
      <style:table-row-properties/>
    </style:style>
    <style:style style:name="TableCell565" style:family="table-cell">
      <style:table-cell-properties fo:border-top="none" fo:border-left="0.0208in solid #000000" fo:border-bottom="0.0104in solid #000000" fo:border-right="0.0208in solid #000000" fo:padding-top="0in" fo:padding-left="0.075in" fo:padding-bottom="0in" fo:padding-right="0.075in"/>
    </style:style>
    <style:style style:name="P566"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567" style:parent-style-name="Normal" style:family="paragraph">
      <style:paragraph-properties fo:text-align="justify" fo:margin-top="0.1666in" fo:margin-bottom="0.0416in"/>
    </style:style>
    <style:style style:name="T568" style:parent-style-name="DefaultParagraphFont" style:family="text">
      <style:text-properties style:font-weight-complex="bold" style:font-style-complex="italic" fo:font-size="11pt" style:font-size-asian="11pt" style:font-size-complex="11pt"/>
    </style:style>
    <style:style style:name="T569" style:parent-style-name="DefaultParagraphFont" style:family="text">
      <style:text-properties style:font-weight-complex="bold" style:font-style-complex="italic" fo:font-size="11pt" style:font-size-asian="11pt" style:font-size-complex="11pt"/>
    </style:style>
    <style:style style:name="T570" style:parent-style-name="DefaultParagraphFont" style:family="text">
      <style:text-properties style:font-weight-complex="bold" style:font-style-complex="italic" fo:font-size="11pt" style:font-size-asian="11pt" style:font-size-complex="11pt"/>
    </style:style>
    <style:style style:name="T571" style:parent-style-name="DefaultParagraphFont" style:family="text">
      <style:text-properties fo:font-weight="bold" style:font-weight-asian="bold" style:font-weight-complex="bold" style:font-style-complex="italic" fo:font-size="11pt" style:font-size-asian="11pt" style:font-size-complex="11pt"/>
    </style:style>
    <style:style style:name="T572" style:parent-style-name="DefaultParagraphFont" style:family="text">
      <style:text-properties style:font-weight-complex="bold" style:font-style-complex="italic" fo:font-size="11pt" style:font-size-asian="11pt" style:font-size-complex="11pt"/>
    </style:style>
    <style:style style:name="T573" style:parent-style-name="DefaultParagraphFont" style:family="text">
      <style:text-properties style:font-weight-complex="bold" style:font-style-complex="italic" fo:font-size="11pt" style:font-size-asian="11pt" style:font-size-complex="11pt"/>
    </style:style>
    <style:style style:name="P574" style:parent-style-name="Normal" style:family="paragraph">
      <style:paragraph-properties fo:text-align="justify" fo:margin-top="0.1666in" fo:margin-bottom="0.0416in"/>
      <style:text-properties style:font-weight-complex="bold" style:font-style-complex="italic" fo:font-size="11pt" style:font-size-asian="11pt" style:font-size-complex="11pt"/>
    </style:style>
    <style:style style:name="P575" style:parent-style-name="Normal" style:family="paragraph">
      <style:paragraph-properties fo:text-align="justify" fo:margin-top="0.1666in" fo:margin-bottom="0.0416in"/>
    </style:style>
    <style:style style:name="T576" style:parent-style-name="DefaultParagraphFont" style:family="text">
      <style:text-properties style:font-weight-complex="bold" style:font-style-complex="italic" fo:font-size="11pt" style:font-size-asian="11pt" style:font-size-complex="11pt"/>
    </style:style>
    <style:style style:name="T577" style:parent-style-name="DefaultParagraphFont" style:family="text">
      <style:text-properties style:font-weight-complex="bold" style:font-style-complex="italic" fo:font-size="11pt" style:font-size-asian="11pt" style:font-size-complex="11pt"/>
    </style:style>
    <style:style style:name="P578" style:parent-style-name="Normal" style:family="paragraph">
      <style:paragraph-properties fo:margin-top="0.1666in" fo:margin-bottom="0.0416in"/>
    </style:style>
    <style:style style:name="T579" style:parent-style-name="DefaultParagraphFont" style:family="text">
      <style:text-properties fo:font-weight="bold" style:font-weight-asian="bold" style:font-weight-complex="bold" fo:font-size="11pt" style:font-size-asian="11pt" style:font-size-complex="11pt"/>
    </style:style>
    <style:style style:name="T580" style:parent-style-name="DefaultParagraphFont" style:family="text">
      <style:text-properties style:font-name-complex="Arial" fo:font-weight="bold" style:font-weight-asian="bold" style:font-weight-complex="bold" fo:font-size="11pt" style:font-size-asian="11pt" style:font-size-complex="11pt"/>
    </style:style>
    <style:style style:name="P581" style:parent-style-name="Normal" style:family="paragraph">
      <style:paragraph-properties fo:text-align="justify" fo:margin-top="0.1666in" fo:margin-bottom="0.0416in"/>
      <style:text-properties style:font-weight-complex="bold" fo:font-size="11pt" style:font-size-asian="11pt" style:font-size-complex="11pt"/>
    </style:style>
    <style:style style:name="P582" style:parent-style-name="Normal" style:family="paragraph">
      <style:paragraph-properties fo:text-align="justify" fo:margin-top="0.1666in" fo:margin-bottom="0.0416in"/>
    </style:style>
    <style:style style:name="T583" style:parent-style-name="DefaultParagraphFont" style:family="text">
      <style:text-properties style:font-weight-complex="bold" fo:font-size="11pt" style:font-size-asian="11pt" style:font-size-complex="11pt"/>
    </style:style>
    <style:style style:name="T584" style:parent-style-name="DefaultParagraphFont" style:family="text">
      <style:text-properties fo:font-weight="bold" style:font-weight-asian="bold" style:font-weight-complex="bold" fo:font-size="11pt" style:font-size-asian="11pt" style:font-size-complex="11pt"/>
    </style:style>
    <style:style style:name="T585" style:parent-style-name="DefaultParagraphFont" style:family="text">
      <style:text-properties style:font-weight-complex="bold" fo:font-size="11pt" style:font-size-asian="11pt" style:font-size-complex="11pt"/>
    </style:style>
    <style:style style:name="T586" style:parent-style-name="DefaultParagraphFont" style:family="text">
      <style:text-properties style:font-weight-complex="bold" fo:font-size="11pt" style:font-size-asian="11pt" style:font-size-complex="11pt"/>
    </style:style>
    <style:style style:name="T587" style:parent-style-name="DefaultParagraphFont" style:family="text">
      <style:text-properties style:font-weight-complex="bold" fo:font-size="11pt" style:font-size-asian="11pt" style:font-size-complex="11pt"/>
    </style:style>
    <style:style style:name="T588" style:parent-style-name="DefaultParagraphFont" style:family="text">
      <style:text-properties style:font-weight-complex="bold" fo:font-size="11pt" style:font-size-asian="11pt" style:font-size-complex="11pt"/>
    </style:style>
    <style:style style:name="P589" style:parent-style-name="Normal" style:family="paragraph">
      <style:paragraph-properties fo:text-align="justify"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TableColumn591" style:family="table-column">
      <style:table-column-properties style:column-width="7.125in"/>
    </style:style>
    <style:style style:name="Table590" style:family="table">
      <style:table-properties style:width="7.125in" fo:margin-left="0in" table:align="left"/>
    </style:style>
    <style:style style:name="TableRow592" style:family="table-row">
      <style:table-row-properties/>
    </style:style>
    <style:style style:name="TableCell59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594"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595" style:family="table-row">
      <style:table-row-properties style:min-row-height="0.9888in"/>
    </style:style>
    <style:style style:name="TableCell596" style:family="table-cell">
      <style:table-cell-properties fo:border-top="none" fo:border-left="0.0208in solid #000000" fo:border-bottom="none" fo:border-right="0.0208in solid #000000" fo:padding-top="0in" fo:padding-left="0.075in" fo:padding-bottom="0in" fo:padding-right="0.075in"/>
    </style:style>
    <style:style style:name="P597"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598" style:parent-style-name="Normal" style:family="paragraph">
      <style:text-properties fo:font-weight="bold" style:font-weight-asian="bold" style:font-weight-complex="bold" fo:font-size="11pt" style:font-size-asian="11pt" style:font-size-complex="11pt"/>
    </style:style>
    <style:style style:name="P599" style:parent-style-name="Normal" style:family="paragraph">
      <style:text-properties fo:font-weight="bold" style:font-weight-asian="bold" style:font-weight-complex="bold" fo:font-size="11pt" style:font-size-asian="11pt" style:font-size-complex="11pt"/>
    </style:style>
    <style:style style:name="P600" style:parent-style-name="Normal" style:family="paragraph">
      <style:text-properties fo:font-weight="bold" style:font-weight-asian="bold" style:font-weight-complex="bold" fo:font-size="11pt" style:font-size-asian="11pt" style:font-size-complex="11pt"/>
    </style:style>
    <style:style style:name="P601" style:parent-style-name="Normal" style:family="paragraph">
      <style:paragraph-properties fo:text-align="justify"/>
      <style:text-properties style:font-weight-complex="bold" fo:font-size="11pt" style:font-size-asian="11pt" style:font-size-complex="11pt"/>
    </style:style>
    <style:style style:name="TableRow602" style:family="table-row">
      <style:table-row-properties/>
    </style:style>
    <style:style style:name="TableCell603" style:family="table-cell">
      <style:table-cell-properties fo:border-top="none" fo:border-left="0.0208in solid #000000" fo:border-bottom="0.0104in solid #000000" fo:border-right="0.0208in solid #000000" fo:padding-top="0in" fo:padding-left="0.075in" fo:padding-bottom="0in" fo:padding-right="0.075in"/>
    </style:style>
    <style:style style:name="P604"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605" style:parent-style-name="Normal" style:family="paragraph">
      <style:text-properties fo:font-weight="bold" style:font-weight-asian="bold" style:font-weight-complex="bold" fo:font-size="11pt" style:font-size-asian="11pt" style:font-size-complex="11pt"/>
    </style:style>
    <style:style style:name="P606" style:parent-style-name="Normal" style:family="paragraph">
      <style:text-properties fo:font-weight="bold" style:font-weight-asian="bold" style:font-weight-complex="bold" fo:font-size="11pt" style:font-size-asian="11pt" style:font-size-complex="11pt"/>
    </style:style>
    <style:style style:name="P607" style:parent-style-name="Normal" style:family="paragraph">
      <style:paragraph-properties fo:text-align="justify"/>
      <style:text-properties style:font-weight-complex="bold" fo:color="#000000" fo:font-size="11pt" style:font-size-asian="11pt" style:font-size-complex="11pt"/>
    </style:style>
    <style:style style:name="P608" style:parent-style-name="Normal" style:family="paragraph">
      <style:paragraph-properties fo:text-align="justify"/>
      <style:text-properties style:font-weight-complex="bold" fo:color="#000000" fo:font-size="11pt" style:font-size-asian="11pt" style:font-size-complex="11pt"/>
    </style:style>
    <style:style style:name="P609" style:parent-style-name="Normal" style:family="paragraph">
      <style:paragraph-properties fo:text-align="justify"/>
      <style:text-properties style:font-weight-complex="bold" fo:color="#000000" fo:font-size="11pt" style:font-size-asian="11pt" style:font-size-complex="11pt"/>
    </style:style>
    <style:style style:name="P610" style:parent-style-name="Normal" style:family="paragraph">
      <style:paragraph-properties fo:text-align="justify"/>
      <style:text-properties style:font-weight-complex="bold" fo:color="#000000" fo:font-size="11pt" style:font-size-asian="11pt" style:font-size-complex="11pt"/>
    </style:style>
    <style:style style:name="P611" style:parent-style-name="Normal" style:family="paragraph">
      <style:paragraph-properties fo:text-align="justify"/>
    </style:style>
    <style:style style:name="T612" style:parent-style-name="DefaultParagraphFont" style:family="text">
      <style:text-properties style:font-weight-complex="bold" fo:color="#000000" fo:font-size="11pt" style:font-size-asian="11pt" style:font-size-complex="11pt"/>
    </style:style>
    <style:style style:name="T613" style:parent-style-name="DefaultParagraphFont" style:family="text">
      <style:text-properties style:font-weight-complex="bold" fo:color="#000000" fo:font-size="11pt" style:font-size-asian="11pt" style:font-size-complex="11pt"/>
    </style:style>
    <style:style style:name="T614" style:parent-style-name="DefaultParagraphFont" style:family="text">
      <style:text-properties style:font-weight-complex="bold" fo:color="#000000" fo:font-size="11pt" style:font-size-asian="11pt" style:font-size-complex="11pt" fo:language="en" fo:country="US"/>
    </style:style>
    <style:style style:name="T615" style:parent-style-name="DefaultParagraphFont" style:family="text">
      <style:text-properties style:font-weight-complex="bold" fo:color="#000000" fo:font-size="11pt" style:font-size-asian="11pt" style:font-size-complex="11pt" fo:language="en" fo:country="US"/>
    </style:style>
    <style:style style:name="T616" style:parent-style-name="DefaultParagraphFont" style:family="text">
      <style:text-properties style:font-weight-complex="bold" fo:color="#000000" fo:font-size="11pt" style:font-size-asian="11pt" style:font-size-complex="11pt" fo:language="en" fo:country="US"/>
    </style:style>
    <style:style style:name="T617" style:parent-style-name="DefaultParagraphFont" style:family="text">
      <style:text-properties style:font-weight-complex="bold" fo:color="#000000" fo:font-size="11pt" style:font-size-asian="11pt" style:font-size-complex="11pt" fo:language="en" fo:country="US"/>
    </style:style>
    <style:style style:name="P618" style:parent-style-name="Normal" style:family="paragraph">
      <style:paragraph-properties fo:text-align="justify"/>
      <style:text-properties style:font-weight-complex="bold" fo:color="#000000" fo:font-size="11pt" style:font-size-asian="11pt" style:font-size-complex="11pt" fo:language="en" fo:country="US"/>
    </style:style>
    <style:style style:name="P619"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620" style:parent-style-name="DefaultParagraphFont" style:family="text">
      <style:text-properties fo:font-weight="bold" style:font-weight-asian="bold" style:font-weight-complex="bold" fo:font-size="11pt" style:font-size-asian="11pt" style:font-size-complex="11pt"/>
    </style:style>
    <style:style style:name="T621" style:parent-style-name="DefaultParagraphFont" style:family="text">
      <style:text-properties fo:font-weight="bold" style:font-weight-asian="bold" style:font-weight-complex="bold" fo:color="#FF0000" fo:font-size="11pt" style:font-size-asian="11pt" style:font-size-complex="11pt"/>
    </style:style>
    <style:style style:name="T622" style:parent-style-name="DefaultParagraphFont" style:family="text">
      <style:text-properties fo:font-weight="bold" style:font-weight-asian="bold" style:font-weight-complex="bold" fo:font-size="11pt" style:font-size-asian="11pt" style:font-size-complex="11pt"/>
    </style:style>
    <style:style style:name="P623"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624" style:parent-style-name="Normal" style:family="paragraph">
      <style:paragraph-properties fo:text-align="justify"/>
      <style:text-properties style:font-weight-complex="bold" fo:font-size="11pt" style:font-size-asian="11pt" style:font-size-complex="11pt"/>
    </style:style>
    <style:style style:name="P625" style:parent-style-name="Normal" style:family="paragraph">
      <style:paragraph-properties fo:text-align="justify"/>
    </style:style>
    <style:style style:name="T626" style:parent-style-name="DefaultParagraphFont" style:family="text">
      <style:text-properties style:font-weight-complex="bold" fo:font-size="11pt" style:font-size-asian="11pt" style:font-size-complex="11pt"/>
    </style:style>
    <style:style style:name="TableColumn628" style:family="table-column">
      <style:table-column-properties style:column-width="7.125in"/>
    </style:style>
    <style:style style:name="Table627" style:family="table">
      <style:table-properties style:width="7.125in" fo:margin-left="0in" table:align="left"/>
    </style:style>
    <style:style style:name="TableRow629" style:family="table-row">
      <style:table-row-properties/>
    </style:style>
    <style:style style:name="TableCell630"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631" style:parent-style-name="DefaultParagraphFont" style:family="text">
      <style:text-properties style:font-name-complex="Times New Roman" fo:font-weight="normal" style:font-weight-asian="normal" style:font-weight-complex="normal" fo:font-style="normal" style:font-style-asian="normal" style:font-style-complex="normal" fo:font-size="12pt" style:font-size-asian="12pt" style:font-size-complex="12pt"/>
    </style:style>
    <style:style style:name="T632" style:parent-style-name="DefaultParagraphFont" style:family="text">
      <style:text-properties fo:font-weight="normal" style:font-weight-asian="normal" style:font-weight-complex="normal" fo:font-style="normal" style:font-style-asian="normal" fo:font-size="12pt" style:font-size-asian="12pt" style:font-size-complex="12pt"/>
    </style:style>
    <style:style style:name="TableRow633" style:family="table-row">
      <style:table-row-properties/>
    </style:style>
    <style:style style:name="TableCell634" style:family="table-cell">
      <style:table-cell-properties fo:border-top="none" fo:border-left="0.0208in solid #000000" fo:border-bottom="0.0104in solid #000000" fo:border-right="0.0208in solid #000000" fo:padding-top="0in" fo:padding-left="0.075in" fo:padding-bottom="0in" fo:padding-right="0.075in"/>
    </style:style>
    <style:style style:name="P635"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636" style:parent-style-name="Normal" style:family="paragraph">
      <style:paragraph-properties fo:text-align="justify" fo:margin-top="0.1666in" fo:margin-bottom="0.0416in"/>
      <style:text-properties style:font-weight-complex="bold" fo:font-size="11pt" style:font-size-asian="11pt" style:font-size-complex="11pt"/>
    </style:style>
    <style:style style:name="P637" style:parent-style-name="Normal" style:family="paragraph">
      <style:paragraph-properties fo:text-align="justify" fo:margin-top="0.1666in" fo:margin-bottom="0.0416in" fo:margin-left="0.5in">
        <style:tab-stops/>
      </style:paragraph-properties>
      <style:text-properties style:font-weight-complex="bold" fo:font-size="11pt" style:font-size-asian="11pt" style:font-size-complex="11pt"/>
    </style:style>
    <style:style style:name="P638" style:parent-style-name="Normal" style:family="paragraph">
      <style:paragraph-properties fo:text-align="justify" fo:margin-top="0.1666in" fo:margin-bottom="0.0416in" fo:margin-left="0.5in">
        <style:tab-stops/>
      </style:paragraph-properties>
    </style:style>
    <style:style style:name="T639" style:parent-style-name="DefaultParagraphFont" style:family="text">
      <style:text-properties style:font-weight-complex="bold" fo:font-size="11pt" style:font-size-asian="11pt" style:font-size-complex="11pt"/>
    </style:style>
    <style:style style:name="T640" style:parent-style-name="DefaultParagraphFont" style:family="text">
      <style:text-properties style:font-weight-complex="bold" fo:font-size="11pt" style:font-size-asian="11pt" style:font-size-complex="11pt"/>
    </style:style>
    <style:style style:name="T641" style:parent-style-name="DefaultParagraphFont" style:family="text">
      <style:text-properties style:font-weight-complex="bold" fo:font-size="11pt" style:font-size-asian="11pt" style:font-size-complex="11pt"/>
    </style:style>
    <style:style style:name="P642" style:parent-style-name="Normal" style:family="paragraph">
      <style:paragraph-properties fo:text-align="justify" fo:margin-top="0.1666in" fo:margin-bottom="0.0416in"/>
      <style:text-properties style:font-weight-complex="bold" fo:font-size="11pt" style:font-size-asian="11pt" style:font-size-complex="11pt"/>
    </style:style>
    <style:style style:name="P643" style:parent-style-name="Normal" style:family="paragraph">
      <style:paragraph-properties fo:text-align="justify" fo:margin-top="0.1666in" fo:margin-bottom="0.0416in"/>
      <style:text-properties style:font-weight-complex="bold" fo:font-size="11pt" style:font-size-asian="11pt" style:font-size-complex="11pt"/>
    </style:style>
    <style:style style:name="P644" style:parent-style-name="Normal" style:family="paragraph">
      <style:paragraph-properties fo:text-align="justify" fo:margin-top="0.1666in" fo:margin-bottom="0.0416in" fo:margin-left="0.25in">
        <style:tab-stops/>
      </style:paragraph-properties>
      <style:text-properties style:font-weight-complex="bold" fo:font-size="11pt" style:font-size-asian="11pt" style:font-size-complex="11pt"/>
    </style:style>
    <style:style style:name="P645" style:parent-style-name="Normal" style:family="paragraph">
      <style:paragraph-properties fo:text-align="justify" fo:margin-top="0.1666in" fo:margin-bottom="0.0416in" fo:margin-left="0.25in">
        <style:tab-stops/>
      </style:paragraph-properties>
      <style:text-properties style:font-weight-complex="bold" fo:font-size="11pt" style:font-size-asian="11pt" style:font-size-complex="11pt"/>
    </style:style>
    <style:style style:name="P646" style:parent-style-name="Normal" style:family="paragraph">
      <style:paragraph-properties fo:text-align="justify" fo:margin-top="0.1666in" fo:margin-bottom="0.0416in" fo:margin-left="0.25in">
        <style:tab-stops/>
      </style:paragraph-properties>
      <style:text-properties style:font-weight-complex="bold" fo:font-size="11pt" style:font-size-asian="11pt" style:font-size-complex="11pt"/>
    </style:style>
    <style:style style:name="P647" style:parent-style-name="Normal" style:family="paragraph">
      <style:paragraph-properties fo:text-align="justify" fo:margin-top="0.1666in" fo:margin-bottom="0.0416in" fo:margin-left="0.25in">
        <style:tab-stops/>
      </style:paragraph-properties>
    </style:style>
    <style:style style:name="T648" style:parent-style-name="DefaultParagraphFont" style:family="text">
      <style:text-properties style:font-weight-complex="bold" fo:font-size="11pt" style:font-size-asian="11pt" style:font-size-complex="11pt"/>
    </style:style>
    <style:style style:name="T649" style:parent-style-name="Hyperlink" style:family="text">
      <style:text-properties style:font-weight-complex="bold" fo:font-size="11pt" style:font-size-asian="11pt" style:font-size-complex="11pt"/>
    </style:style>
    <style:style style:name="T650" style:parent-style-name="DefaultParagraphFont" style:family="text">
      <style:text-properties style:font-weight-complex="bold" fo:font-size="11pt" style:font-size-asian="11pt" style:font-size-complex="11pt"/>
    </style:style>
    <style:style style:name="T651" style:parent-style-name="DefaultParagraphFont" style:family="text">
      <style:text-properties style:font-weight-complex="bold" fo:font-size="11pt" style:font-size-asian="11pt" style:font-size-complex="11pt"/>
    </style:style>
    <style:style style:name="T652" style:parent-style-name="DefaultParagraphFont" style:family="text">
      <style:text-properties style:font-weight-complex="bold" fo:font-size="11pt" style:font-size-asian="11pt" style:font-size-complex="11pt"/>
    </style:style>
    <style:style style:name="T653" style:parent-style-name="DefaultParagraphFont" style:family="text">
      <style:text-properties style:font-weight-complex="bold" fo:font-size="11pt" style:font-size-asian="11pt" style:font-size-complex="11pt"/>
    </style:style>
    <style:style style:name="P654" style:parent-style-name="Normal" style:family="paragraph">
      <style:paragraph-properties fo:text-align="justify" fo:margin-top="0.1666in" fo:margin-bottom="0.0416in"/>
    </style:style>
    <style:style style:name="T655" style:parent-style-name="DefaultParagraphFont" style:family="text">
      <style:text-properties fo:font-weight="bold" style:font-weight-asian="bold" style:font-weight-complex="bold" fo:font-size="11pt" style:font-size-asian="11pt" style:font-size-complex="11pt"/>
    </style:style>
    <style:style style:name="P656"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657" style:parent-style-name="Normal" style:family="paragraph">
      <style:paragraph-properties fo:text-align="justify"/>
      <style:text-properties style:font-weight-complex="bold" fo:color="#000000" fo:font-size="11pt" style:font-size-asian="11pt" style:font-size-complex="11pt"/>
    </style:style>
    <style:style style:name="P658" style:parent-style-name="Normal" style:family="paragraph">
      <style:paragraph-properties fo:text-align="justify"/>
      <style:text-properties style:font-weight-complex="bold" fo:color="#000000" fo:font-size="11pt" style:font-size-asian="11pt" style:font-size-complex="11pt"/>
    </style:style>
    <style:style style:name="P659" style:parent-style-name="Normal" style:family="paragraph">
      <style:paragraph-properties fo:text-align="justify"/>
      <style:text-properties style:font-weight-complex="bold" fo:color="#000000" fo:font-size="11pt" style:font-size-asian="11pt" style:font-size-complex="11pt"/>
    </style:style>
    <style:style style:name="P660" style:parent-style-name="Normal" style:family="paragraph">
      <style:paragraph-properties fo:text-align="justify"/>
      <style:text-properties style:font-weight-complex="bold" fo:color="#000000" fo:font-size="11pt" style:font-size-asian="11pt" style:font-size-complex="11pt"/>
    </style:style>
    <style:style style:name="P661" style:parent-style-name="Normal" style:family="paragraph">
      <style:paragraph-properties fo:text-align="justify"/>
      <style:text-properties style:font-weight-complex="bold" fo:color="#000000" fo:font-size="11pt" style:font-size-asian="11pt" style:font-size-complex="11pt"/>
    </style:style>
    <style:style style:name="P662" style:parent-style-name="Normal" style:family="paragraph">
      <style:paragraph-properties fo:text-align="justify"/>
      <style:text-properties fo:font-weight="bold" style:font-weight-asian="bold" style:font-weight-complex="bold" fo:font-size="11pt" style:font-size-asian="11pt" style:font-size-complex="11pt"/>
    </style:style>
    <style:style style:name="P663" style:parent-style-name="Normal" style:family="paragraph">
      <style:text-properties fo:font-weight="bold" style:font-weight-asian="bold" style:font-weight-complex="bold" fo:font-size="11pt" style:font-size-asian="11pt" style:font-size-complex="11pt"/>
    </style:style>
    <style:style style:name="P664" style:parent-style-name="Normal" style:family="paragraph">
      <style:text-properties fo:font-weight="bold" style:font-weight-asian="bold" style:font-weight-complex="bold" fo:font-size="11pt" style:font-size-asian="11pt" style:font-size-complex="11pt"/>
    </style:style>
    <style:style style:name="P665" style:parent-style-name="Normal" style:family="paragraph">
      <style:text-properties fo:font-weight="bold" style:font-weight-asian="bold" style:font-weight-complex="bold" fo:font-size="11pt" style:font-size-asian="11pt" style:font-size-complex="11pt"/>
    </style:style>
    <style:style style:name="P666" style:parent-style-name="Normal" style:family="paragraph">
      <style:paragraph-properties fo:text-align="justify"/>
      <style:text-properties style:font-weight-complex="bold" fo:font-size="11pt" style:font-size-asian="11pt" style:font-size-complex="11pt"/>
    </style:style>
    <style:style style:name="P667"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66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669" style:parent-style-name="Normal" style:family="paragraph">
      <style:text-properties fo:font-weight="bold" style:font-weight-asian="bold" style:font-weight-complex="bold" fo:color="#FF0000" fo:font-size="11pt" style:font-size-asian="11pt" style:font-size-complex="11pt"/>
    </style:style>
    <style:style style:name="P670" style:parent-style-name="Normal" style:family="paragraph">
      <style:text-properties fo:font-weight="bold" style:font-weight-asian="bold" style:font-weight-complex="bold" fo:color="#000000" fo:font-size="11pt" style:font-size-asian="11pt" style:font-size-complex="11pt"/>
    </style:style>
    <style:style style:name="P671" style:parent-style-name="Normal" style:family="paragraph">
      <style:paragraph-properties fo:text-align="justify"/>
    </style:style>
    <style:style style:name="T672" style:parent-style-name="DefaultParagraphFont" style:family="text">
      <style:text-properties style:font-weight-complex="bold" fo:font-size="11pt" style:font-size-asian="11pt" style:font-size-complex="11pt"/>
    </style:style>
    <style:style style:name="T673" style:parent-style-name="DefaultParagraphFont" style:family="text">
      <style:text-properties style:font-weight-complex="bold" fo:font-size="11pt" style:font-size-asian="11pt" style:font-size-complex="11pt" fo:language="en"/>
    </style:style>
    <style:style style:name="T674" style:parent-style-name="DefaultParagraphFont" style:family="text">
      <style:text-properties style:font-weight-complex="bold" fo:font-size="11pt" style:font-size-asian="11pt" style:font-size-complex="11pt" fo:language="en"/>
    </style:style>
    <style:style style:name="T675" style:parent-style-name="DefaultParagraphFont" style:family="text">
      <style:text-properties style:font-weight-complex="bold" fo:font-size="11pt" style:font-size-asian="11pt" style:font-size-complex="11pt" fo:language="en"/>
    </style:style>
    <style:style style:name="T676" style:parent-style-name="DefaultParagraphFont" style:family="text">
      <style:text-properties style:font-weight-complex="bold" fo:font-size="11pt" style:font-size-asian="11pt" style:font-size-complex="11pt"/>
    </style:style>
    <style:style style:name="T677" style:parent-style-name="Hyperlink" style:family="text">
      <style:text-properties style:font-weight-complex="bold" fo:font-size="11pt" style:font-size-asian="11pt" style:font-size-complex="11pt"/>
    </style:style>
    <style:style style:name="T678" style:parent-style-name="DefaultParagraphFont" style:family="text">
      <style:text-properties style:font-weight-complex="bold" fo:font-size="11pt" style:font-size-asian="11pt" style:font-size-complex="11pt"/>
    </style:style>
    <style:style style:name="T679" style:parent-style-name="DefaultParagraphFont" style:family="text">
      <style:text-properties style:font-weight-complex="bold" fo:font-size="11pt" style:font-size-asian="11pt" style:font-size-complex="11pt"/>
    </style:style>
    <style:style style:name="T680" style:parent-style-name="DefaultParagraphFont" style:family="text">
      <style:text-properties style:font-weight-complex="bold" fo:font-size="11pt" style:font-size-asian="11pt" style:font-size-complex="11pt"/>
    </style:style>
    <style:style style:name="P681" style:parent-style-name="Normal" style:family="paragraph">
      <style:paragraph-properties fo:text-align="justify"/>
      <style:text-properties style:font-weight-complex="bold" fo:font-size="11pt" style:font-size-asian="11pt" style:font-size-complex="11pt" fo:language="en"/>
    </style:style>
    <style:style style:name="P682" style:parent-style-name="Normal" style:family="paragraph">
      <style:paragraph-properties fo:text-align="justify"/>
      <style:text-properties style:font-weight-complex="bold" fo:font-size="11pt" style:font-size-asian="11pt" style:font-size-complex="11pt"/>
    </style:style>
    <style:style style:name="P683" style:parent-style-name="Normal" style:family="paragraph">
      <style:text-properties fo:font-weight="bold" style:font-weight-asian="bold" style:font-weight-complex="bold" fo:font-size="11pt" style:font-size-asian="11pt" style:font-size-complex="11pt"/>
    </style:style>
    <style:style style:name="P684" style:parent-style-name="Normal" style:family="paragraph">
      <style:paragraph-properties fo:margin-left="0.25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P685" style:parent-style-name="Normal" style:family="paragraph">
      <style:text-properties fo:font-weight="bold" style:font-weight-asian="bold" style:font-weight-complex="bold" fo:font-size="11pt" style:font-size-asian="11pt" style:font-size-complex="11pt"/>
    </style:style>
    <style:style style:name="TableColumn687" style:family="table-column">
      <style:table-column-properties style:column-width="7.125in"/>
    </style:style>
    <style:style style:name="Table686" style:family="table">
      <style:table-properties style:width="7.125in" fo:margin-left="0in" table:align="left"/>
    </style:style>
    <style:style style:name="TableRow688" style:family="table-row">
      <style:table-row-properties/>
    </style:style>
    <style:style style:name="TableCell689"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690"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691" style:family="table-row">
      <style:table-row-properties/>
    </style:style>
    <style:style style:name="TableCell692" style:family="table-cell">
      <style:table-cell-properties fo:border-top="none" fo:border-left="0.0208in solid #000000" fo:border-bottom="0.0104in solid #000000" fo:border-right="0.0208in solid #000000" fo:padding-top="0in" fo:padding-left="0.075in" fo:padding-bottom="0in" fo:padding-right="0.075in"/>
    </style:style>
    <style:style style:name="P693" style:parent-style-name="Normal" style:family="paragraph">
      <style:text-properties fo:font-weight="bold" style:font-weight-asian="bold" style:font-weight-complex="bold" fo:font-size="11pt" style:font-size-asian="11pt" style:font-size-complex="11pt"/>
    </style:style>
    <style:style style:name="P694" style:parent-style-name="Normal" style:family="paragraph">
      <style:text-properties fo:font-weight="bold" style:font-weight-asian="bold" style:font-weight-complex="bold" fo:font-size="11pt" style:font-size-asian="11pt" style:font-size-complex="11pt"/>
    </style:style>
    <style:style style:name="P695" style:parent-style-name="Normal" style:family="paragraph">
      <style:text-properties fo:font-weight="bold" style:font-weight-asian="bold" style:font-weight-complex="bold" fo:font-size="11pt" style:font-size-asian="11pt" style:font-size-complex="11pt"/>
    </style:style>
    <style:style style:name="P696" style:parent-style-name="Normal" style:family="paragraph">
      <style:text-properties fo:font-weight="bold" style:font-weight-asian="bold" style:font-weight-complex="bold" fo:font-size="11pt" style:font-size-asian="11pt" style:font-size-complex="11pt"/>
    </style:style>
    <style:style style:name="TableColumn698" style:family="table-column">
      <style:table-column-properties style:column-width="7.125in"/>
    </style:style>
    <style:style style:name="Table697" style:family="table">
      <style:table-properties style:width="7.125in" fo:margin-left="0in" table:align="left"/>
    </style:style>
    <style:style style:name="TableRow699" style:family="table-row">
      <style:table-row-properties/>
    </style:style>
    <style:style style:name="TableCell700"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701"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702" style:family="table-row">
      <style:table-row-properties/>
    </style:style>
    <style:style style:name="TableCell703" style:family="table-cell">
      <style:table-cell-properties fo:border-top="none" fo:border-left="0.0208in solid #000000" fo:border-bottom="0.0104in solid #000000" fo:border-right="0.0208in solid #000000" fo:padding-top="0in" fo:padding-left="0.075in" fo:padding-bottom="0in" fo:padding-right="0.075in"/>
    </style:style>
    <style:style style:name="P704" style:parent-style-name="Normal" style:family="paragraph">
      <style:text-properties fo:font-weight="bold" style:font-weight-asian="bold" style:font-weight-complex="bold" fo:color="#000000" fo:font-size="11pt" style:font-size-asian="11pt" style:font-size-complex="11pt"/>
    </style:style>
    <style:style style:name="P705" style:parent-style-name="Normal" style:family="paragraph">
      <style:text-properties style:font-weight-complex="bold" fo:color="#000000"/>
    </style:style>
    <style:style style:name="P706" style:parent-style-name="Normal" style:family="paragraph">
      <style:text-properties fo:font-weight="bold" style:font-weight-asian="bold" style:font-weight-complex="bold" fo:color="#000000"/>
    </style:style>
    <style:style style:name="P707" style:parent-style-name="Normal" style:family="paragraph">
      <style:text-properties style:font-weight-complex="bold" fo:color="#000000"/>
    </style:style>
    <style:style style:name="P708" style:parent-style-name="Normal" style:family="paragraph">
      <style:paragraph-properties fo:margin-left="0.1972in">
        <style:tab-stops/>
      </style:paragraph-properties>
      <style:text-properties style:font-weight-complex="bold" fo:color="#000000"/>
    </style:style>
    <style:style style:name="P709" style:parent-style-name="Normal" style:family="paragraph">
      <style:text-properties style:font-weight-complex="bold" fo:color="#000000"/>
    </style:style>
    <style:style style:name="P710" style:parent-style-name="ListParagraph" style:family="paragraph">
      <style:text-properties style:font-weight-complex="bold" fo:color="#000000"/>
    </style:style>
    <style:style style:name="P711" style:parent-style-name="Normal" style:family="paragraph">
      <style:text-properties style:font-weight-complex="bold" fo:color="#000000"/>
    </style:style>
    <style:style style:name="P712" style:parent-style-name="ListParagraph" style:family="paragraph">
      <style:text-properties style:font-weight-complex="bold" fo:color="#000000"/>
    </style:style>
    <style:style style:name="P713" style:parent-style-name="Normal" style:family="paragraph">
      <style:text-properties style:font-weight-complex="bold" fo:color="#000000"/>
    </style:style>
    <style:style style:name="P714" style:parent-style-name="ListParagraph" style:family="paragraph">
      <style:text-properties style:font-weight-complex="bold" fo:color="#000000"/>
    </style:style>
    <style:style style:name="P715" style:parent-style-name="Normal" style:family="paragraph">
      <style:paragraph-properties fo:text-align="justify"/>
      <style:text-properties style:font-weight-complex="bold" fo:color="#000000"/>
    </style:style>
    <style:style style:name="P716" style:parent-style-name="ListParagraph" style:family="paragraph">
      <style:text-properties style:font-weight-complex="bold" fo:color="#000000"/>
    </style:style>
    <style:style style:name="P717" style:parent-style-name="Normal" style:family="paragraph">
      <style:paragraph-properties fo:text-align="justify"/>
      <style:text-properties style:font-weight-complex="bold" fo:color="#000000"/>
    </style:style>
    <style:style style:name="P718" style:parent-style-name="ListParagraph" style:family="paragraph">
      <style:text-properties style:font-weight-complex="bold" fo:color="#000000"/>
    </style:style>
    <style:style style:name="P719" style:parent-style-name="Normal" style:family="paragraph">
      <style:paragraph-properties fo:text-align="justify"/>
      <style:text-properties style:font-weight-complex="bold" fo:color="#000000"/>
    </style:style>
    <style:style style:name="P720" style:parent-style-name="ListParagraph" style:family="paragraph">
      <style:text-properties style:font-weight-complex="bold" fo:color="#000000"/>
    </style:style>
    <style:style style:name="P721" style:parent-style-name="Normal" style:family="paragraph">
      <style:paragraph-properties fo:text-align="justify"/>
      <style:text-properties style:font-weight-complex="bold" fo:color="#000000"/>
    </style:style>
    <style:style style:name="TableColumn723" style:family="table-column">
      <style:table-column-properties style:column-width="7.125in"/>
    </style:style>
    <style:style style:name="Table722" style:family="table">
      <style:table-properties style:width="7.125in" fo:margin-left="0in" table:align="left"/>
    </style:style>
    <style:style style:name="TableRow724" style:family="table-row">
      <style:table-row-properties/>
    </style:style>
    <style:style style:name="TableCell725"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726"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727" style:family="table-row">
      <style:table-row-properties/>
    </style:style>
    <style:style style:name="TableCell728" style:family="table-cell">
      <style:table-cell-properties fo:border-top="none" fo:border-left="0.0208in solid #000000" fo:border-bottom="0.0104in solid #000000" fo:border-right="0.0208in solid #000000" fo:padding-top="0in" fo:padding-left="0.075in" fo:padding-bottom="0in" fo:padding-right="0.075in"/>
    </style:style>
    <style:style style:name="P729" style:parent-style-name="Normal" style:family="paragraph">
      <style:paragraph-properties fo:margin-left="0.25in">
        <style:tab-stops/>
      </style:paragraph-properties>
      <style:text-properties style:font-name-complex="Arial" fo:font-weight="bold" style:font-weight-asian="bold" style:font-weight-complex="bold" fo:font-size="11pt" style:font-size-asian="11pt" style:font-size-complex="11pt" style:language-asian="en" style:country-asian="GB"/>
    </style:style>
    <style:style style:name="P730"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731" style:parent-style-name="Normal" style:family="paragraph">
      <style:paragraph-properties fo:text-align="justify"/>
      <style:text-properties fo:font-weight="bold" style:font-weight-asian="bold" style:font-weight-complex="bold"/>
    </style:style>
  </office:automatic-styles>
  <office:body>
    <office:text text:use-soft-page-breaks="true">
      <text:p text:style-name="P1"/>
      <text:p text:style-name="P3">Type of Review: Annual Review</text:p>
      <text:p text:style-name="P4"/>
      <text:p text:style-name="Normal"><text:span text:style-name="T5">Project Title: <text:s/></text:span><text:span text:style-name="T6">Twaweza (We Can Do It) Programme</text:span></text:p>
      <text:p text:style-name="P7"/>
      <text:p text:style-name="Normal"><text:span text:style-name="T8">Date started:</text:span><text:span text:style-name="T9"><text:tab/></text:span><text:span text:style-name="T10">9 May 2009</text:span><text:span text:style-name="T11"><text:s/>Date review undertaken:<text:s/></text:span><text:span text:style-name="T12">10 Sept 2012</text:span></text:p>
      <text:p text:style-name="Normal"/>
      <text:p text:style-name="Normal"><text:span text:style-name="T13"><text:s/></text:span></text:p>
      <table:table table:style-name="Table14">
        <table:table-columns>
          <table:table-column table:style-name="TableColumn15"/>
        </table:table-columns>
        <table:table-row table:style-name="TableRow16">
          <table:table-cell table:style-name="TableCell17">
            <text:p text:style-name="Normal"/>
            <text:h text:style-name="P18" text:outline-level="2">Instructions to help complete this<text:s/>template:</text:h>
            <text:p text:style-name="Normal"/>
            <text:p text:style-name="P19">Before commencing the annual review you should have to hand:</text:p>
            <text:p text:style-name="P20"/>
            <text:list text:style-name="LFO1" text:continue-numbering="true">
              <text:list-item>
                <text:p text:style-name="P21">the Business Case or earlier project documentation.</text:p>
              </text:list-item>
              <text:list-item>
                <text:p text:style-name="P22">the Logframe</text:p>
              </text:list-item>
              <text:list-item>
                <text:p text:style-name="P23">the detailed guidance (How to Note)- Reviewing and Scoring Projects</text:p>
              </text:list-item>
              <text:list-item>
                <text:p text:style-name="P24">the most recent annual review (where appropriate)<text:s/>and other related monitoring reports</text:p>
              </text:list-item>
              <text:list-item>
                <text:p text:style-name="P25">key data from ARIES, including the risk rating</text:p>
              </text:list-item>
              <text:list-item>
                <text:p text:style-name="P26">the separate project scoring calculation sheet (pending access to ARIES)</text:p>
              </text:list-item>
            </text:list>
            <text:p text:style-name="P27"/>
            <text:p text:style-name="P28">You should assess and rate the individual outputs using the following rating scale and description. ARIES and the separate project scoring calculation sheet will calculate the overall output score taking account of the weightings and individual outputs scores:</text:p>
            <text:p text:style-name="P29"/>
            <text:p text:style-name="Normal"><text:s/></text:p>
            <table:table table:style-name="Table30">
              <table:table-columns>
                <table:table-column table:style-name="TableColumn31"/>
                <table:table-column table:style-name="TableColumn32"/>
              </table:table-columns>
              <table:table-row table:style-name="TableRow33">
                <table:table-cell table:style-name="TableCell34">
                  <text:p text:style-name="P35">Description</text:p>
                </table:table-cell>
                <table:table-cell table:style-name="TableCell36">
                  <text:p text:style-name="P37">Scale</text:p>
                </table:table-cell>
              </table:table-row>
              <table:table-row table:style-name="TableRow38">
                <table:table-cell table:style-name="TableCell39">
                  <text:p text:style-name="P40">Outputs substantially exceeded expectation</text:p>
                </table:table-cell>
                <table:table-cell table:style-name="TableCell41">
                  <text:p text:style-name="P42">A++</text:p>
                </table:table-cell>
              </table:table-row>
              <table:table-row table:style-name="TableRow43">
                <table:table-cell table:style-name="TableCell44">
                  <text:p text:style-name="P45">Outputs moderately exceeded expectation</text:p>
                </table:table-cell>
                <table:table-cell table:style-name="TableCell46">
                  <text:p text:style-name="P47">A+</text:p>
                </table:table-cell>
              </table:table-row>
              <table:table-row table:style-name="TableRow48">
                <table:table-cell table:style-name="TableCell49">
                  <text:p text:style-name="P50">Outputs met expectation</text:p>
                </table:table-cell>
                <table:table-cell table:style-name="TableCell51">
                  <text:p text:style-name="P52">A</text:p>
                </table:table-cell>
              </table:table-row>
              <table:table-row table:style-name="TableRow53">
                <table:table-cell table:style-name="TableCell54">
                  <text:p text:style-name="P55">Outputs moderately did not meet expectation</text:p>
                </table:table-cell>
                <table:table-cell table:style-name="TableCell56">
                  <text:p text:style-name="P57">B</text:p>
                </table:table-cell>
              </table:table-row>
              <table:table-row table:style-name="TableRow58">
                <table:table-cell table:style-name="TableCell59">
                  <text:p text:style-name="P60">Outputs substantially did not meet expectation</text:p>
                </table:table-cell>
                <table:table-cell table:style-name="TableCell61">
                  <text:p text:style-name="P62">C</text:p>
                </table:table-cell>
              </table:table-row>
            </table:table>
            <text:p text:style-name="Normal"/>
            <text:p text:style-name="Normal"/>
          </table:table-cell>
        </table:table-row>
      </table:table>
      <text:h text:style-name="P63" text:outline-level="2">Introduction and Context</text:h>
      <text:p text:style-name="Normal"/>
      <table:table table:style-name="Table64">
        <table:table-columns>
          <table:table-column table:style-name="TableColumn65"/>
        </table:table-columns>
        <table:table-row table:style-name="TableRow66">
          <table:table-cell table:style-name="TableCell67">
            <text:h text:style-name="Heading2" text:outline-level="2"><text:span text:style-name="T68">What support is the UK providing?</text:span></text:h>
          </table:table-cell>
        </table:table-row>
        <table:table-row table:style-name="TableRow69">
          <table:table-cell table:style-name="TableCell70">
            <text:p text:style-name="P71"/>
            <text:p text:style-name="P72">The UK is providing £6m over five years period<text:s/>(2009 to 2014) to support Twaweza implements its five year programme in Tanzania.<text:s/></text:p>
            <text:p text:style-name="P73"/>
            <text:p text:style-name="P74">Twaweza is an innovative programme that seeks to enable and empower millions of citizens to a) access practical information; b) be able to exercise greater agency i.e. be<text:s/>able to improve their situations and to hold governments to account, and c) use information and agency to access improved basic education, basic health, and clean water.</text:p>
            <text:p text:style-name="P75"/>
            <text:p text:style-name="P76"/>
            <text:p text:style-name="P77"/>
          </table:table-cell>
        </table:table-row>
      </table:table>
      <text:p text:style-name="Normal"/>
      <text:p text:style-name="Normal"/>
      <text:p text:style-name="Normal"/>
      <table:table table:style-name="Table78">
        <table:table-columns>
          <table:table-column table:style-name="TableColumn79"/>
        </table:table-columns>
        <table:table-row table:style-name="TableRow80">
          <table:table-cell table:style-name="TableCell81">
            <text:p text:style-name="P82"/>
            <text:p text:style-name="P83">What are the expected results?</text:p>
          </table:table-cell>
        </table:table-row>
        <table:table-row table:style-name="TableRow84">
          <table:table-cell table:style-name="TableCell85">
            <text:p text:style-name="P86"/>
            <text:p text:style-name="P87">By December 2014, Twaweza seeks to achieve<text:s/>the following results:</text:p>
            <text:p text:style-name="P88"/>
            <text:list text:style-name="LFO2" text:continue-numbering="true">
              <text:list-item>
                <text:p text:style-name="P89">A min of five million citizens in Tanzania equipped with information and can demonstrate evidence in one of the following areas: a) remember and understand information supplied by Twaweza; b) participate in monitoring what is going<text:s/>on (formal or informal); c) express views and debate them in informal or formal public space; and d) take action to either improve their situation or make a difference;</text:p>
              </text:list-item>
            </text:list>
            <text:p text:style-name="P90"/>
            <text:list text:style-name="LFO2" text:continue-numbering="true">
              <text:list-item>
                <text:p text:style-name="P91">Use mass media and other creative information distribution channels in Tanzania to increase citizen awareness on the following key issues/areas:</text:p>
              </text:list-item>
            </text:list>
            <text:p text:style-name="P92"/>
            <text:list text:style-name="LFO2" text:continue-numbering="true">
              <text:list-item>
                <text:list>
                  <text:list-item>
                    <text:p text:style-name="P93">Heath services they are entitled to and know what to do when aren’t treated in a timely manner;</text:p>
                  </text:list-item>
                  <text:list-item>
                    <text:p text:style-name="P94">Essential medicines that are provided for free to all or to certain preferential groups’ e.g. U5,<text:s/>pregnant women, elderly etc, and know what to do when such medicines are not given</text:p>
                  </text:list-item>
                  <text:list-item>
                    <text:p text:style-name="P95">Importance of monitoring water point functionality and benefits of maintaining water points</text:p>
                  </text:list-item>
                  <text:list-item>
                    <text:p text:style-name="P96">Alternative means to treat water for domestic use/consumption</text:p>
                  </text:list-item>
                  <text:list-item>
                    <text:p text:style-name="P97">Purpose and amount<text:s/>of capitation grant and know how to find out how much money reaches schools and are able to respond</text:p>
                  </text:list-item>
                </text:list>
              </text:list-item>
            </text:list>
            <text:p text:style-name="P98"/>
            <text:list text:style-name="LFO2" text:continue-numbering="true">
              <text:list-item>
                <text:p text:style-name="P99">Improved budget transparency, by maintaining and updating the budget visualization dashboard and by putting pressure on authorities (though briefs, MPs and<text:s/>others) to promote citizen access to information on public money;</text:p>
              </text:list-item>
            </text:list>
            <text:p text:style-name="P100"/>
            <text:list text:style-name="LFO2" text:continue-numbering="true">
              <text:list-item>
                <text:p text:style-name="P101">Expanding monitoring of public service delivery, to a point where new monitoring information is released with high frequency (at least every two weeks) and widely covered in the media;</text:p>
              </text:list-item>
            </text:list>
            <text:p text:style-name="P102"/>
            <text:list text:style-name="LFO2" text:continue-numbering="true">
              <text:list-item>
                <text:p text:style-name="P103">Support Faith Based Organizations, Teachers Trade Union, Media Institutions and Consumer Goods Distribution channels to play a catalytic functions towards enabling citizens to become agents of change;</text:p>
              </text:list-item>
            </text:list>
            <text:p text:style-name="P104"/>
            <text:list text:style-name="LFO2" text:continue-numbering="true">
              <text:list-item>
                <text:p text:style-name="P105">150,000 teachers’ contact info is captured in the Union’s database and at least 10,000 of them participate in citizen monitoring initiative;</text:p>
              </text:list-item>
            </text:list>
            <text:p text:style-name="P106"/>
            <text:list text:style-name="LFO2" text:continue-numbering="true">
              <text:list-item>
                <text:p text:style-name="P107">Identify and promote innovative use of technology – e.g. sms, mobile phones, social media etc to promote transparency, citizen monitoring and participation, and citizen agency;</text:p>
              </text:list-item>
            </text:list>
            <text:p text:style-name="P108"/>
            <text:list text:style-name="LFO2" text:continue-numbering="true">
              <text:list-item>
                <text:p text:style-name="P109">Locally and globally, promote engagement with the Open Government Partnership (OGP) to support government become more transparency and responsive to needs and aspirations of citizens;</text:p>
              </text:list-item>
            </text:list>
            <text:p text:style-name="P110"/>
            <text:list text:style-name="LFO2" text:continue-numbering="true">
              <text:list-item>
                <text:p text:style-name="P111">Become a leading source of information, tools and knowledge on<text:s/>what works/don’t work with regard to citizen agency, transparency and citizen participation in Tanzania and East Africa;</text:p>
              </text:list-item>
            </text:list>
            <text:p text:style-name="P112"/>
            <text:list text:style-name="LFO2" text:continue-numbering="true">
              <text:list-item>
                <text:p text:style-name="P113">Make a contribution that promotes/support improvements in government policy thereby increasing citizens’ access to quality basic services – education, health and water.</text:p>
              </text:list-item>
            </text:list>
            <text:p text:style-name="P114"/>
            <text:p text:style-name="P115"/>
          </table:table-cell>
        </table:table-row>
      </table:table>
      <text:p text:style-name="Normal"/>
      <text:p text:style-name="Normal"/>
      <table:table table:style-name="Table116">
        <table:table-columns>
          <table:table-column table:style-name="TableColumn117"/>
        </table:table-columns>
        <table:table-row table:style-name="TableRow118">
          <table:table-cell table:style-name="TableCell119">
            <text:soft-page-break/>
            <text:h text:style-name="P120" text:outline-level="2">What is the context in which UK support is provided?</text:h>
          </table:table-cell>
        </table:table-row>
        <table:table-row table:style-name="TableRow121">
          <table:table-cell table:style-name="TableCell122">
            <text:p text:style-name="P123"/>
            <text:p text:style-name="P124">The results of the 2010 general elections in Tanzania demonstrate increased political competition. Some MPs from both ruling party and opposition are<text:s/>increasingly outspoken, making use of institutions like the Controller and Auditor General (CAG) and Parliamentary Accounts Committee (PAC) to challenge the Executive. This is illustrated most recently and obviously in May’s removal of 6 high-profile ministers including the Ministry of Finance. The key trigger for the reshuffle was the Controller and Auditor General’s (CAG) 2010-11 reports released during the April parliamentary session.  The ensuing Parliamentary debate was led stridently by key cross-party parliamentary committees that added additional claims of financial mismanagement and possible corruption to the audit’s findings. It was reported widely in the media.  The CAG’s reports did not indicate a significant and general deterioration in overall<text:s/>Government PFM and whilst the PCCB has confirmed that investigations are underway, the early assessment of the reporting is that they do not reveal any new, major corruption cases. What is new is the way in which the President has been forced to take action as a result of more assertive accountability mechanisms.</text:p>
            <text:p text:style-name="P125">The power of the media has continued to be strong. Radio remains the main source of information for especially rural Tanzania while the print media has built a reputation for setting an agenda of challenging the Executive. Examples of corrupt practice are regularly headlined in Tanzania, as well as the frustration with services, for example Tanesco. Live broadcast of Parliament sessions provide citizens with access to valuable information about GoT<text:s/>and their MPs performance.</text:p>
            <text:p text:style-name="P126">Pressure for revisions to the Constitution has grown, to the extent that a major Review process has been put in place, potentially creating major opportunities for citizens to secure their rights. Citizens have become increasingly vocal and active outside dialogue processes, for example doctors went on strike and were supported in their actions by a number of civil society activists.</text:p>
            <text:p text:style-name="P127">The increased reach of the Tanzanian state has led to some notable successes, such as increases in<text:s/>Primary School enrolment yet these have not always been accompanied by increases in the quality of service provision. Increasing engagement beyond the state, in accountability processes, will be essential to delivering improvements in the efficiency and efficacy of key services.</text:p>
          </table:table-cell>
        </table:table-row>
      </table:table>
      <text:h text:style-name="P128" text:outline-level="2">Section A: Detailed Output Scoring</text:h>
      <text:p text:style-name="Normal"/>
      <table:table table:style-name="Table129">
        <table:table-columns>
          <table:table-column table:style-name="TableColumn130"/>
        </table:table-columns>
        <table:table-row table:style-name="TableRow131">
          <table:table-cell table:style-name="TableCell132">
            <text:h text:style-name="Heading2" text:outline-level="2"><text:span text:style-name="T133">Output 1:<text:s/></text:span><text:span text:style-name="T134">Increased citizens’ access to information about news, services, entitlements and options</text:span><text:span text:style-name="T135">;</text:span></text:h>
          </table:table-cell>
        </table:table-row>
        <table:table-row table:style-name="TableRow136">
          <table:table-cell table:style-name="TableCell137">
            <text:p text:style-name="P138">Output 1 score and performance description: <text:s/></text:p>
            <text:p text:style-name="P139">Score A</text:p>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P146">indicator</text:p>
                </table:table-cell>
                <table:table-cell table:style-name="TableCell147">
                  <text:p text:style-name="P148">Milestone<text:s/></text:p>
                </table:table-cell>
                <table:table-cell table:style-name="TableCell149">
                  <text:p text:style-name="P150">Achieved</text:p>
                </table:table-cell>
              </table:table-row>
              <table:table-row table:style-name="TableRow151">
                <table:table-cell table:style-name="TableCell152">
                  <text:p text:style-name="P153">Number<text:s/>of people reached - disaggregated by partnership type (essential) and geography (desirable) to increase citizen access to information</text:p>
                </table:table-cell>
                <table:table-cell table:style-name="TableCell154">
                  <text:p text:style-name="P155">5m</text:p>
                </table:table-cell>
                <table:table-cell table:style-name="TableCell156">
                  <text:p text:style-name="P157">8 million (this is an estimated number of min coverage and reach by Radio and TV. It is difficult to say whether they actually listened or watched the specific programmes aired)<text:s/></text:p>
                </table:table-cell>
              </table:table-row>
              <table:table-row table:style-name="TableRow158">
                <table:table-cell table:style-name="TableCell159">
                  <text:p text:style-name="P160"><text:span text:style-name="T161">Number of partnerships with innovative</text:span><text:span text:style-name="T162"><text:note text:note-class="footnote" text:id="_ftn0"><text:note-citation>1</text:note-citation><text:note-body><text:p text:style-name="FootnoteText"><text:s/>Innovative criteria: a) rural coverage of issues, citizen voice and initiatives; b) use well informed data sources; c) evidence of triangulation of data<text:s/>sources; d) increase coverage of stories on how people are making a difference</text:p></text:note-body></text:note></text:span><text:span text:style-name="T163"><text:s/>media programmes developed</text:span></text:p>
                </table:table-cell>
                <table:table-cell table:style-name="TableCell164">
                  <text:p text:style-name="P165">1</text:p>
                </table:table-cell>
                <table:table-cell table:style-name="TableCell166">
                  <text:p text:style-name="P167">1</text:p>
                </table:table-cell>
              </table:table-row>
              <table:table-row table:style-name="TableRow168">
                <table:table-cell table:style-name="TableCell169">
                  <text:p text:style-name="P170">Number of partnerships brokered with Trade Union, Faith Based Organizations and Fast Moving Consumer Goods<text:s/><text:soft-page-break/>Companies to contribute to increased citizen information and agency</text:p>
                </table:table-cell>
                <table:table-cell table:style-name="TableCell171">
                  <text:p text:style-name="P172">4</text:p>
                </table:table-cell>
                <table:table-cell table:style-name="TableCell173">
                  <text:p text:style-name="P174">4</text:p>
                </table:table-cell>
              </table:table-row>
            </table:table>
            <text:p text:style-name="P175"/>
          </table:table-cell>
        </table:table-row>
        <text:soft-page-break/>
        <table:table-row table:style-name="TableRow176">
          <table:table-cell table:style-name="TableCell177">
            <text:p text:style-name="P178">Results that will be reported against the DRF/OP</text:p>
            <text:p text:style-name="P179"><text:span text:style-name="T180">Based on the results achieved by Twaweza over the past year, DFID will count 2.7million beneficiaries from 10 million and 324,000 beneficiaries from 1.2 million for the<text:s/></text:span><text:span text:style-name="T181">year 2011/12, achieved through partnerships with Tanzania Printing Company and Masoko respectively. These results are a subset of all results achieved by Twaweza over the period and they are based on an attempt to remove potential double counting of benefi</text:span><text:span text:style-name="T182">ciaries e.g. by not including those reached through mass media.</text:span></text:p>
            <text:p text:style-name="P183">Progress against expected results:<text:s/></text:p>
            <text:p text:style-name="P184"><text:span text:style-name="T185">Indicator 1:</text:span><text:span text:style-name="T186"><text:s/>Twaweza entered into strategic partnership with Sahara Communications (</text:span><text:span text:style-name="T187">number one in radio, number three in TV in Tanzania – in listenership an</text:span><text:span text:style-name="T188">d viewership respectively),<text:s/></text:span><text:span text:style-name="T189">to strengthen selected existing programs and create new ones to: inform and enable citizens to voice and debate their perspectives, improve quality of news and radio/TV programs, strengthen investigative and public journalism sk</text:span><text:span text:style-name="T190">ills on journalists, triangulate sources (not just single source), promote informed debate, increase coverage or rural issues and people, and carry imaginative public service adverts.<text:s/></text:span></text:p>
            <text:p text:style-name="P191">Through this partnership: 23 new radio and TV programs were produced and broadcasted. Through these radio and TV programs, Sahara was able to air programs that enabled citizens to be more aware of public policy/government promises (notably in education, health and water) against practice/realities on the ground – (e.g. funds<text:s/>reaching schools, medical services being free for defined categories, levels of governance). There was also an increase of coverage of stories on how people are making a difference through their own initiative and commitment. A total of over 750 hours of air time was dedicated on these 23 programs.</text:p>
            <text:p text:style-name="P192"><text:span text:style-name="T193">Reach:</text:span><text:span text:style-name="T194"><text:s/>estimates f</text:span><text:span text:style-name="T195">rom independent media monitoring agent (AudienceScapes National Media Survey 2010) indicates that Radio Free Africa and Star TV has national reach and audience figures of 15mil, and 8mil respect</text:span><text:span text:style-name="T196">ively<text:s/></text:span><text:span text:style-name="T197">of which DFID counts 4.05 million and 2.16 million based on DFID providing  27% of Twaweza’s total funding over the one year period</text:span><text:span text:style-name="T198">. <text:s/></text:span></text:p>
            <text:p text:style-name="P199"><text:span text:style-name="T200">Indicator 2</text:span><text:span text:style-name="T201">:<text:s/></text:span><text:span text:style-name="T202">Twaweza have formed a partnership with Dhamira Communicating Artists to produce Uncle Kochikochi –<text:s/></text:span><text:span text:style-name="T203">a s</text:span><text:span text:style-name="T204">atire radio programme in Tanzania that offers the public the opportunity to express their views on public issues and current affairs through direct participation in radio broadcasts and text messaging. The radio drama encourages listeners to compare and an</text:span><text:span text:style-name="T205">alyse realities – such as practice vs. policies, actual vs. budgets, political promises vs. what happens – and using it to discuss, question and drive change in basic services: education, health, water and freedom of press.<text:s/></text:span></text:p>
            <text:p text:style-name="P206"><text:span text:style-name="T207">The idea is to provoke people t</text:span><text:span text:style-name="T208">o think and engage, to analyse, to speak out and devise solutions to their problems.</text:span><text:span text:style-name="T209">Twaweza provided Dhamira with quality research studies and data that can inform the underlying serious basis of the satire, and seed funding for the research and developmen</text:span><text:span text:style-name="T210">t costs of this new idea. Dhamira developed and produced high quality show and syndicate it to national and local stations (between 1915hrs and 2000hrs).<text:s/></text:span></text:p>
            <text:p text:style-name="P211"><text:span text:style-name="T212">Achievements:</text:span><text:span text:style-name="T213"><text:s/>Through this partnership<text:s/></text:span><text:span text:style-name="T214">36 radio satire programs were produced and broadcasted by 14 r</text:span><text:span text:style-name="T215">adio stations (</text:span><text:span text:style-name="T216">including the national broadcaster Tanzania Broadcasting Corporation and Sauti FM in Mwanza and Shinyanga, Safari FM for Mtwara and Lindi, Country FM for Iringa, Mbeya and parts of Ruvuma, and Radio Boma in Kilimanjaro)</text:span><text:span text:style-name="T217">, covering 90% of<text:s/></text:span><text:span text:style-name="T218">population in Tanzania.</text:span></text:p>
            <text:p text:style-name="P219"><text:span text:style-name="T220">Indicator 3:</text:span><text:span text:style-name="T221"><text:s/>a) Partnership with Trade Union:<text:s/></text:span><text:span text:style-name="T222">Framework agreement reached with the Tanzania Teachers’ Union (TTU)<text:s/></text:span><text:span text:style-name="T223">to: develop a database of all its member teachers to enable better understanding of their profile and improve communic</text:span><text:span text:style-name="T224">ation (strengthen communication and responsiveness with its members countrywide); foster its members to monitor and analyse situation, particularly in relation to capitation grant, availability of books and other supplies, water and sanitation, and other i</text:span><text:span text:style-name="T225">ssues teaching conditions and learning quality; enable TTU leaders to engage citizens on teaching welfare and accountability issues through the media; and enable TTU leaders to begin to engage more effectively with policy players on critical issues.</text:span></text:p>
            <text:p text:style-name="P226"><text:span text:style-name="T227">Achiev</text:span><text:span text:style-name="T228">ements:</text:span><text:span text:style-name="T229"><text:s text:c="2"/>Database for teachers’ union was designed and initial testing done; 2,500 forms to pilot the exercise in 2 districts was sent to TTU and awaiting collection and trial into the database; 250,000 calendars joint published with TTU were distributed t</text:span><text:span text:style-name="T230">o all teachers and schools throughout the country.</text:span></text:p>
            <text:p text:style-name="P231">b) Partnership with FBOs: Framework agreements with at least two faith bodies (Muslim and Christian) Partnerships agreed with major faith bodies to: develop a common (inter-faith) conceptual understanding<text:s/>of ethical issues regarding integrity, transparency, and accountability; inform their members of key issues of public interest, primarily through existing channels such as Friday prayers, Sunday services, madrasas, bible studies; Twaweza may cover printing<text:s/>of materials; encourage members to monitor the local situation, enable monitored information to be collated and sent back; enable local level sharing, analysis and action taking on key issues; enable faith leaders to undertake fact-finding missions and share findings broadly; enable religious leaders to engage citizens on common ethical accountability issues through the media; and enable religious leaders to engage with policy players on critical issues.</text:p>
            <text:p text:style-name="P232"><text:span text:style-name="T233">Achievements</text:span><text:span text:style-name="T234">: Twaweza have had consultations with TE</text:span><text:span text:style-name="T235">C and CCT in 2011 but the challenge still lies on how Twaweza can establish relationship with these bodies amidst ever suspicious political environment. Little progress made with religious networks and 2012 calls for a new strategy, involving well known re</text:span><text:span text:style-name="T236">ligious people.</text:span></text:p>
            <text:p text:style-name="P237">c) Partnership with Fast Moving Consumer Companies: Win-win partnership agreements reached with FMCG companies to use their nationwide distribution (supply chain, marketing &amp; CSR) to: inform citizens through placement of information on the<text:s/>sides of the packaging, special ‘bundling’, or piggybacking materials to distributors.</text:p>
            <text:p text:style-name="P238"><text:span text:style-name="T239">i) Twaweza partnered with Masoko, a leading 'experiential' marketing company, to distribute popular materials and show films across about a third of Tanzania. Masoko, at</text:span><text:span text:style-name="T240"><text:s/>their initiative, distributed Twaweza materials free of charge by piggybacking them on marketing visits they were doing for commercial companies, using specially designed trucks with platforms for staging shows and showing films. The Masoko facilitators t</text:span><text:span text:style-name="T241">hen engage audiences of between 800-2000 at a time with entertainment and discussion of the issues raised in the Twaweza materials, with a staff person assigned to record feedback. Distribution and feedback was monitored and photographs taken. Through thes</text:span><text:span text:style-name="T242">e approaches, materials reached rural audiences that usually do not have access to newspapers, libraries or other print materials.<text:s/></text:span></text:p>
            <text:p text:style-name="P243"><text:span text:style-name="T244">Achievements:</text:span><text:span text:style-name="T245"><text:s/></text:span><text:span text:style-name="T246">Reached an estimated 1.2 million people,<text:s/></text:span><text:span text:style-name="T247">of which DFID counts 0.324 million based on DFID providing  27% of Tw</text:span><text:span text:style-name="T248">aweza’s total funding over the one year period</text:span><text:span text:style-name="T249"><text:s/>in 27 districts -<text:s/></text:span><text:span text:style-name="T250">directly engaging and inform citizens on the key findings in Education, water and health and enhance interaction through small competitions to foster awareness on key issues and to understand</text:span><text:span text:style-name="T251"><text:s/>community/individual actions towards resolving them; and promote debate on issues of common concern and devise means to receive bottom – up feedback through consumer network.</text:span></text:p>
            <text:p text:style-name="P252">ii) Twaweza - entered into a partnership with Tanzania Printing Services, one of<text:s/>the largest printers of exercise books in Tanzania, to print and distribute messages on at least 40 million exercise books. The books do not pile up or get lost, for they are sold through the printers’ extremely efficient distribution network in Tanzania.<text:s/>Each exercise book featured a cartoon character on the front cover inviting readers to turn the page and attempt a simple test - to test basic literacy and numeracy among children. After doing the test the reader is encouraged to share it with friends. Inside the back cover of each exercise book there is a list of things that students, teachers, parents can do to improve learning. Twaweza paid the printer less than 1 USD per 1,000 notebooks.</text:p>
            <text:p text:style-name="P253"><text:span text:style-name="T254">Achievements</text:span><text:span text:style-name="T255">:<text:s/></text:span><text:span text:style-name="T256">Reached an estimated 10 million children across the</text:span><text:span text:style-name="T257"><text:s/>country - of which DFID counts 2.7 million based on DFID providing  27% of Twaweza’s total funding over the one year period with messages that promotes basic literacy and numeracy</text:span></text:p>
            <text:p text:style-name="P258">Recommendations: <text:s/></text:p>
            <text:list text:style-name="LFO3" text:continue-numbering="true">
              <text:list-item>
                <text:p text:style-name="P259"><text:span text:style-name="T260">As support to mass media broadcasters such as Sahara Com</text:span><text:span text:style-name="T261">munications continue, Twaweza should seek to devise and ensure each media outlet has clear mechanisms to collect listener and viewer feedback.</text:span></text:p>
              </text:list-item>
              <text:list-item>
                <text:p text:style-name="P262"/>
              </text:list-item>
            </text:list>
            <text:p text:style-name="P263">Impact Weighting 45%</text:p>
            <text:p text:style-name="Normal"><text:span text:style-name="T264">Revised since last Annual Review?<text:s/></text:span><text:span text:style-name="T265">N</text:span></text:p>
            <text:p text:style-name="P266"/>
            <text:p text:style-name="P267">Risk: <text:s/>Low</text:p>
            <text:p text:style-name="Normal"><text:span text:style-name="T268">Revised since last Annual Review?<text:s/></text:span><text:span text:style-name="T269">N</text:span></text:p>
            <text:p text:style-name="P270"/>
          </table:table-cell>
        </table:table-row>
      </table:table>
      <text:p text:style-name="Normal"/>
      <text:p text:style-name="Normal"/>
      <table:table table:style-name="Table271">
        <table:table-columns>
          <table:table-column table:style-name="TableColumn272"/>
        </table:table-columns>
        <table:table-row table:style-name="TableRow273">
          <table:table-cell table:style-name="TableCell274">
            <text:h text:style-name="P275" text:outline-level="2">Output 2: Citizens actively monitoring government services and resources</text:h>
          </table:table-cell>
        </table:table-row>
        <table:table-row table:style-name="TableRow276">
          <table:table-cell table:style-name="TableCell277">
            <text:p text:style-name="P278">Output 2 score and performance description: <text:s/></text:p>
            <text:p text:style-name="P279"/>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Indicator</text:p>
                </table:table-cell>
                <table:table-cell table:style-name="TableCell287">
                  <text:p text:style-name="P288">Milestone</text:p>
                </table:table-cell>
                <table:table-cell table:style-name="TableCell289">
                  <text:p text:style-name="P290">Achieved</text:p>
                </table:table-cell>
              </table:table-row>
              <table:table-row table:style-name="TableRow291">
                <table:table-cell table:style-name="TableCell292">
                  <text:p text:style-name="P293">Initiatives to promote use of mobile technology to monitor public services</text:p>
                </table:table-cell>
                <table:table-cell table:style-name="TableCell294">
                  <text:p text:style-name="P295">One initiative developed and<text:s/>tested at regional level</text:p>
                </table:table-cell>
                <table:table-cell table:style-name="TableCell296">
                  <text:p text:style-name="P297">Listening to Dar survey initiative developed and tested</text:p>
                </table:table-cell>
              </table:table-row>
              <table:table-row table:style-name="TableRow298">
                <table:table-cell table:style-name="TableCell299">
                  <text:p text:style-name="P300">Initiatives on Citizen-monitoring activities in health, education and water on-going identified and supported</text:p>
                </table:table-cell>
                <table:table-cell table:style-name="TableCell301">
                  <text:p text:style-name="P302">Four initiatives</text:p>
                </table:table-cell>
                <table:table-cell table:style-name="TableCell303">
                  <text:p text:style-name="P304">Four initiatives</text:p>
                </table:table-cell>
              </table:table-row>
            </table:table>
            <text:p text:style-name="P305"/>
          </table:table-cell>
        </table:table-row>
        <table:table-row table:style-name="TableRow306">
          <table:table-cell table:style-name="TableCell307">
            <text:p text:style-name="P308">Score: A</text:p>
            <text:p text:style-name="P309">Progress against<text:s/>expected results:<text:s/></text:p>
            <text:p text:style-name="P310"><text:span text:style-name="T311">Indicator 1:</text:span><text:span text:style-name="T312"><text:s/></text:span><text:span text:style-name="T313">Service monitoring in Dar es Salaam: Twaweza in collaboration with World Bank and Data Vision, has initiated a Mobile Phone Survey to inform the public, civil society organizations and the government on how citizens view pub</text:span><text:span text:style-name="T314">lic services. The results aid citizens in making informed decisions and in holding leaders to account.<text:s/></text:span></text:p>
            <text:p text:style-name="P315">The Listening to Dar Survey (formerly the Dar es Salaam Mobile Phone Public Services Monitoring Survey) has a representative sample of about 350<text:s/>randomly selected residents of Dar es Salaam, who have agreed to participate in the survey, are called once every two weeks and asked a set of questions on a particular topic. This citizen-led monitoring exercise has uncovered findings related to health, education, water supply, infrastructure, governance and nutrition. The collected data with analysis is released within two weeks and is distributed through websites, blogs, and local print media.<text:s/></text:p>
            <text:p text:style-name="P316"><text:span text:style-name="T317">Building from the successes of Service Monitoring in Dar, to</text:span><text:span text:style-name="T318">wards the end of 2011 Twaweza developed a concept note on using mobile phones to carry out country-wide survey called Wananchi Survey (i.e. Citizen Survey). The<text:s/></text:span><text:span text:style-name="T319">concept note outlines an approach to data gathering that combines the strength of household sur</text:span><text:span text:style-name="T320">veys (representativeness) with possibilities offered by mobile phones (low cost, high frequency feedback).<text:s/></text:span><text:span text:style-name="T321">Wananchi Survey</text:span><text:span text:style-name="T322"><text:s/></text:span><text:span text:style-name="T323">aims to collect data at a fraction of the cost of ordinary household surveys, in a way that is more frequent and more responsive to c</text:span><text:span text:style-name="T324">hanging data needs.<text:s/></text:span></text:p>
            <text:p text:style-name="P325"><text:span text:style-name="T326">Indicator 2:<text:s/></text:span><text:span text:style-name="T327">a)</text:span><text:span text:style-name="T328"><text:s/>Youth Checking if Government Services Work for them:<text:s/></text:span><text:span text:style-name="T329">TAMASHA (a youth focused CSO) launched its Contested Development programme in 2011 to determine how national plans and political promises are implemented on the groun</text:span><text:span text:style-name="T330">d and provide evidence to politicians, administrators and citizens as a whole on ‘the state of the nation’. TAMASHA conducted research on cross cutting issues facing rural communities (particularly youth) using collected data to empower citizens and train<text:s/></text:span><text:span text:style-name="T331">them on how to monitor basic service delivery. A key goal of the project was to call on beneficiaries of public services to monitor deliveries themselves—to set the framework for a bottom up approach of citizen monitoring. Tamasha conducted a youth led res</text:span><text:span text:style-name="T332">earch project in 8 districts of Tanzania that covered a wide selection of current and relevant issues in Tanzanian society including: communication and infrastructure, education, water and electricity, and youth and wellbeing.</text:span></text:p>
            <text:p text:style-name="P333">Achievements: a) 32 villages,<text:s/>960 households (100% of the target) were surveyed, educated and empowered to think and act on issues affecting their rural communities; b) 595 youth facilitators (100% of the target) were recruited, trained and engaged in each respective district to implement the programme.; and c) English/Swahili reports, policy briefs and presentations were tailored to various government, development, private and community stakeholders around the country and online to disseminate the programmes findings to their full extent.</text:p>
            <text:p text:style-name="P334"><text:span text:style-name="T335">b) Monitoring Capitation Grants to schools:<text:s/></text:span><text:span text:style-name="T336">According to a Government-World Bank Agreement, a capitation grant of TZS 10,000 (about USD 7) per student was to reach secondary schools in the first month of the school year (by January 31, 2011). A clear,</text:span><text:span text:style-name="T337"><text:s/>specified, time-bound target. But would the money reach schools? Past practice did not give hope, since funds were often delayed and inadequate. So Twaweza partnered with national NGO HakiElimu and leading network Policy Forum to monitor the distribution<text:s/></text:span><text:span text:style-name="T338">of capitation grants to secondary schools. The task involved a simple exercise of calling 100 secondary school head teachers by mobile phone, two-three weeks after the January 31 deadline. Findings showed that 93 percent of the schools contacted had not re</text:span><text:span text:style-name="T339">ceived any money, and the few who had received an average of only TZS 517 per student. But the fact that the monitoring exercise had been announced got the authorities and the World Bank worried about the implications of the monitoring exercise, and spurre</text:span><text:span text:style-name="T340">d them into action. Ironically, even before the monitoring findings were published, the fact of the monitoring exercise triggered release of the full TZS 10,000 per student to schools. A simple exercise costing USD 500 triggered the release of several mill</text:span><text:span text:style-name="T341">ion dollars! Whether these gains were sustained over time is not clear - a follow up by Twaweza exercise is planned in 2012.</text:span></text:p>
            <text:p text:style-name="P342"><text:span text:style-name="T343">c)<text:s/></text:span><text:span text:style-name="T344">Water Sector:</text:span><text:span text:style-name="T345"><text:s/>The pilot programme by Twaweza and Daraja to improve water point functionality in 3 districts was terminated in mi</text:span><text:span text:style-name="T346">d-2011. A mobile phone number was widely communicated to citizens to text back on the condition of water points in their local areas. Responses were very few and much lower than anticipated. Out of 829 messages received, only 183 met the criteria to be for</text:span><text:span text:style-name="T347">warded to the District Water Engineer and just 38 came from the piloted area. This resulted into 12 water points being attended by DWE benefitting about 24,000 people. Though the response rate by local governments was high, the SMS pilot was considered a f</text:span><text:span text:style-name="T348">ailure. In the spirit of learning Daraja analysed and published the exercise. Based on the lessons, Daraja will engage a different strategy to increase accountability that leads to improved access to water.</text:span></text:p>
            <text:p text:style-name="P349"><text:span text:style-name="T350">d)<text:s/></text:span><text:span text:style-name="T351">Health</text:span><text:span text:style-name="T352"><text:s/>– Learning &amp; monitoring stockouts: Twaw</text:span><text:span text:style-name="T353">eza supported Tamasha to design and print two types of booklets on health and distribute 500,000 copies of printed copies: 1) Bure bora?- medical services provided for free but characterized with poor service and unavailability of medicines. 2) Afya yafia<text:s/></text:span><text:span text:style-name="T354">Wapi? (creating public awareness on sanitation issues in the societies)</text:span></text:p>
            <text:p text:style-name="P355">Twaweza also worked with Sikika (health focused CSO) on a program to monitor gauzes and two essential drugs in health centres. Twaweza and Sikika jointly prepared the proposal and methodology but in the midst of the exercise Sikika decided to publish it alone.</text:p>
            <text:p text:style-name="P356">Recommendations: <text:s/></text:p>
            <text:list text:style-name="LFO4" text:continue-numbering="true">
              <text:list-item>
                <text:p text:style-name="P357">Twaweza to ensure that lessons and experience gained from the use of mobile phones to monitor services and collect information inform the design of the planned<text:s/>Wananchi Survey to be rolled out country-wide in 2012;</text:p>
              </text:list-item>
              <text:list-item>
                <text:p text:style-name="P358"/>
              </text:list-item>
            </text:list>
            <text:p text:style-name="P359">Impact Weighting 35%</text:p>
            <text:p text:style-name="P360"><text:span text:style-name="T361">Revised since last Annual Review?<text:s/></text:span><text:span text:style-name="T362">N</text:span></text:p>
            <text:p text:style-name="P363"/>
            <text:p text:style-name="P364">Risk: <text:s/>Medium</text:p>
            <text:p text:style-name="P365"><text:span text:style-name="T366">Revised since last Annual Review?<text:s/></text:span><text:span text:style-name="T367">N</text:span></text:p>
            <text:p text:style-name="P368"/>
          </table:table-cell>
        </table:table-row>
      </table:table>
      <text:p text:style-name="Normal"/>
      <text:p text:style-name="Normal"/>
      <table:table table:style-name="Table369">
        <table:table-columns>
          <table:table-column table:style-name="TableColumn370"/>
        </table:table-columns>
        <table:table-row table:style-name="TableRow371">
          <table:table-cell table:style-name="TableCell372">
            <text:h text:style-name="P373" text:outline-level="2">Output 3: Engagement in budget transparency, research on public service delivery and<text:s/>strategic initiatives to promote transparency and service delivery;</text:h>
          </table:table-cell>
        </table:table-row>
        <table:table-row table:style-name="TableRow374">
          <table:table-cell table:style-name="TableCell375">
            <table:table table:style-name="Table376">
              <table:table-columns>
                <table:table-column table:style-name="TableColumn377"/>
                <table:table-column table:style-name="TableColumn378"/>
                <table:table-column table:style-name="TableColumn379"/>
              </table:table-columns>
              <table:table-row table:style-name="TableRow380">
                <table:table-cell table:style-name="TableCell381">
                  <text:p text:style-name="P382">Indicator</text:p>
                </table:table-cell>
                <table:table-cell table:style-name="TableCell383">
                  <text:p text:style-name="P384">Milestone</text:p>
                </table:table-cell>
                <table:table-cell table:style-name="TableCell385">
                  <text:p text:style-name="P386">Achieved</text:p>
                </table:table-cell>
              </table:table-row>
              <table:table-row table:style-name="TableRow387">
                <table:table-cell table:style-name="TableCell388">
                  <text:p text:style-name="P389">Fiscal information (the way public money is collected, allocated, spent and accounted for) is more accessible to citizens, MPs and Policy Makers</text:p>
                </table:table-cell>
                <table:table-cell table:style-name="TableCell390">
                  <text:p text:style-name="P391">Budget<text:s/>visualization tool developed and tested</text:p>
                </table:table-cell>
                <table:table-cell table:style-name="TableCell392">
                  <text:p text:style-name="P393"><text:span text:style-name="T394">Budget visualization tool developed and tested</text:span></text:p>
                </table:table-cell>
              </table:table-row>
              <table:table-row table:style-name="TableRow395">
                <table:table-cell table:style-name="TableCell396">
                  <text:p text:style-name="P397">Number of evidence-based policy and monitoring briefs produced and disseminated</text:p>
                </table:table-cell>
                <table:table-cell table:style-name="TableCell398">
                  <text:p text:style-name="P399">4 policy briefs</text:p>
                  <text:p text:style-name="P400">5 monitoring briefs</text:p>
                </table:table-cell>
                <table:table-cell table:style-name="TableCell401">
                  <text:p text:style-name="P402">4 policy briefs</text:p>
                  <text:p text:style-name="P403">5 monitoring briefs</text:p>
                </table:table-cell>
              </table:table-row>
              <table:table-row table:style-name="TableRow404">
                <table:table-cell table:style-name="TableCell405">
                  <text:p text:style-name="P406">Effective<text:s/>engagement in Open Government Partnership</text:p>
                </table:table-cell>
                <table:table-cell table:style-name="TableCell407">
                  <text:p text:style-name="P408">Evidence towards engaging in OGP process locally and globally</text:p>
                </table:table-cell>
                <table:table-cell table:style-name="TableCell409">
                  <text:p text:style-name="P410">Twaweza Head is a member of OGP SC and made a CSO statement in OGP meeting in New York in Sept 2011<text:s/></text:p>
                </table:table-cell>
              </table:table-row>
            </table:table>
            <text:p text:style-name="P411">Score: A</text:p>
          </table:table-cell>
        </table:table-row>
        <table:table-row table:style-name="TableRow412">
          <table:table-cell table:style-name="TableCell413">
            <text:p text:style-name="P414">Progress against expected results:<text:s/></text:p>
            <text:p text:style-name="P415">Indicator 1<text:s/></text:p>
            <text:list text:style-name="LFO5" text:continue-numbering="true">
              <text:list-item>
                <text:p text:style-name="P416"><text:span text:style-name="T417">Follow Your Money – Tanzania Budget Visualization Dashboard</text:span><text:span text:style-name="T418">:<text:s/></text:span><text:span text:style-name="T419">Information about how the government spends tax money in Tanzania is becoming much easier to access. However, the format in which it is presented, in reports or budget books, is ofte</text:span><text:span text:style-name="T420">n too bulky and complex to grasp. It can be a time consuming job to understand, and many people simply don't have time to invest in doing it. With visualizations it is possible to show complex data in a format that is easy to absorb and understand. One can</text:span><text:span text:style-name="T421"><text:s/>quickly get an impression of how the government allocates tax resources, and what’s more, no expertise in budget analysis is required. Twaweza has developed Budget Visualization Dashboard in 2011 (to be updated every year), to make information about the w</text:span><text:span text:style-name="T422">ay the Treasury allocates taxpayers money more accessible: transparent, easy to understand and exciting to follow. The dashboard has been inspired in part by<text:s/></text:span><text:span text:style-name="T423">Where Does My Money Go</text:span><text:span text:style-name="T424">, a similar project run by the Open Knowledge Foundation in the UK. Develope</text:span><text:span text:style-name="T425">d dashboard can be accessed<text:s/></text:span><text:a xlink:href="http://twaweza.org/uploads/flash/budget-visualization-000/Twaweza.html" office:target-frame-name="_top" xlink:show="replace"><text:span text:style-name="T426">here</text:span></text:a><text:span text:style-name="T427">.</text:span><text:span text:style-name="T428"><text:s/></text:span></text:p>
              </text:list-item>
            </text:list>
            <text:p text:style-name="P429"/>
            <text:list text:style-name="LFO5" text:continue-numbering="true">
              <text:list-item>
                <text:p text:style-name="P430">Twaweza made presentations at the Budget Transparency and Accountability Conference organized by the CAG in May 2011. This focused on the Open Budget Index (OBI) 2010 findings and Twaweza’s budget data visualization portal, both of which were well received and have been a precursor to the recent release of Budget Books in Tanzania. The Tanzanian spending dashboard was released in a CD<text:s/>format by Twaweza to over 200 participants to this conference. <text:s/></text:p>
              </text:list-item>
            </text:list>
            <text:p text:style-name="P431"/>
            <text:list text:style-name="LFO5" text:continue-numbering="true">
              <text:list-item>
                <text:p text:style-name="P432">Twaweza has developed a document tracker, reporting availability of key budget documents in the budget cycle in Tanzania. This has been introduced on Twaweza’s website for wider access by<text:s/>CSOs, DPs, Policy Makers etc<text:s/></text:p>
              </text:list-item>
            </text:list>
            <text:p text:style-name="P433"/>
            <text:p text:style-name="P434">Indicator 2:<text:s/></text:p>
            <text:p text:style-name="P435"/>
            <text:list text:style-name="LFO6" text:continue-numbering="true">
              <text:list-item>
                <text:p text:style-name="P436"><text:span text:style-name="T437">Twaweza published 4 policy briefs, and 5 monitoring briefs which received wide media coverage. They included the following: a) Is the Money Reaching Schools? -<text:s/></text:span><text:span text:style-name="T438">Policy brief highlighting some of the gaps that<text:s/></text:span><text:span text:style-name="T439">have been observed in the first few months of SEDP II implementation; b) Where Does Education Money Go? – a brief questioning how the Government's primary education budget is used; c) Who returned to Parliament? – does MP performance in Parliament matter t</text:span><text:span text:style-name="T440">o voters? How did it affect their chance of MPs being re-elected for another 5 year term?; and d) Why Audit if Findings are Ignored? – Lessons from five years of local government audits.<text:s/></text:span></text:p>
              </text:list-item>
            </text:list>
            <text:p text:style-name="P441"/>
            <text:list text:style-name="LFO6" text:continue-numbering="true">
              <text:list-item>
                <text:p text:style-name="P442">A policy note was prepared for the World Bank on Human development<text:s/>sectors and used in an induction seminar for newly appointed Cabinet Ministers following the 2010 election in early 2011.</text:p>
              </text:list-item>
            </text:list>
            <text:p text:style-name="P443"/>
            <text:list text:style-name="LFO6" text:continue-numbering="true">
              <text:list-item>
                <text:p text:style-name="P444">Twaweza prepared the first comparative East Africa Report using Uwezo datasets. The report, elicited significant debate about policy<text:s/>and practices in education in the East Africa Region. It further opened at space to reflect about the methodological coherence of the Uwezo assessment, especially in relation to comparability of tests administered and test results.</text:p>
              </text:list-item>
            </text:list>
            <text:p text:style-name="P445"/>
            <text:p text:style-name="P446"/>
            <text:p text:style-name="P447"><text:span text:style-name="T448">Indicator 3</text:span><text:span text:style-name="T449"><text:s/></text:span></text:p>
            <text:p text:style-name="P450"/>
            <text:list text:style-name="LFO6" text:continue-numbering="true">
              <text:list-item>
                <text:p text:style-name="P451"><text:span text:style-name="T452">Twaweza’</text:span><text:span text:style-name="T453">s Head is one of the co-creator of the Open Government Partnership (OGP) and is successfully serving as a founding member of the Steering Committee. OGP aims to secure concrete commitments from governments to promote transparency, empower citizens, fight c</text:span><text:span text:style-name="T454">orruption, and harness new technologies to strengthen governance. Unusually, OGP is overseen by a Steering Committee of equal numbers of governments and civil society organizations (CSOs). The OGP was launched on 20 September 2011 by President Obama and Pr</text:span><text:span text:style-name="T455">esident Rousseff in New York City, where Rajani was asked to make<text:s/></text:span><text:a xlink:href="http://www.opengovpartnership.org/news/open-government-human-government" office:target-frame-name="_top" xlink:show="replace"><text:span text:style-name="T456">remarks on behalf of civil society</text:span></text:a><text:span text:style-name="T457">. As of early 2012, 55 countries had joined the OGP, including Tanz</text:span><text:span text:style-name="T458">ania and Kenya, where Twaweza also supported local engagement with the initiative.</text:span></text:p>
              </text:list-item>
            </text:list>
            <text:p text:style-name="P459"/>
            <text:p text:style-name="P460">Recommendations: <text:s/></text:p>
            <text:p text:style-name="P461">Twaweza to disseminate more information more widely on its engagement in OGP process to ensure global knowledge and experience gained inform the process<text:s/>locally in Tanzania</text:p>
            <text:p text:style-name="P462"/>
            <text:p text:style-name="P463">Impact Weighting 20%</text:p>
            <text:p text:style-name="Normal"><text:span text:style-name="T464">Revised since last Annual Review?<text:s/></text:span><text:span text:style-name="T465">N</text:span></text:p>
            <text:p text:style-name="P466"/>
            <text:p text:style-name="P467">Risk: <text:s/>Low</text:p>
            <text:p text:style-name="Normal"><text:span text:style-name="T468">Revised since last Annual Review?<text:s/></text:span><text:span text:style-name="T469">N</text:span></text:p>
            <text:p text:style-name="P470"/>
          </table:table-cell>
        </table:table-row>
        <table:table-row table:style-name="TableRow471">
          <table:table-cell table:style-name="TableCell472">
            <text:p text:style-name="P473"/>
          </table:table-cell>
        </table:table-row>
      </table:table>
      <text:p text:style-name="Normal"/>
      <text:p text:style-name="Normal"/>
      <text:p text:style-name="Normal"/>
      <text:h text:style-name="P474" text:outline-level="2">Section B: Results and Value for Money.</text:h>
      <text:p text:style-name="Normal"/>
      <table:table table:style-name="Table475">
        <table:table-columns>
          <table:table-column table:style-name="TableColumn476"/>
        </table:table-columns>
        <table:table-row table:style-name="TableRow477">
          <table:table-cell table:style-name="TableCell478">
            <text:h text:style-name="P479" text:outline-level="2">1. <text:s/>Progress and results</text:h>
          </table:table-cell>
        </table:table-row>
        <table:table-row table:style-name="TableRow480">
          <table:table-cell table:style-name="TableCell481">
            <text:p text:style-name="P482">1.1 Has the logframe been updated since last review? <text:s/>Yes</text:p>
            <text:p text:style-name="P483">Logframe was revised in May 2012 as part of extension of DFID support to Twaweza over the period up to Dec 2014. Milestones and Targets were sharpened and on Twaweza’s work on budget transparency and open government partnership refined.</text:p>
            <text:p text:style-name="P484">1.2 <text:s/>Overall Output Score and Description: <text:s/>A <text:s/>Outputs met Expectation</text:p>
            <text:p text:style-name="P485">The programme has performed well across all of the outputs. Key achievements include</text:p>
            <text:list text:style-name="LFO7" text:continue-numbering="true">
              <text:list-item>
                <text:p text:style-name="P486">Reaching an estimated 8 million citizens through a partnership with Sahara Communications that owns Radio Free Africa and Star TV. A total of 23 new radio and TV programs were produced and broadcasted at estimated 570 hours. Through these radio and TV programs, Sahara was able to air programs that enabled citizens to be more aware of public policy/government promises (notably in education, health and water) against practice/realities on the ground – (e.g. funds reaching schools, medical services being free for defined categories, levels of governance). There was also an increase of coverage of stories on how people are<text:s/>making a difference through their own initiative and commitment;</text:p>
              </text:list-item>
              <text:list-item>
                <text:p text:style-name="P487">Supported the production and broadcasting of 36 radio satire programs by 14 radio stations, offering opportunity to 90% of population in Tanzania to think and engage, to analyse, to speak out<text:s/>and devise solutions to their problems;</text:p>
              </text:list-item>
              <text:list-item>
                <text:p text:style-name="P488">Database for teachers’ union was designed and initial testing done; 2,500 forms to pilot the exercise in 2 districts was sent to TTU and awaiting collection and trial into the database; 250,000 calendars joint published with TTU were distributed to all teachers and schools throughout the country;</text:p>
              </text:list-item>
              <text:list-item>
                <text:p text:style-name="P489"><text:span text:style-name="T490">Reached an estimated 1.2 million people in 27 districts -<text:s/></text:span><text:span text:style-name="T491">directly engaging and inform citizens on the key findings in Education, water and health and enhance interaction th</text:span><text:span text:style-name="T492">rough small competitions to foster awareness on key issues and to understand community/individual actions towards resolving them; and promote debate on issues of common concern and devise means to receive bottom – up feedback through consumer network;</text:span></text:p>
              </text:list-item>
              <text:list-item>
                <text:p text:style-name="P493">Reached an estimated 10 million children across the country with messages that promotes basic literacy and numeracy;<text:s/></text:p>
              </text:list-item>
              <text:list-item>
                <text:p text:style-name="P494">Supported youth to actively check if government services are working for them. 595 youth facilitators were recruited, trained and engaged in each respective district to implement the programme. 32 villages, 960 households were surveyed, educated and empowered to think and act on issues affecting their rural communities;</text:p>
              </text:list-item>
              <text:list-item>
                <text:p text:style-name="P495"><text:span text:style-name="T496">Developed Budget Visualization Dashboard in 2011 (to be updated every year),</text:span><text:span text:style-name="T497"><text:s/>to make information about the way the Treasury allocates taxpayers money more accessible: transparent, easy to understand and exciting to follow. The dashboard has been inspired in part by<text:s/></text:span><text:span text:style-name="T498">Where Does My Money Go</text:span><text:span text:style-name="T499">, a similar project run by the Open Knowledg</text:span><text:span text:style-name="T500">e Foundation in the UK;</text:span></text:p>
              </text:list-item>
              <text:list-item>
                <text:p text:style-name="P501">Prepared the first comparative East Africa Report using Uwezo’s literacy/numeracy datasets. The report, elicited significant debate about policy and practices in education in the East Africa Region;</text:p>
              </text:list-item>
              <text:list-item>
                <text:p text:style-name="P502"><text:span text:style-name="T503">Effective contribution to the Ope</text:span><text:span text:style-name="T504">n Government Partnership (OGP) – globally and nationally. OGP aims to secure concrete commitments from governments to promote transparency, empower citizens, fight corruption, and harness new technologies to strengthen governance.</text:span></text:p>
              </text:list-item>
            </text:list>
            <text:p text:style-name="P505">1.3 <text:s/>Direct feedback from<text:s/>beneficiaries</text:p>
            <text:p text:style-name="P506">Twaweza uses social media (Facebook, twitter, RSS etc) to interact and receive direct feedback from beneficiaries. They currently have about 2,000 followers in Twitter. Annually, Twaweza organizes a one week immersion for its staff to live and experience realities on remote Tanzania. Observations and findings from these immersions are meant to inform Twaweza’s work as it provides direct feedback from beneficiaries.</text:p>
          </table:table-cell>
        </table:table-row>
        <table:table-row table:style-name="TableRow507">
          <table:table-cell table:style-name="TableCell508">
            <text:list text:style-name="LFO8" text:continue-numbering="true">
              <text:list-item>
                <text:list>
                  <text:list-item>
                    <text:p text:style-name="P509">Summary of overall progress</text:p>
                  </text:list-item>
                </text:list>
              </text:list-item>
            </text:list>
            <text:p text:style-name="P510"><text:span text:style-name="T511">Overall progress is covered in section 1.2 above.</text:span></text:p>
          </table:table-cell>
        </table:table-row>
        <table:table-row table:style-name="TableRow512">
          <table:table-cell table:style-name="TableCell513">
            <text:p text:style-name="P514"><text:span text:style-name="T515"><text:s/></text:span><text:span text:style-name="T516">1.5</text:span><text:span text:style-name="T517"><text:s text:c="2"/></text:span><text:span text:style-name="T518">Key challenges</text:span></text:p>
            <text:p text:style-name="P519">Twaweza’s implementation arrangement is very much depending on partnerships. Significant staff time investment was needed by Twaweza to research, broker, manage and monitor partnerships. To better address this challenge, Twaweza had<text:s/>to recruit more staff in 2011 including creating new two new senior positions, one managing programs and another managing operations.</text:p>
            <text:p text:style-name="P520"/>
          </table:table-cell>
        </table:table-row>
        <table:table-row table:style-name="TableRow521">
          <table:table-cell table:style-name="TableCell522">
            <text:p text:style-name="P523">1.6 <text:s/>Annual Outcome Assessment</text:p>
            <text:p text:style-name="P524">The outcome of the programme is “Increased citizens’ ability to exercise greater agency –<text:s/>i.e. able to take initiatives to improve their situation and hold government to account.”<text:s/></text:p>
            <text:p text:style-name="P525">This outcome is likely to be achieved. Consistent to its Theory of Change (ToC), Twaweza’s activities during the reporting period concentrated in promoting greater<text:s/>transparency and increasing citizens’ access to information as means to promote citizen agency. There are clear evidence from this review (see output sections above) that more citizens were equipped with information especially related to education, health<text:s/>and water services. When citizens are informed, equipped and inspired to act, they are able to exert more control over their lives, and negotiate better service delivery. Daraja and Capitation Grant Monitoring experiences are being highlighted below as an<text:s/>illustration of how citizen engagement results into tangible benefits on service delivery:</text:p>
            <text:p text:style-name="P526"><text:span text:style-name="T527">Daraja’s<text:s/></text:span><text:span text:style-name="T528">Maji Matone<text:s/></text:span><text:span text:style-name="T529">water project was one of Twaweza’s earliest pilots aiming to use mobile phones to encourage citizens to monitor functionality of established pub</text:span><text:span text:style-name="T530">lic water points. Citizens were advised of a short code SMS they could text if they found that their water point was not working. Out of 829 messages received in the pilot phase, 183 met the criteria to be forwarded to the District Water Engineer, and 38 c</text:span><text:span text:style-name="T531">ame from the piloted area. As a result of the citizen monitoring pilot, 12 water points were repaired, benefitting approximately 24,000 people.<text:s/></text:span></text:p>
            <text:p text:style-name="P532">Twaweza partnered with HakiElimu and leading network Policy Forum to monitor the distribution of capitation grants to secondary schools. The task involved a simple exercise of calling 100 secondary school head teachers by mobile phone, two-three weeks after the January 31 deadline. Findings showed that 93 percent of the schools contacted had not received any money,<text:s/>and the few who had received an average of only TZS 517 per student (equivalent to 5% of the required amount). These findings were consistent with past experiences of funds being often delayed and inadequate. But the fact that the monitoring exercise had<text:s/>been announced got the authorities worried about the implications of the monitoring exercise, and spurred them into action. Ironically, even before the monitoring findings were published, the fact of the monitoring exercise triggered release of the full TZS 10,000 per student to schools.<text:s/></text:p>
            <text:p text:style-name="P533"><text:span text:style-name="T534">While Twaweza’s work is already showing some positive outcome results on the sectors of education and water, there is less evidence of similar trend on health sector. Twaweza is aware of this challenge and has plans to<text:s/></text:span><text:span text:style-name="T535">deepen engagements in health and water sectors from 2012 and beyond.</text:span></text:p>
          </table:table-cell>
        </table:table-row>
      </table:table>
      <text:p text:style-name="Normal"/>
      <text:p text:style-name="Normal"/>
      <text:p text:style-name="Normal"/>
      <table:table table:style-name="Table536">
        <table:table-columns>
          <table:table-column table:style-name="TableColumn537"/>
        </table:table-columns>
        <table:table-row table:style-name="TableRow538">
          <table:table-cell table:style-name="TableCell539">
            <text:h text:style-name="P540" text:outline-level="2">2. <text:s/>Costs and timescale</text:h>
          </table:table-cell>
        </table:table-row>
        <table:table-row table:style-name="TableRow541">
          <table:table-cell table:style-name="TableCell542">
            <text:p text:style-name="P543">2.1 <text:s/>Is the project on-track against financial forecasts: <text:s/>Yes</text:p>
            <text:p text:style-name="P544"/>
            <text:p text:style-name="P545"><text:span text:style-name="T546">2.2 Key cost drivers:<text:s/></text:span><text:span text:style-name="T547">costs of Twaweza’s inputs, particularly staff salaries and other<text:s/></text:span><text:span text:style-name="T548">overheads were 28% (against a target of 15%) of the total spend during the period under review. Costs of inputs were higher in 2011 as Twaweza actual programme spending was $3.6m (equivalent to 36% of the planned expenditure of $10m).</text:span></text:p>
            <text:p text:style-name="P549"/>
            <text:p text:style-name="P550">Twaweza’s investment<text:s/>approach is based on disbursing against delivery. Twaweza’s contracts with partners are explicitly constructed such that the better one does the more one gets. A key reason Twaweza have failed to ‘spend the budget’ is because of this approach; where partners have only ‘delivered’ at 50% level, they have only been paid 50%; and where demonstrable reports of achievements for 2011 have not been furnished, Twaweza did not disburse. This approach reduces and delays expenditures significantly. However, while paying up front in full is easy to do, Twaweza think building in such an incentive — fraught with problems as it is — is worth maintaining at its core. It helps create accountability and focus among Twaweza and its partners. Twaweza’s board and funding DPs endorsed this approach as a healthy one as it also seeks to deliver good value for money.<text:s/></text:p>
            <text:p text:style-name="P551"/>
            <text:p text:style-name="P552"><text:span text:style-name="T553"><text:s/>Twaweza’s costs are justified by: a) role of quality assurance, oversight and governance that is provided by HIVOS; b) quality of programme management provided by Tw</text:span><text:span text:style-name="T554">aweza – demonstrated by quality of policy briefs produced, ability to engage with policy makers at highest levels e.g. with Presidents in Tanzania and abroad on OGP; and c) solid results so far Twaweza have also demonstrated a clear understanding of vfm (s</text:span><text:span text:style-name="T555">ee examples below) which ensure maximum benefits and effective use of resources..</text:span></text:p>
            <text:p text:style-name="P556"/>
            <text:p text:style-name="P557"><text:span text:style-name="T558">2.3 Is the project on-track against original timescale: <text:s/>Yes.<text:s/></text:span></text:p>
          </table:table-cell>
        </table:table-row>
      </table:table>
      <text:p text:style-name="Normal"/>
      <text:p text:style-name="Normal"/>
      <table:table table:style-name="Table559">
        <table:table-columns>
          <table:table-column table:style-name="TableColumn560"/>
        </table:table-columns>
        <table:table-row table:style-name="TableRow561">
          <table:table-cell table:style-name="TableCell562">
            <text:h text:style-name="P563" text:outline-level="2">3. <text:s/>Evidence and Evaluation</text:h>
          </table:table-cell>
        </table:table-row>
        <table:table-row table:style-name="TableRow564">
          <table:table-cell table:style-name="TableCell565">
            <text:p text:style-name="P566">3.1 <text:s/>Assess any changes in evidence and implications for the project</text:p>
            <text:p text:style-name="P567"><text:span text:style-name="T568">Twaweza’s</text:span><text:span text:style-name="T569"><text:s/>Theory of Change (ToC): Exposed to the ferment of information, ideas, stories of change and practical tools, citizens across East Africa are making things happen, holding governments to account and improving lives. Twaweza gets behind this movement to mak</text:span><text:span text:style-name="T570">e it work even better, promoting information flows and public action, building on what works, trying out new ideas, and learning, documenting and sharing lessons.</text:span><text:span text:style-name="T571"><text:s/></text:span><text:span text:style-name="T572">This ToC has four main components: a) information types and imagination; b) information flow<text:s/></text:span><text:span text:style-name="T573">and partnerships; c) ecosystem effect and citizen agency; and d) improving service delivery.</text:span></text:p>
            <text:p text:style-name="P574">There were some good examples – outlined in the results section above – that illustrate that Twaweza’s ToC remains valid. They includes: a) The monitoring of flow<text:s/>of capitation grants to secondary schools which resulted into immediate release of funds to schools at a specified amount; and b) citizen monitoring of water point functionality where authorities took action to repair 22 water points responding to citizens<text:s/>action.<text:s/></text:p>
            <text:p text:style-name="P575"><text:span text:style-name="T576">Twaweza has commissioned independent evaluators - Amsterdam Institute for International Development – to systematically collect evidence over different aspects of Twaweza’s ToC. During the reporting period AIID spent most time in setting up the d</text:span><text:span text:style-name="T577">esigning arrangements. See details under 3.2 below.</text:span></text:p>
            <text:p text:style-name="P578"><text:span text:style-name="T579">3.2 Where</text:span><text:span text:style-name="T580"><text:s/>an evaluation is planned what progress has been made?</text:span></text:p>
            <text:p text:style-name="P581">In 2011, Twaweza finalized the recruitment of AIID and setting up the evaluation design of Twaweza’s citizen agency interventions. Their<text:s/>evaluation design has three main components: an econometric analysis based on changes over time, high-frequency (‘real time’)monitoring of Twaweza campaigns at the village level through monthly telephone interviews with 250 village informants over three years, and a package of qualitative methods to support interpretation of the results.</text:p>
            <text:p text:style-name="P582"><text:span text:style-name="T583">By end of 2011, AIID</text:span><text:span text:style-name="T584"><text:s/></text:span><text:span text:style-name="T585">had submitted the first report on the “listening device” component of their evaluation: “Setting up Sikiliza Project: Sharing Experiences”. The Sikiliz</text:span><text:span text:style-name="T586">a project is housed at the Institute of Rural Development Planning, Dodoma. The report describes the process of selecting and recruiting 250 informants from the villages that were sampled for the baseline survey, as well as the procedures that have been pu</text:span><text:span text:style-name="T587">t in place for bi-monthly telephone interviews, recording and management of data, reporting and communication. It also contains some first, emerging findings from the first few rounds of telephone interviews regarding service delivery and public action. Tw</text:span><text:span text:style-name="T588">aweza expect consecutive reports to present more detailed research data and analysis.</text:span></text:p>
            <text:p text:style-name="P589"/>
          </table:table-cell>
        </table:table-row>
      </table:table>
      <text:p text:style-name="Normal"/>
      <text:p text:style-name="Normal"/>
      <table:table table:style-name="Table590">
        <table:table-columns>
          <table:table-column table:style-name="TableColumn591"/>
        </table:table-columns>
        <table:table-row table:style-name="TableRow592">
          <table:table-cell table:style-name="TableCell593">
            <text:h text:style-name="P594" text:outline-level="2">4. <text:s/>Risk</text:h>
          </table:table-cell>
        </table:table-row>
        <table:table-row table:style-name="TableRow595">
          <table:table-cell table:style-name="TableCell596">
            <text:p text:style-name="P597">4.1 <text:s/>Output Risk Rating: <text:s/>Medium</text:p>
            <text:p text:style-name="P598"/>
            <text:list text:style-name="LFO9" text:continue-numbering="true">
              <text:list-item>
                <text:list>
                  <text:list-item>
                    <text:p text:style-name="P599">Assessment of the risk level</text:p>
                  </text:list-item>
                </text:list>
              </text:list-item>
            </text:list>
            <text:p text:style-name="P600"/>
            <text:p text:style-name="P601">A low risk is associated with delivery of output 1 and 3while medium level risk is<text:s/>associated with outputs 2, due to nature of specific interventions. The overall risk levels is therefore low-medium as Twaweza and partners are aware of the challenges especially the need to ensure partners have sufficient capacity and commitment to implement identified interventions.<text:s/></text:p>
          </table:table-cell>
        </table:table-row>
        <table:table-row table:style-name="TableRow602">
          <table:table-cell table:style-name="TableCell603">
            <text:p text:style-name="P604"/>
            <text:list text:style-name="LFO10" text:continue-numbering="true">
              <text:list-item>
                <text:list>
                  <text:list-item>
                    <text:p text:style-name="P605"><text:s/>Risk of funds not being used as intended</text:p>
                  </text:list-item>
                </text:list>
              </text:list-item>
            </text:list>
            <text:p text:style-name="P606"/>
            <text:p text:style-name="P607">The main financial risk associated with the project relates to channelling funds to partner organizations where there could be possibilities for misuse or fraud.<text:s/></text:p>
            <text:p text:style-name="P608"/>
            <text:p text:style-name="P609">Twaweza has zero<text:s/>tolerance for corruption, theft, fraud and dishonesty – applicable to employees, service providers and partners. Twaweza is subject to an annual external financial audit and, also annually, to an internal audit by HQ (HIVOS Netherlands).</text:p>
            <text:p text:style-name="P610"/>
            <text:p text:style-name="P611"><text:span text:style-name="T612">To mitigate poss</text:span><text:span text:style-name="T613">ibilities for misuse or fraud by partners, Twaweza’s agreement with partners is structured in terms of payments for services or outputs rather than focusing on inputs.<text:s/></text:span><text:span text:style-name="T614">Twaweza view this approach as bringing both a much higher level of accountability on res</text:span><text:span text:style-name="T615">ults that matters, as well as providing the partner with sufficient flexibility to adapt and deliver agreed results. For example the media framework agreement agrees on a detailed matrix of improvements and associated monitoring, and payment is made agains</text:span><text:span text:style-name="T616">t attainment of quality and quantity of outputs—if 100% or more achieved 100% is pad, if 65% achieved only 65% of the agreed amount is paid. In other words Twaweza uses cash on delivery service agreements, more akin to payments for goods and services succe</text:span><text:span text:style-name="T617">ssfully delivered, rather than traditional focus on inputs against agreed budgets.<text:s/></text:span></text:p>
            <text:p text:style-name="P618"/>
            <text:p text:style-name="P619"/>
            <text:p text:style-name="Normal"><text:span text:style-name="T620">4.4</text:span><text:span text:style-name="T621"><text:s text:c="3"/></text:span><text:span text:style-name="T622">Climate and Environment Risk</text:span></text:p>
            <text:p text:style-name="P623"/>
            <text:p text:style-name="P624">Twaweza is a low risk but provide medium opportunity in terms of addressing climate change and environment including improving the<text:s/>delivery of environmental services. Roles that CSOs such as Twaweza and partners can play in addressing environment and CC particularly include: i) increasing accountability in the delivery of services including environmental services, ii) increasing accountability in management and use of natural resources, and iii) increasing accountability in the collection and use of revenues collected. Twaweza partners notably Daraja was involved in promoting citizen engagement in the monitoring of functioning of water<text:s/>facilities. This resulted into 22 water points being repaired to benefit about 24,000 beneficiaries.<text:s/></text:p>
            <text:p text:style-name="P625"><text:span text:style-name="T626"><text:s/></text:span></text:p>
          </table:table-cell>
        </table:table-row>
      </table:table>
      <text:p text:style-name="Normal"/>
      <text:p text:style-name="Normal"/>
      <table:table table:style-name="Table627">
        <table:table-columns>
          <table:table-column table:style-name="TableColumn628"/>
        </table:table-columns>
        <table:table-row table:style-name="TableRow629">
          <table:table-cell table:style-name="TableCell630">
            <text:h text:style-name="Heading2" text:outline-level="2"><text:span text:style-name="T631">5</text:span><text:span text:style-name="T632">. <text:s/>Value for Money</text:span></text:h>
          </table:table-cell>
        </table:table-row>
        <table:table-row table:style-name="TableRow633">
          <table:table-cell table:style-name="TableCell634">
            <text:p text:style-name="P635">5.1 <text:s/>Performance on VfM measures</text:p>
            <text:list text:style-name="LFO11" text:continue-numbering="true">
              <text:list-item>
                <text:p text:style-name="P636">Economy: programme management and overhead costs to not exceed 15% of the total funding<text:s/>envelope. Twaweza’s inputs, particularly staff salaries and other overheads were 28% (against a target of 15%) of the total spend during the period under review. Costs of inputs were higher in 2011 as Twaweza actual programme spending was $3.6m (equivalent<text:s/>to 36% of the planned expenditure of $10m).</text:p>
              </text:list-item>
            </text:list>
            <text:p text:style-name="P637">Twaweza’s investment approach is based on disbursing against delivery. Twaweza’s contracts with partners are explicitly constructed such that the better one does the more one gets. A key reason Twaweza have failed to ‘spend the budget’ is because of this approach; where partners have only ‘delivered’ at 50% level, they have only been paid 50%; and where demonstrable reports of achievements for 2011 have not been furnished, Twaweza did not disburse. This approach<text:s/>reduces and delays expenditures significantly. However, while paying up front in full is easy to do, Twaweza think building in such an incentive — fraught with problems as it is — is worth maintaining at its core. It helps create accountability and focus among Twaweza and its partners. Twaweza’s board and funding DPs endorsed this approach as a healthy one as it also seeks to deliver good value for money.<text:s/></text:p>
            <text:p text:style-name="P638"><text:span text:style-name="T639">Twaweza’s costs are justified by: a) role of quality assurance, oversight and governance that is provi</text:span><text:span text:style-name="T640">ded by HIVOS; b) quality of programme management provided by Twaweza – demonstrated by quality of policy briefs produced, ability to engage with policy makers at highest levels e.g. with Presidents in Tanzania and abroad on OGP; and c) solid results so far</text:span><text:span text:style-name="T641"><text:s/>Twaweza have also demonstrated a clear understanding of vfm (see examples below) which ensure maximum benefits and effective use of resources..</text:span></text:p>
            <text:list text:style-name="LFO11" text:continue-numbering="true">
              <text:list-item>
                <text:p text:style-name="P642">Efficiency and Effectiveness: Twaweza delivers its core interventions through partnership arrangements. In order to ensure/promote efficiency and effectiveness, it has adopted VfM as one of the criteria for partnership. Twaweza uses output based budgets i.e. performance based (rather than input bases budgets) to ensure it achieves maximum VfM. This ensures that partner only receives financial resources that are directly commensurate with the results achieved.</text:p>
              </text:list-item>
              <text:list-item>
                <text:p text:style-name="P643">Twaweza seeks to promote VfM through paying an explicit focus on achieving results at scale and rigorous measurement of unit costs– each unit of reach or impact – how much does it cost. Twaweza structure approach emphasizes leveraging what works at scale – to bring significant additional gain at marginal additional cost (such as the media framework partnerships which at up to USD 150,000 leverage quality improvements in at least USD 10 million worth of programming value).</text:p>
              </text:list-item>
            </text:list>
            <text:p text:style-name="P644">Examples that demonstrate Twaweza’s VfM approach includes:<text:s/></text:p>
            <text:p text:style-name="P645">a) Twaweza entered into partnership with D.Light to distribute up to 100,000 re-chargeable solar lamps to secondary schools students and teachers in Tanzania, so as to provide them with an affordable, clean and healthy source of light. Twaweza found the technological intervention compelling; several studies have shown that access to clean, reliable light can improve learning and reduce illness, and the solar lamps would also help reduce carbon emissions and make light more affordable in the medium to long term. The arrangement was such that D.Light was given a challenge amount of USD 1.25 per additional light successfully sold to secondary schools, for up to 100,000 lights i.e. payment was based on performance: By end of 2011, only 38% of the target was reached and only 38% of the maximum amount was paid;</text:p>
            <text:p text:style-name="P646">b) Twaweza’s partnership with Tanzania Printing Services to distribute over 40 million copies of exercise books to 10 million children in Tanzania. Twaweza compensated the printer less than USD 0.001 per notebook;</text:p>
            <text:p text:style-name="P647"><text:span text:style-name="T648">c) Daladala TV engaged a consultant from SROI AFRICA (</text:span><text:a xlink:href="http://www.sroi-africa.com/" office:target-frame-name="_top" xlink:show="replace"><text:span text:style-name="T649">www.sroi-africa.com</text:span></text:a><text:span text:style-name="T650">) to cond</text:span><text:span text:style-name="T651">uct an analysis of the social impact of the television program Minibuzz (formerly Daladala) in Tanzania using Social Return on Investment methodology - a principles-based method for measuring extra-financial value (i.e., environmental and social value not<text:s/></text:span><text:span text:style-name="T652">currently reflected in conventional financial accounts) relative to resources invested. The results concluded that for every 1 USD spent by Daladala TV, there was a return of USD 30 in terms of social capital (change). There is a detailed report that outli</text:span><text:span text:style-name="T653">nes SROI methodology and how it was applied particularly on this project.</text:span></text:p>
            <text:p text:style-name="P654"><text:span text:style-name="T655">5.2 <text:s/>Commercial Improvement and Value for Money</text:span></text:p>
            <text:p text:style-name="P656"/>
            <text:p text:style-name="P657">To improve internal cost management, Twaweza has done a number of cost saving initiatives during the reporting period including: a) office-sharing with Tanzania Media Fund to maximize office space available; b) effective use of IT solutions e.g. doing telephone conference to reduce spending on its governance related meetings (this is important as some Advisory Members are based in Europe, USA and Asia); and c) emphasizing on recruiting talented staff from the local and regional markets.<text:s/></text:p>
            <text:p text:style-name="P658"/>
            <text:p text:style-name="P659">To ensure the delivery of VfM from spending DFID money, Twaweza uses partnership approach, payment for results and seeking to achieve results at a<text:s/>scale - key aspects of Twaweza commercial improvements and value for money.<text:s/></text:p>
            <text:p text:style-name="P660"/>
            <text:p text:style-name="P661">The procurement key services and products e.g. procurement of the independent monitoring services from Amsterdam Institute of International Development (AIID) was done through a<text:s/>competitive tender process with clear ToR and clear evaluation criteria.<text:s/></text:p>
            <text:p text:style-name="P662"/>
            <text:p text:style-name="P663"/>
            <text:list text:style-name="LFO12" text:continue-numbering="true">
              <text:list-item>
                <text:list>
                  <text:list-item>
                    <text:p text:style-name="P664">Role of project partners</text:p>
                  </text:list-item>
                </text:list>
              </text:list-item>
            </text:list>
            <text:p text:style-name="P665"/>
            <text:p text:style-name="P666">Twaweza programme has good examples (see 5.1 above) that serves as evidence of project partners demonstrating commitment to value for money in the implementation of their activities. Increased Twaweza’s focus and monitoring of partners’ VfM will in future generate more evidence and information on how partners and the programme as a whole is effectively delivery good VfM.</text:p>
            <text:p text:style-name="P667"/>
            <text:p text:style-name="P668">5.4 <text:s/>Does the project still represent Value for Money : Y/N<text:s/></text:p>
            <text:p text:style-name="P669"/>
            <text:p text:style-name="P670">Yes</text:p>
            <text:p text:style-name="P671"><text:span text:style-name="T672">Twaweza programme represents good value for money. There are good examples (as cited above) that demonstrate how Twaweza is seeking to deliver good value for money through its work.<text:s/></text:span><text:span text:style-name="T673">Twaweza’s partnership with Tanzania Printin</text:span><text:span text:style-name="T674">g Services to print and distribute messages on at least 40 million exercise books is a good example. Each exercise book featured messages that promote basic literacy and numeracy and were able to reach about 10 million children across the country at a cost</text:span><text:span text:style-name="T675"><text:s/>of USD1.00 per 1,000 exercise books.<text:s/></text:span><text:span text:style-name="T676">Daladala TV engaged a consultant from SROI AFRICA (</text:span><text:a xlink:href="http://www.sroi-africa.com/" office:target-frame-name="_top" xlink:show="replace"><text:span text:style-name="T677">www.sroi-africa.com</text:span></text:a><text:span text:style-name="T678">) to conduct an analysis of the social impact of the television program Minibuzz (formerly Daladala) in</text:span><text:span text:style-name="T679"><text:s/>Tanzania using Social Return on Investment methodology - a principles-based method for measuring extra-financial value (i.e., environmental and social value not currently reflected in conventional financial accounts) relative to resources invested. The re</text:span><text:span text:style-name="T680">sults concluded that for every 1 USD spent by Daladala TV, there was a return of USD 30 in terms of social capital (value of the social change). There is a detailed report that outlines SROI methodology and how it was applied particularly on this project.</text:span></text:p>
            <text:p text:style-name="P681"/>
            <text:p text:style-name="P682"/>
            <text:p text:style-name="P683">5.5 <text:s/>If not, what action will you take?</text:p>
            <text:p text:style-name="P684"/>
            <text:p text:style-name="P685"/>
          </table:table-cell>
        </table:table-row>
      </table:table>
      <text:p text:style-name="Normal"/>
      <table:table table:style-name="Table686">
        <table:table-columns>
          <table:table-column table:style-name="TableColumn687"/>
        </table:table-columns>
        <table:table-row table:style-name="TableRow688">
          <table:table-cell table:style-name="TableCell689">
            <text:h text:style-name="P690" text:outline-level="2">6. <text:s/>Conditionality</text:h>
          </table:table-cell>
        </table:table-row>
        <table:table-row table:style-name="TableRow691">
          <table:table-cell table:style-name="TableCell692">
            <text:p text:style-name="P693"/>
            <text:p text:style-name="P694">6.1 <text:s/>Update on specific conditions<text:s/></text:p>
            <text:p text:style-name="P695">N/A</text:p>
            <text:p text:style-name="P696"/>
          </table:table-cell>
        </table:table-row>
      </table:table>
      <text:p text:style-name="Normal"/>
      <text:p text:style-name="Normal"/>
      <table:table table:style-name="Table697">
        <table:table-columns>
          <table:table-column table:style-name="TableColumn698"/>
        </table:table-columns>
        <table:table-row table:style-name="TableRow699">
          <table:table-cell table:style-name="TableCell700">
            <text:h text:style-name="P701" text:outline-level="2">7. <text:s/>Conclusions and actions</text:h>
          </table:table-cell>
        </table:table-row>
        <table:table-row table:style-name="TableRow702">
          <table:table-cell table:style-name="TableCell703">
            <text:p text:style-name="P704"/>
            <text:p text:style-name="P705">The programme is performing well, meeting the majority of output milestones. The following are main conclusions and<text:s/>actions:</text:p>
            <text:p text:style-name="P706"/>
            <text:list text:style-name="LFO13" text:continue-numbering="true">
              <text:list-item>
                <text:p text:style-name="P707">As support to mass media broadcasters such as Sahara Communications continue, Twaweza should seek to devise and ensure each media outlet has clear mechanisms to collect listener and viewer feedback;</text:p>
              </text:list-item>
            </text:list>
            <text:p text:style-name="P708"/>
            <text:list text:style-name="LFO13" text:continue-numbering="true">
              <text:list-item>
                <text:p text:style-name="P709">Twaweza to implements recommendations from the independent study/review that identified key triggers and conditions under which information and communication leads to stimulating change by citizens;<text:s/></text:p>
              </text:list-item>
            </text:list>
            <text:p text:style-name="P710"/>
            <text:list text:style-name="LFO13" text:continue-numbering="true">
              <text:list-item>
                <text:p text:style-name="P711">Twaweza to ensure that lessons and experience gained from the use of mobile phones to monitor services and collect information inform the design of the planned Wananchi Survey to be rolled out country-wide in 2012;</text:p>
              </text:list-item>
            </text:list>
            <text:p text:style-name="P712"/>
            <text:list text:style-name="LFO13" text:continue-numbering="true">
              <text:list-item>
                <text:p text:style-name="P713">Twaweza to disseminate more information on its engagement in OGP process more widely to ensure global knowledge and experience gained inform<text:s/>the process locally in Tanzania;</text:p>
              </text:list-item>
            </text:list>
            <text:p text:style-name="P714"/>
            <text:list text:style-name="LFO13" text:continue-numbering="true">
              <text:list-item>
                <text:p text:style-name="P715">Twaweza plans to explore possibilities for designing and implementing Uwezo like interventions in the health and water sectors from 2012 onwards;</text:p>
              </text:list-item>
            </text:list>
            <text:p text:style-name="P716"/>
            <text:list text:style-name="LFO13" text:continue-numbering="true">
              <text:list-item>
                <text:p text:style-name="P717">Since Twaweza’s evaluation was planned in 2011, DFID will need to review whether Twaweza’s planned evaluation meets HQ criteria in terms of quality, governance, process etc.<text:s/></text:p>
              </text:list-item>
            </text:list>
            <text:p text:style-name="P718"/>
            <text:list text:style-name="LFO13" text:continue-numbering="true">
              <text:list-item>
                <text:p text:style-name="P719">DFID to discuss and agree with Twaweza on some specific VfM measures to track using the 3Es framework for the remainder of the programme;</text:p>
              </text:list-item>
            </text:list>
            <text:p text:style-name="P720"/>
            <text:list text:style-name="LFO13" text:continue-numbering="true">
              <text:list-item>
                <text:p text:style-name="P721"/>
              </text:list-item>
            </text:list>
          </table:table-cell>
        </table:table-row>
      </table:table>
      <text:p text:style-name="Normal"/>
      <text:p text:style-name="Normal"/>
      <table:table table:style-name="Table722">
        <table:table-columns>
          <table:table-column table:style-name="TableColumn723"/>
        </table:table-columns>
        <table:table-row table:style-name="TableRow724">
          <table:table-cell table:style-name="TableCell725">
            <text:h text:style-name="P726" text:outline-level="2">8. <text:s/>Review<text:s/>Process</text:h>
          </table:table-cell>
        </table:table-row>
        <table:table-row table:style-name="TableRow727">
          <table:table-cell table:style-name="TableCell728">
            <text:p text:style-name="P729"/>
            <text:p text:style-name="P730">This review was drafted by DFID staff based on Twaweza Annual Report (2011).</text:p>
            <text:p text:style-name="P731"/>
          </table:table-cell>
        </table:table-row>
      </table:table>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0"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language-asian="en" style:country-asian="GB" fo:hyphenate="false"/>
    </style:style>
    <style:style style:name="EndnoteText" style:display-name="Endnote Text" style:family="paragraph" style:parent-style-name="Normal">
      <style:text-properties style:font-name-complex="Arial" fo:font-size="10pt" style:font-size-asian="10pt" style:font-size-complex="10pt" fo:hyphenate="false"/>
    </style:style>
    <style:style style:name="EndnoteTextChar" style:display-name="Endnote Text Char" style:family="text">
      <style:text-properties style:font-name="Arial" style:font-name-complex="Arial" style:language-asian="en" style:country-asian="US"/>
    </style:style>
    <style:style style:name="EndnoteReference" style:display-name="Endnote Reference" style:family="text">
      <style:text-properties style:text-position="super 65%"/>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top="0.0902in" fo:margin-bottom="0.0902in" style:line-height-at-least="0.1805in"/>
      <style:text-properties style:font-name="Times New Roman" fo:font-size="11pt" style:font-size-asian="11pt" style:font-size-complex="10pt" fo:hyphenate="false"/>
    </style:style>
    <style:style style:name="BodyTextChar" style:display-name="Body Text Char" style:family="text">
      <style:text-properties fo:font-size="11pt" style:font-size-asian="11pt" style:language-asian="en" style:country-asian="US"/>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text-properties style:font-name="Arial" style:language-asian="en" style:country-asian="US"/>
    </style:style>
    <style:style style:name="FootnoteReference" style:display-name="Footnote Reference" style:family="text">
      <style:text-properties style:text-position="super 65%"/>
    </style:style>
    <style:style style:name="CharCharCharCharCharChar" style:display-name="Char Char Char Char Char Char" style:family="paragraph" style:parent-style-name="Normal">
      <style:paragraph-properties fo:margin-bottom="0.1111in" fo:line-height="0.1666in"/>
      <style:text-properties fo:font-size="10pt" style:font-size-asian="10pt" style:font-size-complex="10pt" fo:language="en" fo:country="IE"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fo:font-weight="normal" style:font-weight-asian="norma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0784in" text:min-label-width="0.1972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0416in" text:min-label-width="0.1972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text:list-style style:name="LFO8">
      <text:list-level-style-number text:level="1" style:num-format="1">
        <style:list-level-properties text:space-before="0in" text:min-label-width="0.2916in"/>
      </text:list-level-style-number>
      <text:list-level-style-number text:level="2" style:num-format="1" text:display-levels="2" text:start-value="4">
        <style:list-level-properties text:space-before="0in" text:min-label-width="0.2916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9">
      <text:list-level-style-number text:level="1" style:num-format="1" text:start-value="4">
        <style:list-level-properties text:space-before="0in" text:min-label-width="0.302in"/>
      </text:list-level-style-number>
      <text:list-level-style-number text:level="2" style:num-format="1" text:display-levels="2" text:start-value="2">
        <style:list-level-properties text:space-before="0in" text:min-label-width="0.302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10">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format="1" text:start-value="5">
        <style:list-level-properties text:space-before="0in" text:min-label-width="0.2916in"/>
      </text:list-level-style-number>
      <text:list-level-style-number text:level="2" style:num-format="1" text:display-levels="2" text:start-value="3">
        <style:list-level-properties text:space-before="0in" text:min-label-width="0.2916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13">
      <text:list-level-style-bullet text:level="1" text:style-name="WW_CharLFO13LVL1" text:bullet-char="">
        <style:list-level-properties text:space-before="0in" text:min-label-width="0.1972in"/>
        <style:text-properties style:font-name="Symbol"/>
      </text:list-level-style-bullet>
      <text:list-level-style-bullet text:level="2" text:style-name="WW_CharLFO13LVL2" text:bullet-char="">
        <style:list-level-properties text:space-before="0.75in" text:min-label-width="0.25in"/>
        <style:text-properties style:font-name="Symbol"/>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
    <dc:creator/>
    <meta:creation-date>2016-04-04T05:41:00Z</meta:creation-date>
    <dc:date>2016-04-04T05:41:00Z</dc:date>
    <meta:template xlink:href="Normal.dotm" xlink:type="simple"/>
    <meta:editing-cycles>1</meta:editing-cycles>
    <meta:editing-duration>PT0S</meta:editing-duration>
    <meta:document-statistic meta:page-count="4" meta:paragraph-count="103" meta:word-count="7710" meta:character-count="51557" meta:row-count="366" meta:non-whitespace-character-count="43950"/>
  </office:meta>
</office:document-meta>
</file>